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72mm"/>
    </style:style>
    <style:style style:name="co2" style:family="table-column">
      <style:table-column-properties fo:break-before="auto" style:column-width="21.6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ta1" style:family="table" style:master-page-name="PageStyle_5f_Tanda1">
      <style:table-properties table:display="true" style:writing-mode="lr-tb"/>
    </style:style>
    <style:style style:name="ta2" style:family="table" style:master-page-name="PageStyle_5f_Tanda2">
      <style:table-properties table:display="true" style:writing-mode="lr-tb"/>
    </style:style>
    <style:style style:name="ta3" style:family="table" style:master-page-name="PageStyle_5f_Tanda3">
      <style:table-properties table:display="true" style:writing-mode="lr-tb"/>
    </style:style>
    <style:style style:name="ta4" style:family="table" style:master-page-name="PageStyle_5f_Tanda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0.74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c0c0c0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1.76pt solid #000000"/>
    </style:style>
    <style:style style:name="ce1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17" style:family="table-cell" style:parent-style-name="Default">
      <style:table-cell-properties fo:border-bottom="0.74pt solid #000000" fo:background-color="#c0c0c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1.76pt solid #000000"/>
    </style:style>
    <style:style style:name="ce20" style:family="table-cell" style:parent-style-name="Default">
      <style:table-cell-properties fo:border-bottom="0.74pt solid #000000" fo:background-color="#c0c0c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2">
      <style:table-cell-properties fo:border-bottom="0.06pt solid #000000" style:diagonal-bl-tr="none" style:diagonal-tl-br="none" fo:border-left="1.76pt solid #000000" fo:padding="0.71mm" fo:border-right="0.06pt solid #000000" style:rotation-align="none" fo:border-top="0.74pt solid #000000"/>
    </style:style>
    <style:style style:name="ce22" style:family="table-cell" style:parent-style-name="Default" style:data-style-name="N2">
      <style:table-cell-properties fo:border-bottom="0.06pt solid #000000" style:diagonal-bl-tr="none" style:diagonal-tl-br="none" fo:border-left="1.76pt solid #000000" fo:padding="0.71mm" fo:border-right="0.06pt solid #000000" style:rotation-align="none" fo:border-top="0.06pt solid #000000"/>
    </style:style>
    <style:style style:name="ce23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0.06pt solid #000000" style:rotation-align="none" fo:border-top="0.06pt solid #000000"/>
    </style:style>
    <style:style style:name="ce24" style:family="table-cell" style:parent-style-name="Default" style:data-style-name="N128">
      <style:table-cell-properties fo:border-bottom="1.76pt solid #000000" style:diagonal-bl-tr="none" style:diagonal-tl-br="none" fo:border-left="1.76pt solid #000000" fo:padding="0.71mm" fo:border-right="0.06pt solid #000000" style:rotation-align="none" fo:border-top="1.76pt solid #000000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0.74pt solid #000000" fo:padding="0.71mm" fo:border-right="0.06pt solid #000000" style:rotation-align="none" fo:border-top="1.76pt solid #000000"/>
    </style:style>
    <style:style style:name="ce28" style:family="table-cell" style:parent-style-name="Default">
      <style:table-cell-properties fo:border-bottom="0.06pt solid #000000" style:diagonal-bl-tr="none" style:diagonal-tl-br="none" fo:border-left="0.74pt solid #000000" fo:padding="0.71mm" fo:border-right="0.06pt solid #000000" style:rotation-align="none" fo:border-top="0.06pt solid #000000"/>
    </style:style>
    <style:style style:name="ce29" style:family="table-cell" style:parent-style-name="Default">
      <style:table-cell-properties fo:border-bottom="1.76pt solid #000000" style:diagonal-bl-tr="none" style:diagonal-tl-br="none" fo:border-left="0.74pt solid #000000" fo:padding="0.71mm" fo:border-right="0.06pt solid #000000" style:rotation-align="none" fo:border-top="0.06pt solid #000000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11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order-bottom="0.06pt solid #000000" style:diagonal-bl-tr="none" style:diagonal-tl-br="none" fo:border-left="0.06pt solid #000000" fo:padding="0.71mm" fo:border-right="0.06pt solid #000000" style:rotation-align="none" fo:border-top="0.74pt solid #000000"/>
    </style:style>
    <style:style style:name="ce34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ce35" style:family="table-cell" style:parent-style-name="Default" style:data-style-name="N2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1.76pt solid #000000"/>
    </style:style>
    <style:style style:name="ce3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40" style:family="table-cell" style:parent-style-name="Default">
      <style:table-cell-properties fo:border-bottom="1.76pt solid #000000" style:diagonal-bl-tr="none" style:diagonal-tl-br="none" fo:border-left="0.06pt solid #000000" fo:padding="0.71mm" fo:border-right="0.06pt solid #000000" style:rotation-align="none" fo:border-top="0.06pt solid #000000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1.76pt solid #000000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fo:border-left="0.06pt solid #000000" fo:padding="0.71mm" fo:border-right="1.76pt solid #000000" style:rotation-align="none" fo:border-top="1.76pt solid #000000"/>
    </style:style>
    <style:style style:name="ce45" style:family="table-cell" style:parent-style-name="Default">
      <style:table-cell-properties fo:border-bottom="0.06pt solid #000000" style:diagonal-bl-tr="none" style:diagonal-tl-br="none" fo:border-left="0.06pt solid #000000" fo:padding="0.71mm" fo:border-right="1.76pt solid #000000" style:rotation-align="none" fo:border-top="0.06pt solid #000000"/>
    </style:style>
    <style:style style:name="ce46" style:family="table-cell" style:parent-style-name="Default">
      <style:table-cell-properties fo:border-bottom="1.76pt solid #000000" style:diagonal-bl-tr="none" style:diagonal-tl-br="none" fo:border-left="0.06pt solid #000000" fo:padding="0.71mm" fo:border-right="1.76pt solid #000000" style:rotation-align="none" fo:border-top="0.06pt solid #000000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48" style:family="table-cell" style:parent-style-name="Default" style:data-style-name="N11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ce50" style:family="table-cell" style:parent-style-name="Default" style:data-style-name="N2">
      <style:table-cell-properties fo:border-bottom="0.06pt solid #000000" style:diagonal-bl-tr="none" style:diagonal-tl-br="none" fo:border-left="0.06pt solid #000000" fo:padding="0.71mm" fo:border-right="none" style:rotation-align="none" fo:border-top="0.74pt solid #000000"/>
    </style:style>
    <style:style style:name="ce51" style:family="table-cell" style:parent-style-name="Default" style:data-style-name="N2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52" style:family="table-cell" style:parent-style-name="Default" style:data-style-name="N2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53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none" style:rotation-align="none" fo:border-top="1.76pt solid #000000"/>
    </style:style>
    <style:style style:name="ce54" style:family="table-cell" style:parent-style-name="Default" style:data-style-name="N128">
      <style:table-cell-properties fo:border-bottom="1.76pt solid #000000" style:diagonal-bl-tr="none" style:diagonal-tl-br="none" fo:border-left="1.76pt solid #000000" fo:padding="0.71mm" fo:border-right="2.49pt solid #000000" style:rotation-align="none" fo:border-top="2.49pt solid #000000"/>
    </style:style>
    <style:style style:name="ce55" style:family="table-cell" style:parent-style-name="Default" style:data-style-name="N128">
      <style:table-cell-properties fo:border-bottom="1.76pt solid #000000" style:diagonal-bl-tr="none" style:diagonal-tl-br="none" fo:border-left="2.49pt solid #000000" fo:padding="0.71mm" fo:border-right="2.49pt solid #000000" style:rotation-align="none" fo:border-top="2.49pt solid #000000"/>
    </style:style>
    <style:style style:name="ce56" style:family="table-cell" style:parent-style-name="Default" style:data-style-name="N2">
      <style:table-cell-properties fo:border-bottom="0.06pt solid #000000" style:diagonal-bl-tr="none" style:diagonal-tl-br="none" fo:border-left="0.06pt solid #000000" fo:padding="0.71mm" fo:border-right="0.74pt solid #000000" style:rotation-align="none" fo:border-top="0.74pt solid #000000"/>
    </style:style>
    <style:style style:name="ce57" style:family="table-cell" style:parent-style-name="Default" style:data-style-name="N2">
      <style:table-cell-properties fo:border-bottom="0.06pt solid #000000" style:diagonal-bl-tr="none" style:diagonal-tl-br="none" fo:border-left="0.06pt solid #000000" fo:padding="0.71mm" fo:border-right="0.74pt solid #000000" style:rotation-align="none" fo:border-top="0.06pt solid #000000"/>
    </style:style>
    <style:style style:name="ce58" style:family="table-cell" style:parent-style-name="Default" style:data-style-name="N2">
      <style:table-cell-properties fo:border-bottom="none" style:diagonal-bl-tr="none" style:diagonal-tl-br="none" fo:border-left="0.06pt solid #000000" fo:padding="0.71mm" fo:border-right="0.74pt solid #000000" style:rotation-align="none" fo:border-top="0.06pt solid #000000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</style:style>
    <style:style style:name="ce6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6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Tand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3"/>
          <table:table-cell table:style-name="ce36" office:value-type="string" calcext:value-type="string">
            <text:p>Tanda de Experimentos Nº 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ametros del Calculo de C.M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m. Celdas: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3" office:value-type="string" calcext:value-type="string">
            <text:p>Nº Planos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4"/>
          <table:table-cell table:style-name="ce49"/>
          <table:table-cell table:number-columns-repeated="1017"/>
        </table:table-row>
        <table:table-row table:style-name="ro2">
          <table:table-cell table:style-name="ce3" office:value-type="string" calcext:value-type="string">
            <text:p>Limites: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8" calcext:value-type="float">
            <text:p>128</text:p>
          </table:table-cell>
          <table:table-cell table:style-name="ce49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ezas: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2x2</text:p>
          </table:table-cell>
          <table:table-cell table:style-name="ce12" office:value-type="string" calcext:value-type="string">
            <text:p>3x3</text:p>
          </table:table-cell>
          <table:table-cell table:style-name="ce12" office:value-type="string" calcext:value-type="string">
            <text:p>4x4</text:p>
          </table:table-cell>
          <table:table-cell table:style-name="ce12" office:value-type="string" calcext:value-type="string">
            <text:p>5x5</text:p>
          </table:table-cell>
          <table:table-cell table:style-name="ce49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SI</text:p>
          </table:table-cell>
          <table:table-cell table:style-name="ce11" office:value-type="string" calcext:value-type="string">
            <text:p>NO</text:p>
          </table:table-cell>
          <table:table-cell table:style-name="ce4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Tasa de Erro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Euclide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>
            <draw:frame draw:z-index="0" draw:name="Chart 1" draw:style-name="gr1" draw:text-style-name="P1" svg:width="110.14mm" svg:height="71.97mm" svg:x="3.51mm" svg:y="0mm">
              <draw:object draw:notify-on-update-of-ranges="Tanda1.C18:Tanda1.F18 Tanda1.C30:Tanda1.F30 Tanda1.C49:Tanda1.F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19:.C28])" office:value-type="float" office:value="34" calcext:value-type="float">
            <text:p>34</text:p>
          </table:table-cell>
          <table:table-cell table:style-name="ce30" table:formula="of:=SUM([.D19:.D28])" office:value-type="float" office:value="5" calcext:value-type="float">
            <text:p>5</text:p>
          </table:table-cell>
          <table:table-cell table:style-name="ce30" table:formula="of:=SUM([.E19:.E28])" office:value-type="float" office:value="127" calcext:value-type="float">
            <text:p>127</text:p>
          </table:table-cell>
          <table:table-cell table:style-name="ce47" table:formula="of:=SUM([.F19:.F28])"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29]/640" office:value-type="percentage" office:value="0.053125" calcext:value-type="percentage">
            <text:p>5,31 %</text:p>
          </table:table-cell>
          <table:table-cell table:style-name="ce31" table:formula="of:=[.D29]/640" office:value-type="percentage" office:value="0.0078125" calcext:value-type="percentage">
            <text:p>0,78 %</text:p>
          </table:table-cell>
          <table:table-cell table:style-name="ce31" table:formula="of:=[.E29]/640" office:value-type="percentage" office:value="0.1984375" calcext:value-type="percentage">
            <text:p>19,84 %</text:p>
          </table:table-cell>
          <table:table-cell table:style-name="ce48" table:formula="of:=[.F29]/640" office:value-type="percentage" office:value="0.0109375" calcext:value-type="percentage">
            <text:p>1,09 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Ma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38:.C47])" office:value-type="float" office:value="29" calcext:value-type="float">
            <text:p>29</text:p>
          </table:table-cell>
          <table:table-cell table:style-name="ce30" table:formula="of:=SUM([.D38:.D47])" office:value-type="float" office:value="5" calcext:value-type="float">
            <text:p>5</text:p>
          </table:table-cell>
          <table:table-cell table:style-name="ce30" table:formula="of:=SUM([.E38:.E47])" office:value-type="float" office:value="121" calcext:value-type="float">
            <text:p>121</text:p>
          </table:table-cell>
          <table:table-cell table:style-name="ce47" table:formula="of:=SUM([.F38:.F47])"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48]/640" office:value-type="percentage" office:value="0.0453125" calcext:value-type="percentage">
            <text:p>4,53 %</text:p>
          </table:table-cell>
          <table:table-cell table:style-name="ce31" table:formula="of:=[.D48]/640" office:value-type="percentage" office:value="0.0078125" calcext:value-type="percentage">
            <text:p>0,78 %</text:p>
          </table:table-cell>
          <table:table-cell table:style-name="ce31" table:formula="of:=[.E48]/640" office:value-type="percentage" office:value="0.1890625" calcext:value-type="percentage">
            <text:p>18,91 %</text:p>
          </table:table-cell>
          <table:table-cell table:style-name="ce48" table:formula="of:=[.F48]/640" office:value-type="percentage" office:value="0.0109375" calcext:value-type="percentage">
            <text:p>1,09 %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" office:value-type="string" calcext:value-type="string">
            <text:p>Tiempos de Ejecución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>
            <draw:frame draw:z-index="1" draw:name="Chart 2" draw:style-name="gr1" draw:text-style-name="P1" svg:width="130.41mm" svg:height="63.76mm" svg:x="7.04mm" svg:y="0.54mm">
              <draw:object draw:notify-on-update-of-ranges="Tanda1.B57:Tanda1.B57 Tanda1.D57:Tanda1.D57 Tanda1.F57:Tanda1.F57 Tanda1.H57:Tanda1.H57 Tanda1.J57:Tanda1.J57  Tanda1.B69:Tanda1.B69 Tanda1.D69:Tanda1.D69 Tanda1.F69:Tanda1.F69 Tanda1.H69:Tanda1.H69 Tanda1.J69:Tanda1.J69  Tanda1.C69:Tanda1.C69 Tanda1.E69:Tanda1.E69 Tanda1.G69:Tanda1.G69 Tanda1.I69:Tanda1.I69 Tanda1.K69:Tanda1.K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aquero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1" calcext:value-type="float">
            <text:p>1,10</text:p>
          </table:table-cell>
          <table:table-cell table:style-name="ce33" office:value-type="float" office:value="1.04" calcext:value-type="float">
            <text:p>1,04</text:p>
          </table:table-cell>
          <table:table-cell table:style-name="ce33" office:value-type="float" office:value="5.82" calcext:value-type="float">
            <text:p>5,82</text:p>
          </table:table-cell>
          <table:table-cell table:style-name="ce33" office:value-type="float" office:value="5.83" calcext:value-type="float">
            <text:p>5,83</text:p>
          </table:table-cell>
          <table:table-cell table:style-name="ce33" office:value-type="float" office:value="5.66" calcext:value-type="float">
            <text:p>5,66</text:p>
          </table:table-cell>
          <table:table-cell table:style-name="ce50" office:value-type="float" office:value="5.71" calcext:value-type="float">
            <text:p>5,71</text:p>
          </table:table-cell>
          <table:table-cell table:number-columns-repeated="2" table:style-name="ce33" office:value-type="float" office:value="5.88" calcext:value-type="float">
            <text:p>5,88</text:p>
          </table:table-cell>
          <table:table-cell table:style-name="ce33" office:value-type="float" office:value="5" calcext:value-type="float">
            <text:p>5,00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87" calcext:value-type="float">
            <text:p>5,87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72" calcext:value-type="float">
            <text:p>5,72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" calcext:value-type="float">
            <text:p>5,00</text:p>
          </table:table-cell>
          <table:table-cell table:style-name="ce57" office:value-type="float" office:value="4.84" calcext:value-type="float">
            <text:p>4,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3" calcext:value-type="float">
            <text:p>5,83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66" calcext:value-type="float">
            <text:p>5,66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9" calcext:value-type="float">
            <text:p>4,99</text:p>
          </table:table-cell>
          <table:table-cell table:style-name="ce57" office:value-type="float" office:value="4.84" calcext:value-type="float">
            <text:p>4,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66" calcext:value-type="float">
            <text:p>5,66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5" calcext:value-type="float">
            <text:p>4,95</text:p>
          </table:table-cell>
          <table:table-cell table:style-name="ce57" office:value-type="float" office:value="4.77" calcext:value-type="float">
            <text:p>4,7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1.09" calcext:value-type="float">
            <text:p>1,09</text:p>
          </table:table-cell>
          <table:table-cell table:style-name="ce34" office:value-type="float" office:value="5.83" calcext:value-type="float">
            <text:p>5,83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65" calcext:value-type="float">
            <text:p>5,65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" calcext:value-type="float">
            <text:p>5,00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77" calcext:value-type="float">
            <text:p>5,77</text:p>
          </table:table-cell>
          <table:table-cell table:style-name="ce34" office:value-type="float" office:value="5.6" calcext:value-type="float">
            <text:p>5,60</text:p>
          </table:table-cell>
          <table:table-cell table:style-name="ce51" office:value-type="float" office:value="5.66" calcext:value-type="float">
            <text:p>5,66</text:p>
          </table:table-cell>
          <table:table-cell table:number-columns-repeated="2" table:style-name="ce34" office:value-type="float" office:value="5.77" calcext:value-type="float">
            <text:p>5,77</text:p>
          </table:table-cell>
          <table:table-cell table:style-name="ce34" office:value-type="float" office:value="4.88" calcext:value-type="float">
            <text:p>4,88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8" calcext:value-type="float">
            <text:p>5,88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65" calcext:value-type="float">
            <text:p>5,65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89" calcext:value-type="float">
            <text:p>4,89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1.09" calcext:value-type="float">
            <text:p>1,09</text:p>
          </table:table-cell>
          <table:table-cell table:style-name="ce34" office:value-type="float" office:value="1.04" calcext:value-type="float">
            <text:p>1,04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65" calcext:value-type="float">
            <text:p>5,65</text:p>
          </table:table-cell>
          <table:table-cell table:style-name="ce51" office:value-type="float" office:value="5.71" calcext:value-type="float">
            <text:p>5,71</text:p>
          </table:table-cell>
          <table:table-cell table:number-columns-repeated="2" table:style-name="ce34" office:value-type="float" office:value="5.83" calcext:value-type="float">
            <text:p>5,83</text:p>
          </table:table-cell>
          <table:table-cell table:style-name="ce34" office:value-type="float" office:value="4.89" calcext:value-type="float">
            <text:p>4,89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66" calcext:value-type="float">
            <text:p>5,66</text:p>
          </table:table-cell>
          <table:table-cell table:style-name="ce51" office:value-type="float" office:value="5.65" calcext:value-type="float">
            <text:p>5,65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4" calcext:value-type="float">
            <text:p>4,94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1.16" calcext:value-type="float">
            <text:p>1,16</text:p>
          </table:table-cell>
          <table:table-cell table:style-name="ce35" office:value-type="float" office:value="1.1" calcext:value-type="float">
            <text:p>1,10</text:p>
          </table:table-cell>
          <table:table-cell table:style-name="ce35" office:value-type="float" office:value="5.83" calcext:value-type="float">
            <text:p>5,83</text:p>
          </table:table-cell>
          <table:table-cell table:style-name="ce35" office:value-type="float" office:value="5.82" calcext:value-type="float">
            <text:p>5,82</text:p>
          </table:table-cell>
          <table:table-cell table:style-name="ce35" office:value-type="float" office:value="5.66" calcext:value-type="float">
            <text:p>5,66</text:p>
          </table:table-cell>
          <table:table-cell table:style-name="ce52" office:value-type="float" office:value="5.66" calcext:value-type="float">
            <text:p>5,66</text:p>
          </table:table-cell>
          <table:table-cell table:number-columns-repeated="2" table:style-name="ce35" office:value-type="float" office:value="5.82" calcext:value-type="float">
            <text:p>5,82</text:p>
          </table:table-cell>
          <table:table-cell table:style-name="ce35" office:value-type="float" office:value="4.94" calcext:value-type="float">
            <text:p>4,94</text:p>
          </table:table-cell>
          <table:table-cell table:style-name="ce58" office:value-type="float" office:value="4.78" calcext:value-type="float">
            <text:p>4,78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59:.B68])" office:value-type="float" office:value="1.1" calcext:value-type="float">
            <text:p>1,100</text:p>
          </table:table-cell>
          <table:table-cell table:style-name="ce24" table:formula="of:=AVERAGE([.C59:.C68])" office:value-type="float" office:value="1.087" calcext:value-type="float">
            <text:p>1,087</text:p>
          </table:table-cell>
          <table:table-cell table:style-name="ce24" table:formula="of:=AVERAGE([.D59:.D68])" office:value-type="float" office:value="5.829" calcext:value-type="float">
            <text:p>5,829</text:p>
          </table:table-cell>
          <table:table-cell table:style-name="ce24" table:formula="of:=AVERAGE([.E59:.E68])" office:value-type="float" office:value="5.822" calcext:value-type="float">
            <text:p>5,822</text:p>
          </table:table-cell>
          <table:table-cell table:style-name="ce24" table:formula="of:=AVERAGE([.F59:.F68])" office:value-type="float" office:value="5.653" calcext:value-type="float">
            <text:p>5,653</text:p>
          </table:table-cell>
          <table:table-cell table:style-name="ce24" table:formula="of:=AVERAGE([.G59:.G68])" office:value-type="float" office:value="5.673" calcext:value-type="float">
            <text:p>5,673</text:p>
          </table:table-cell>
          <table:table-cell table:style-name="ce54" table:formula="of:=AVERAGE([.H59:.H68])" office:value-type="float" office:value="5.822" calcext:value-type="float">
            <text:p>5,822</text:p>
          </table:table-cell>
          <table:table-cell table:style-name="ce55" table:formula="of:=AVERAGE([.I59:.I68])" office:value-type="float" office:value="5.822" calcext:value-type="float">
            <text:p>5,822</text:p>
          </table:table-cell>
          <table:table-cell table:style-name="ce55" table:formula="of:=AVERAGE([.J59:.J68])" office:value-type="float" office:value="4.948" calcext:value-type="float">
            <text:p>4,948</text:p>
          </table:table-cell>
          <table:table-cell table:style-name="ce55" table:formula="of:=AVERAGE([.K59:.K68])" office:value-type="float" office:value="4.801" calcext:value-type="float">
            <text:p>4,801</text:p>
          </table:table-cell>
          <table:table-cell table:number-columns-repeated="1013"/>
        </table:table-row>
        <table:table-row table:style-name="ro2">
          <table:table-cell table:number-columns-repeated="11"/>
          <table:table-cell>
            <draw:frame draw:z-index="2" draw:name="Chart 3" draw:style-name="gr1" draw:text-style-name="P1" svg:width="132.86mm" svg:height="67.45mm" svg:x="7.04mm" svg:y="2.4mm">
              <draw:object draw:notify-on-update-of-ranges="Tanda1.B73:Tanda1.B73 Tanda1.D73:Tanda1.D73 Tanda1.F73:Tanda1.F73 Tanda1.H73:Tanda1.H73 Tanda1.J73:Tanda1.J73  Tanda1.B85:Tanda1.B85 Tanda1.D85:Tanda1.D85 Tanda1.F85:Tanda1.F85 Tanda1.H85:Tanda1.H85 Tanda1.J85:Tanda1.J85  Tanda1.C85:Tanda1.C85 Tanda1.E85:Tanda1.E85 Tanda1.G85:Tanda1.G85 Tanda1.I85:Tanda1.I85 Tanda1.K85:Tanda1.K8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Viled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09" calcext:value-type="float">
            <text:p>1,09</text:p>
          </table:table-cell>
          <table:table-cell table:style-name="ce33" office:value-type="float" office:value="1.1" calcext:value-type="float">
            <text:p>1,10</text:p>
          </table:table-cell>
          <table:table-cell table:number-columns-repeated="2" table:style-name="ce33" office:value-type="float" office:value="5.82" calcext:value-type="float">
            <text:p>5,82</text:p>
          </table:table-cell>
          <table:table-cell table:style-name="ce33" office:value-type="float" office:value="5.71" calcext:value-type="float">
            <text:p>5,71</text:p>
          </table:table-cell>
          <table:table-cell table:style-name="ce33" office:value-type="float" office:value="5.72" calcext:value-type="float">
            <text:p>5,72</text:p>
          </table:table-cell>
          <table:table-cell table:number-columns-repeated="2" table:style-name="ce33" office:value-type="float" office:value="5.88" calcext:value-type="float">
            <text:p>5,88</text:p>
          </table:table-cell>
          <table:table-cell table:style-name="ce33" office:value-type="float" office:value="4.94" calcext:value-type="float">
            <text:p>4,94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72" calcext:value-type="float">
            <text:p>5,72</text:p>
          </table:table-cell>
          <table:table-cell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style-name="ce34" office:value-type="float" office:value="4.95" calcext:value-type="float">
            <text:p>4,95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65" calcext:value-type="float">
            <text:p>5,65</text:p>
          </table:table-cell>
          <table:table-cell table:style-name="ce34" office:value-type="float" office:value="5.66" calcext:value-type="float">
            <text:p>5,66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4" calcext:value-type="float">
            <text:p>4,94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09" calcext:value-type="float">
            <text:p>1,09</text:p>
          </table:table-cell>
          <table:table-cell table:style-name="ce34" office:value-type="float" office:value="1.05" calcext:value-type="float">
            <text:p>1,05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" calcext:value-type="float">
            <text:p>5,00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88" calcext:value-type="float">
            <text:p>5,88</text:p>
          </table:table-cell>
          <table:table-cell table:style-name="ce34" office:value-type="float" office:value="5.66" calcext:value-type="float">
            <text:p>5,66</text:p>
          </table:table-cell>
          <table:table-cell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3" calcext:value-type="float">
            <text:p>5,83</text:p>
          </table:table-cell>
          <table:table-cell table:style-name="ce34" office:value-type="float" office:value="4.94" calcext:value-type="float">
            <text:p>4,94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66" calcext:value-type="float">
            <text:p>5,66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style-name="ce34" office:value-type="float" office:value="5" calcext:value-type="float">
            <text:p>5,00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1.09" calcext:value-type="float">
            <text:p>1,09</text:p>
          </table:table-cell>
          <table:table-cell table:style-name="ce34" office:value-type="float" office:value="1.05" calcext:value-type="float">
            <text:p>1,05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65" calcext:value-type="float">
            <text:p>5,65</text:p>
          </table:table-cell>
          <table:table-cell table:number-columns-repeated="2" table:style-name="ce34" office:value-type="float" office:value="5.83" calcext:value-type="float">
            <text:p>5,83</text:p>
          </table:table-cell>
          <table:table-cell table:style-name="ce34" office:value-type="float" office:value="5" calcext:value-type="float">
            <text:p>5,00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72" calcext:value-type="float">
            <text:p>5,72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" calcext:value-type="float">
            <text:p>5,00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8" calcext:value-type="float">
            <text:p>5,88</text:p>
          </table:table-cell>
          <table:table-cell table:style-name="ce34" office:value-type="float" office:value="5.83" calcext:value-type="float">
            <text:p>5,83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4" calcext:value-type="float">
            <text:p>4,94</text:p>
          </table:table-cell>
          <table:table-cell table:style-name="ce56" office:value-type="float" office:value="4.84" calcext:value-type="float">
            <text:p>4,84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1.05" calcext:value-type="float">
            <text:p>1,05</text:p>
          </table:table-cell>
          <table:table-cell table:style-name="ce35" office:value-type="float" office:value="1.1" calcext:value-type="float">
            <text:p>1,10</text:p>
          </table:table-cell>
          <table:table-cell table:style-name="ce35" office:value-type="float" office:value="5.88" calcext:value-type="float">
            <text:p>5,88</text:p>
          </table:table-cell>
          <table:table-cell table:style-name="ce35" office:value-type="float" office:value="5.82" calcext:value-type="float">
            <text:p>5,82</text:p>
          </table:table-cell>
          <table:table-cell table:style-name="ce34" office:value-type="float" office:value="5.71" calcext:value-type="float">
            <text:p>5,71</text:p>
          </table:table-cell>
          <table:table-cell table:style-name="ce35" office:value-type="float" office:value="5.71" calcext:value-type="float">
            <text:p>5,71</text:p>
          </table:table-cell>
          <table:table-cell table:number-columns-repeated="2" table:style-name="ce35" office:value-type="float" office:value="5.83" calcext:value-type="float">
            <text:p>5,83</text:p>
          </table:table-cell>
          <table:table-cell table:style-name="ce35" office:value-type="float" office:value="4.94" calcext:value-type="float">
            <text:p>4,94</text:p>
          </table:table-cell>
          <table:table-cell table:style-name="ce56" office:value-type="float" office:value="4.83" calcext:value-type="float">
            <text:p>4,83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75:.B84])" office:value-type="float" office:value="1.092" calcext:value-type="float">
            <text:p>1,092</text:p>
          </table:table-cell>
          <table:table-cell table:style-name="ce24" table:formula="of:=AVERAGE([.C75:.C84])" office:value-type="float" office:value="1.09" calcext:value-type="float">
            <text:p>1,090</text:p>
          </table:table-cell>
          <table:table-cell table:style-name="ce24" table:formula="of:=AVERAGE([.D75:.D84])" office:value-type="float" office:value="5.838" calcext:value-type="float">
            <text:p>5,838</text:p>
          </table:table-cell>
          <table:table-cell table:style-name="ce24" table:formula="of:=AVERAGE([.E75:.E84])" office:value-type="float" office:value="5.833" calcext:value-type="float">
            <text:p>5,833</text:p>
          </table:table-cell>
          <table:table-cell table:style-name="ce24" table:formula="of:=AVERAGE([.F75:.F84])" office:value-type="float" office:value="5.7" calcext:value-type="float">
            <text:p>5,700</text:p>
          </table:table-cell>
          <table:table-cell table:style-name="ce24" table:formula="of:=AVERAGE([.G75:.G84])" office:value-type="float" office:value="5.696" calcext:value-type="float">
            <text:p>5,696</text:p>
          </table:table-cell>
          <table:table-cell table:style-name="ce54" table:formula="of:=AVERAGE([.H75:.H84])" office:value-type="float" office:value="5.841" calcext:value-type="float">
            <text:p>5,841</text:p>
          </table:table-cell>
          <table:table-cell table:style-name="ce55" table:formula="of:=AVERAGE([.I75:.I84])" office:value-type="float" office:value="5.841" calcext:value-type="float">
            <text:p>5,841</text:p>
          </table:table-cell>
          <table:table-cell table:style-name="ce55" table:formula="of:=AVERAGE([.J75:.J84])" office:value-type="float" office:value="4.965" calcext:value-type="float">
            <text:p>4,965</text:p>
          </table:table-cell>
          <table:table-cell table:style-name="ce55" table:formula="of:=AVERAGE([.K75:.K84])" office:value-type="float" office:value="4.831" calcext:value-type="float">
            <text:p>4,831</text:p>
          </table:table-cell>
          <table:table-cell>
            <draw:frame draw:z-index="3" draw:name="Chart 4" draw:style-name="gr1" draw:text-style-name="P1" svg:width="127.72mm" svg:height="77.78mm" svg:x="6.22mm" svg:y="3.44mm">
              <draw:object draw:notify-on-update-of-ranges="Tanda1.B89:Tanda1.B89 Tanda1.D89:Tanda1.D89 Tanda1.F89:Tanda1.F89 Tanda1.H89:Tanda1.H89 Tanda1.J89:Tanda1.J89  Tanda1.B101:Tanda1.B101 Tanda1.D101:Tanda1.D101 Tanda1.F101:Tanda1.F101 Tanda1.H101:Tanda1.H101 Tanda1.J101:Tanda1.J101  Tanda1.C101:Tanda1.C101 Tanda1.E101:Tanda1.E101 Tanda1.G101:Tanda1.G101 Tanda1.I101:Tanda1.I101 Tanda1.K101:Tanda1.K10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Rayas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09" calcext:value-type="float">
            <text:p>1,09</text:p>
          </table:table-cell>
          <table:table-cell table:style-name="ce33" office:value-type="float" office:value="1.09" calcext:value-type="float">
            <text:p>1,09</text:p>
          </table:table-cell>
          <table:table-cell table:style-name="ce33" office:value-type="float" office:value="5.65" calcext:value-type="float">
            <text:p>5,65</text:p>
          </table:table-cell>
          <table:table-cell table:style-name="ce33" office:value-type="float" office:value="5.66" calcext:value-type="float">
            <text:p>5,66</text:p>
          </table:table-cell>
          <table:table-cell table:number-columns-repeated="2" table:style-name="ce33" office:value-type="float" office:value="5.55" calcext:value-type="float">
            <text:p>5,55</text:p>
          </table:table-cell>
          <table:table-cell table:number-columns-repeated="2" table:style-name="ce33" office:value-type="float" office:value="5.72" calcext:value-type="float">
            <text:p>5,72</text:p>
          </table:table-cell>
          <table:table-cell table:style-name="ce33" office:value-type="float" office:value="4.83" calcext:value-type="float">
            <text:p>4,83</text:p>
          </table:table-cell>
          <table:table-cell table:style-name="ce56" office:value-type="float" office:value="4.67" calcext:value-type="float">
            <text:p>4,6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77" calcext:value-type="float">
            <text:p>5,77</text:p>
          </table:table-cell>
          <table:table-cell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6" calcext:value-type="float">
            <text:p>5,60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style-name="ce34" office:value-type="float" office:value="4.83" calcext:value-type="float">
            <text:p>4,83</text:p>
          </table:table-cell>
          <table:table-cell table:style-name="ce57" office:value-type="float" office:value="4.73" calcext:value-type="float">
            <text:p>4,7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77" calcext:value-type="float">
            <text:p>5,77</text:p>
          </table:table-cell>
          <table:table-cell table:style-name="ce34" office:value-type="float" office:value="5.61" calcext:value-type="float">
            <text:p>5,61</text:p>
          </table:table-cell>
          <table:table-cell table:style-name="ce34" office:value-type="float" office:value="5.6" calcext:value-type="float">
            <text:p>5,60</text:p>
          </table:table-cell>
          <table:table-cell table:number-columns-repeated="2" table:style-name="ce34" office:value-type="float" office:value="5.77" calcext:value-type="float">
            <text:p>5,77</text:p>
          </table:table-cell>
          <table:table-cell table:style-name="ce34" office:value-type="float" office:value="4.84" calcext:value-type="float">
            <text:p>4,84</text:p>
          </table:table-cell>
          <table:table-cell table:style-name="ce57" office:value-type="float" office:value="4.72" calcext:value-type="float">
            <text:p>4,7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76" calcext:value-type="float">
            <text:p>5,76</text:p>
          </table:table-cell>
          <table:table-cell table:style-name="ce34" office:value-type="float" office:value="5.77" calcext:value-type="float">
            <text:p>5,77</text:p>
          </table:table-cell>
          <table:table-cell table:style-name="ce34" office:value-type="float" office:value="5.6" calcext:value-type="float">
            <text:p>5,60</text:p>
          </table:table-cell>
          <table:table-cell table:style-name="ce34" office:value-type="float" office:value="5.61" calcext:value-type="float">
            <text:p>5,61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style-name="ce34" office:value-type="float" office:value="4.84" calcext:value-type="float">
            <text:p>4,84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04" calcext:value-type="float">
            <text:p>1,04</text:p>
          </table:table-cell>
          <table:table-cell table:style-name="ce34" office:value-type="float" office:value="5.77" calcext:value-type="float">
            <text:p>5,77</text:p>
          </table:table-cell>
          <table:table-cell table:style-name="ce34" office:value-type="float" office:value="5.72" calcext:value-type="float">
            <text:p>5,72</text:p>
          </table:table-cell>
          <table:table-cell table:number-columns-repeated="2" table:style-name="ce34" office:value-type="float" office:value="5.6" calcext:value-type="float">
            <text:p>5,60</text:p>
          </table:table-cell>
          <table:table-cell table:number-columns-repeated="2" table:style-name="ce34" office:value-type="float" office:value="5.77" calcext:value-type="float">
            <text:p>5,77</text:p>
          </table:table-cell>
          <table:table-cell table:style-name="ce34" office:value-type="float" office:value="4.83" calcext:value-type="float">
            <text:p>4,83</text:p>
          </table:table-cell>
          <table:table-cell table:style-name="ce57" office:value-type="float" office:value="4.78" calcext:value-type="float">
            <text:p>4,7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05" calcext:value-type="float">
            <text:p>1,05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55" calcext:value-type="float">
            <text:p>5,55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style-name="ce34" office:value-type="float" office:value="4.83" calcext:value-type="float">
            <text:p>4,83</text:p>
          </table:table-cell>
          <table:table-cell table:style-name="ce57" office:value-type="float" office:value="4.72" calcext:value-type="float">
            <text:p>4,7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72" calcext:value-type="float">
            <text:p>5,72</text:p>
          </table:table-cell>
          <table:table-cell table:style-name="ce34" office:value-type="float" office:value="5.66" calcext:value-type="float">
            <text:p>5,66</text:p>
          </table:table-cell>
          <table:table-cell table:number-columns-repeated="2" table:style-name="ce34" office:value-type="float" office:value="5.55" calcext:value-type="float">
            <text:p>5,55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style-name="ce34" office:value-type="float" office:value="4.84" calcext:value-type="float">
            <text:p>4,84</text:p>
          </table:table-cell>
          <table:table-cell table:style-name="ce57" office:value-type="float" office:value="4.67" calcext:value-type="float">
            <text:p>4,6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77" calcext:value-type="float">
            <text:p>5,77</text:p>
          </table:table-cell>
          <table:table-cell table:number-columns-repeated="2" table:style-name="ce34" office:value-type="float" office:value="5.6" calcext:value-type="float">
            <text:p>5,60</text:p>
          </table:table-cell>
          <table:table-cell table:number-columns-repeated="2" table:style-name="ce34" office:value-type="float" office:value="5.77" calcext:value-type="float">
            <text:p>5,77</text:p>
          </table:table-cell>
          <table:table-cell table:style-name="ce34" office:value-type="float" office:value="4.83" calcext:value-type="float">
            <text:p>4,83</text:p>
          </table:table-cell>
          <table:table-cell table:style-name="ce57" office:value-type="float" office:value="4.73" calcext:value-type="float">
            <text:p>4,7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55" calcext:value-type="float">
            <text:p>5,55</text:p>
          </table:table-cell>
          <table:table-cell table:number-columns-repeated="2" table:style-name="ce34" office:value-type="float" office:value="5.66" calcext:value-type="float">
            <text:p>5,66</text:p>
          </table:table-cell>
          <table:table-cell table:style-name="ce34" office:value-type="float" office:value="4.78" calcext:value-type="float">
            <text:p>4,78</text:p>
          </table:table-cell>
          <table:table-cell table:style-name="ce57" office:value-type="float" office:value="4.72" calcext:value-type="float">
            <text:p>4,72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1.1" calcext:value-type="float">
            <text:p>1,10</text:p>
          </table:table-cell>
          <table:table-cell table:style-name="ce35" office:value-type="float" office:value="1.1" calcext:value-type="float">
            <text:p>1,10</text:p>
          </table:table-cell>
          <table:table-cell table:style-name="ce35" office:value-type="float" office:value="5.71" calcext:value-type="float">
            <text:p>5,71</text:p>
          </table:table-cell>
          <table:table-cell table:style-name="ce35" office:value-type="float" office:value="5.72" calcext:value-type="float">
            <text:p>5,72</text:p>
          </table:table-cell>
          <table:table-cell table:style-name="ce35" office:value-type="float" office:value="5.55" calcext:value-type="float">
            <text:p>5,55</text:p>
          </table:table-cell>
          <table:table-cell table:style-name="ce35" office:value-type="float" office:value="5.54" calcext:value-type="float">
            <text:p>5,54</text:p>
          </table:table-cell>
          <table:table-cell table:number-columns-repeated="2" table:style-name="ce35" office:value-type="float" office:value="5.72" calcext:value-type="float">
            <text:p>5,72</text:p>
          </table:table-cell>
          <table:table-cell table:style-name="ce35" office:value-type="float" office:value="4.84" calcext:value-type="float">
            <text:p>4,84</text:p>
          </table:table-cell>
          <table:table-cell table:style-name="ce58" office:value-type="float" office:value="4.73" calcext:value-type="float">
            <text:p>4,73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91:.B100])" office:value-type="float" office:value="1.087" calcext:value-type="float">
            <text:p>1,087</text:p>
          </table:table-cell>
          <table:table-cell table:style-name="ce24" table:formula="of:=AVERAGE([.C91:.C100])" office:value-type="float" office:value="1.088" calcext:value-type="float">
            <text:p>1,088</text:p>
          </table:table-cell>
          <table:table-cell table:style-name="ce24" table:formula="of:=AVERAGE([.D91:.D100])" office:value-type="float" office:value="5.722" calcext:value-type="float">
            <text:p>5,722</text:p>
          </table:table-cell>
          <table:table-cell table:style-name="ce24" table:formula="of:=AVERAGE([.E91:.E100])" office:value-type="float" office:value="5.72" calcext:value-type="float">
            <text:p>5,720</text:p>
          </table:table-cell>
          <table:table-cell table:style-name="ce24" table:formula="of:=AVERAGE([.F91:.F100])" office:value-type="float" office:value="5.576" calcext:value-type="float">
            <text:p>5,576</text:p>
          </table:table-cell>
          <table:table-cell table:style-name="ce24" table:formula="of:=AVERAGE([.G91:.G100])" office:value-type="float" office:value="5.575" calcext:value-type="float">
            <text:p>5,575</text:p>
          </table:table-cell>
          <table:table-cell table:style-name="ce54" table:formula="of:=AVERAGE([.H91:.H100])" office:value-type="float" office:value="5.725" calcext:value-type="float">
            <text:p>5,725</text:p>
          </table:table-cell>
          <table:table-cell table:style-name="ce55" table:formula="of:=AVERAGE([.I91:.I100])" office:value-type="float" office:value="5.725" calcext:value-type="float">
            <text:p>5,725</text:p>
          </table:table-cell>
          <table:table-cell table:style-name="ce55" table:formula="of:=AVERAGE([.J91:.J100])" office:value-type="float" office:value="4.829" calcext:value-type="float">
            <text:p>4,829</text:p>
          </table:table-cell>
          <table:table-cell table:style-name="ce55" table:formula="of:=AVERAGE([.K91:.K100])" office:value-type="float" office:value="4.725" calcext:value-type="float">
            <text:p>4,725</text:p>
          </table:table-cell>
          <table:table-cell table:number-columns-repeated="1013"/>
        </table:table-row>
        <table:table-row table:style-name="ro2">
          <table:table-cell table:number-columns-repeated="11"/>
          <table:table-cell>
            <draw:frame draw:z-index="4" draw:name="Chart 5" draw:style-name="gr1" draw:text-style-name="P1" svg:width="128.28mm" svg:height="74.08mm" svg:x="7.57mm" svg:y="3.71mm">
              <draw:object draw:notify-on-update-of-ranges="Tanda1.B105:Tanda1.B105 Tanda1.D105:Tanda1.D105 Tanda1.F105:Tanda1.F105 Tanda1.H105:Tanda1.H105 Tanda1.J105:Tanda1.J105  Tanda1.B117:Tanda1.B117 Tanda1.D117:Tanda1.D117 Tanda1.F117:Tanda1.F117 Tanda1.H117:Tanda1.H117 Tanda1.J117:Tanda1.J117  Tanda1.C117:Tanda1.C117 Tanda1.E117:Tanda1.E117 Tanda1.G117:Tanda1.G117 Tanda1.I117:Tanda1.I117 Tanda1.K117:Tanda1.K11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Blanc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09" calcext:value-type="float">
            <text:p>1,09</text:p>
          </table:table-cell>
          <table:table-cell table:style-name="ce33" office:value-type="float" office:value="1.09" calcext:value-type="float">
            <text:p>1,09</text:p>
          </table:table-cell>
          <table:table-cell table:style-name="ce33" office:value-type="float" office:value="5.88" calcext:value-type="float">
            <text:p>5,88</text:p>
          </table:table-cell>
          <table:table-cell table:style-name="ce33" office:value-type="float" office:value="5.82" calcext:value-type="float">
            <text:p>5,82</text:p>
          </table:table-cell>
          <table:table-cell table:number-columns-repeated="2" table:style-name="ce33" office:value-type="float" office:value="5.71" calcext:value-type="float">
            <text:p>5,71</text:p>
          </table:table-cell>
          <table:table-cell table:number-columns-repeated="2" table:style-name="ce33" office:value-type="float" office:value="5.88" calcext:value-type="float">
            <text:p>5,88</text:p>
          </table:table-cell>
          <table:table-cell table:style-name="ce33" office:value-type="float" office:value="4.99" calcext:value-type="float">
            <text:p>4,99</text:p>
          </table:table-cell>
          <table:table-cell table:style-name="ce56" office:value-type="float" office:value="4.84" calcext:value-type="float">
            <text:p>4,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number-columns-repeated="2" table:style-name="ce34" office:value-type="float" office:value="5.66" calcext:value-type="float">
            <text:p>5,66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style-name="ce34" office:value-type="float" office:value="4.95" calcext:value-type="float">
            <text:p>4,95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3" calcext:value-type="float">
            <text:p>5,83</text:p>
          </table:table-cell>
          <table:table-cell table:style-name="ce34" office:value-type="float" office:value="4.95" calcext:value-type="float">
            <text:p>4,95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09" calcext:value-type="float">
            <text:p>1,09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7" calcext:value-type="float">
            <text:p>5,87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72" calcext:value-type="float">
            <text:p>5,72</text:p>
          </table:table-cell>
          <table:table-cell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8" calcext:value-type="float">
            <text:p>5,88</text:p>
          </table:table-cell>
          <table:table-cell table:style-name="ce34" office:value-type="float" office:value="4.99" calcext:value-type="float">
            <text:p>4,99</text:p>
          </table:table-cell>
          <table:table-cell table:style-name="ce57" office:value-type="float" office:value="4.84" calcext:value-type="float">
            <text:p>4,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09" calcext:value-type="float">
            <text:p>1,09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83" calcext:value-type="float">
            <text:p>5,83</text:p>
          </table:table-cell>
          <table:table-cell table:style-name="ce34" office:value-type="float" office:value="5.71" calcext:value-type="float">
            <text:p>5,71</text:p>
          </table:table-cell>
          <table:table-cell table:style-name="ce34" office:value-type="float" office:value="5.66" calcext:value-type="float">
            <text:p>5,66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5" calcext:value-type="float">
            <text:p>5,00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7" calcext:value-type="float">
            <text:p>5,87</text:p>
          </table:table-cell>
          <table:table-cell table:style-name="ce34" office:value-type="float" office:value="5.88" calcext:value-type="float">
            <text:p>5,88</text:p>
          </table:table-cell>
          <table:table-cell table:number-columns-repeated="2" table:style-name="ce34" office:value-type="float" office:value="5.71" calcext:value-type="float">
            <text:p>5,71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4" calcext:value-type="float">
            <text:p>4,94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87" calcext:value-type="float">
            <text:p>5,87</text:p>
          </table:table-cell>
          <table:table-cell table:style-name="ce34" office:value-type="float" office:value="5.72" calcext:value-type="float">
            <text:p>5,72</text:p>
          </table:table-cell>
          <table:table-cell table:style-name="ce34" office:value-type="float" office:value="5.65" calcext:value-type="float">
            <text:p>5,65</text:p>
          </table:table-cell>
          <table:table-cell table:number-columns-repeated="2" table:style-name="ce34" office:value-type="float" office:value="5.87" calcext:value-type="float">
            <text:p>5,87</text:p>
          </table:table-cell>
          <table:table-cell table:style-name="ce34" office:value-type="float" office:value="4.94" calcext:value-type="float">
            <text:p>4,94</text:p>
          </table:table-cell>
          <table:table-cell table:style-name="ce57" office:value-type="float" office:value="4.84" calcext:value-type="float">
            <text:p>4,8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09" calcext:value-type="float">
            <text:p>1,09</text:p>
          </table:table-cell>
          <table:table-cell table:style-name="ce34" office:value-type="float" office:value="5.88" calcext:value-type="float">
            <text:p>5,88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65" calcext:value-type="float">
            <text:p>5,65</text:p>
          </table:table-cell>
          <table:table-cell table:style-name="ce34" office:value-type="float" office:value="5.72" calcext:value-type="float">
            <text:p>5,72</text:p>
          </table:table-cell>
          <table:table-cell table:number-columns-repeated="2" table:style-name="ce34" office:value-type="float" office:value="5.82" calcext:value-type="float">
            <text:p>5,82</text:p>
          </table:table-cell>
          <table:table-cell table:style-name="ce34" office:value-type="float" office:value="4.95" calcext:value-type="float">
            <text:p>4,95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1" calcext:value-type="float">
            <text:p>1,10</text:p>
          </table:table-cell>
          <table:table-cell table:style-name="ce34" office:value-type="float" office:value="1.1" calcext:value-type="float">
            <text:p>1,10</text:p>
          </table:table-cell>
          <table:table-cell table:style-name="ce34" office:value-type="float" office:value="5.88" calcext:value-type="float">
            <text:p>5,88</text:p>
          </table:table-cell>
          <table:table-cell table:style-name="ce34" office:value-type="float" office:value="5.82" calcext:value-type="float">
            <text:p>5,82</text:p>
          </table:table-cell>
          <table:table-cell table:style-name="ce34" office:value-type="float" office:value="5.66" calcext:value-type="float">
            <text:p>5,66</text:p>
          </table:table-cell>
          <table:table-cell table:style-name="ce35" office:value-type="float" office:value="5.71" calcext:value-type="float">
            <text:p>5,71</text:p>
          </table:table-cell>
          <table:table-cell table:style-name="ce34" office:value-type="float" office:value="5.87" calcext:value-type="float">
            <text:p>5,87</text:p>
          </table:table-cell>
          <table:table-cell table:style-name="ce34" office:value-type="float" office:value="5.07" calcext:value-type="float">
            <text:p>5,07</text:p>
          </table:table-cell>
          <table:table-cell table:style-name="ce34" office:value-type="float" office:value="4.94" calcext:value-type="float">
            <text:p>4,94</text:p>
          </table:table-cell>
          <table:table-cell table:style-name="ce57" office:value-type="float" office:value="4.83" calcext:value-type="float">
            <text:p>4,83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1.1" calcext:value-type="float">
            <text:p>1,10</text:p>
          </table:table-cell>
          <table:table-cell table:style-name="ce35" office:value-type="float" office:value="1.1" calcext:value-type="float">
            <text:p>1,10</text:p>
          </table:table-cell>
          <table:table-cell table:style-name="ce35" office:value-type="float" office:value="5.88" calcext:value-type="float">
            <text:p>5,88</text:p>
          </table:table-cell>
          <table:table-cell table:style-name="ce35" office:value-type="float" office:value="5.82" calcext:value-type="float">
            <text:p>5,82</text:p>
          </table:table-cell>
          <table:table-cell table:style-name="ce35" office:value-type="float" office:value="5.71" calcext:value-type="float">
            <text:p>5,71</text:p>
          </table:table-cell>
          <table:table-cell table:style-name="ce1" office:value-type="float" office:value="5.66" calcext:value-type="float">
            <text:p>5,66</text:p>
          </table:table-cell>
          <table:table-cell table:number-columns-repeated="2" table:style-name="ce35" office:value-type="float" office:value="5.82" calcext:value-type="float">
            <text:p>5,82</text:p>
          </table:table-cell>
          <table:table-cell table:style-name="ce35" office:value-type="float" office:value="4.94" calcext:value-type="float">
            <text:p>4,94</text:p>
          </table:table-cell>
          <table:table-cell table:style-name="ce58" office:value-type="float" office:value="4.83" calcext:value-type="float">
            <text:p>4,83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107:.B116])" office:value-type="float" office:value="1.098" calcext:value-type="float">
            <text:p>1,098</text:p>
          </table:table-cell>
          <table:table-cell table:style-name="ce24" table:formula="of:=AVERAGE([.C107:.C116])" office:value-type="float" office:value="1.097" calcext:value-type="float">
            <text:p>1,097</text:p>
          </table:table-cell>
          <table:table-cell table:style-name="ce24" table:formula="of:=AVERAGE([.D107:.D116])" office:value-type="float" office:value="5.86" calcext:value-type="float">
            <text:p>5,860</text:p>
          </table:table-cell>
          <table:table-cell table:style-name="ce24" table:formula="of:=AVERAGE([.E107:.E116])" office:value-type="float" office:value="5.838" calcext:value-type="float">
            <text:p>5,838</text:p>
          </table:table-cell>
          <table:table-cell table:style-name="ce24" table:formula="of:=AVERAGE([.F107:.F116])" office:value-type="float" office:value="5.696" calcext:value-type="float">
            <text:p>5,696</text:p>
          </table:table-cell>
          <table:table-cell table:style-name="ce24" table:formula="of:=AVERAGE([.G107:.G116])" office:value-type="float" office:value="5.69" calcext:value-type="float">
            <text:p>5,690</text:p>
          </table:table-cell>
          <table:table-cell table:style-name="ce54" table:formula="of:=AVERAGE([.H107:.H116])" office:value-type="float" office:value="5.849" calcext:value-type="float">
            <text:p>5,849</text:p>
          </table:table-cell>
          <table:table-cell table:style-name="ce55" table:formula="of:=AVERAGE([.I107:.I116])" office:value-type="float" office:value="5.769" calcext:value-type="float">
            <text:p>5,769</text:p>
          </table:table-cell>
          <table:table-cell table:style-name="ce55" table:formula="of:=AVERAGE([.J107:.J116])" office:value-type="float" office:value="4.959" calcext:value-type="float">
            <text:p>4,959</text:p>
          </table:table-cell>
          <table:table-cell table:style-name="ce55" table:formula="of:=AVERAGE([.K107:.K116])" office:value-type="float" office:value="4.833" calcext:value-type="float">
            <text:p>4,83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draw:z-index="5" draw:name="Chart 6" draw:style-name="gr1" draw:text-style-name="P1" svg:width="110.6mm" svg:height="61.65mm" svg:x="2.51mm" svg:y="3.71mm">
              <draw:object draw:notify-on-update-of-ranges="Tanda1.A57:Tanda1.A57 Tanda1.A73:Tanda1.A73 Tanda1.A89:Tanda1.A89 Tanda1.A105:Tanda1.A105  Tanda1.B69:Tanda1.B69 Tanda1.B85:Tanda1.B85 Tanda1.B101:Tanda1.B101 Tanda1.B117:Tanda1.B117  Tanda1.C69:Tanda1.C69 Tanda1.C85:Tanda1.C85 Tanda1.C101:Tanda1.C101 Tanda1.C117:Tanda1.C11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draw:z-index="6" draw:name="Chart 7" draw:style-name="gr1" draw:text-style-name="P1" svg:width="125.82mm" svg:height="60.86mm" svg:x="4.62mm" svg:y="0.01mm">
              <draw:object draw:notify-on-update-of-ranges=" Tanda1.D69:Tanda1.D69 Tanda1.D85:Tanda1.D85 Tanda1.D101:Tanda1.D101 Tanda1.D117:Tanda1.D117  Tanda1.E69:Tanda1.E69 Tanda1.E85:Tanda1.E85 Tanda1.E101:Tanda1.E101 Tanda1.E117:Tanda1.E11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draw:z-index="7" draw:name="Chart 8" draw:style-name="gr1" draw:text-style-name="P1" svg:width="127.72mm" svg:height="60.33mm" svg:x="3.79mm" svg:y="0.54mm">
              <draw:object draw:notify-on-update-of-ranges=" Tanda1.F69:Tanda1.F69 Tanda1.F85:Tanda1.F85 Tanda1.F101:Tanda1.F101 Tanda1.F117:Tanda1.F117  Tanda1.G69:Tanda1.G69 Tanda1.G85:Tanda1.G85 Tanda1.G101:Tanda1.G101 Tanda1.G117:Tanda1.G11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draw:z-index="8" draw:name="Chart 9" draw:style-name="gr1" draw:text-style-name="P1" svg:width="110.35mm" svg:height="64.02mm" svg:x="2.51mm" svg:y="0.53mm">
              <draw:object draw:notify-on-update-of-ranges=" Tanda1.H69:Tanda1.H69 Tanda1.H85:Tanda1.H85 Tanda1.H101:Tanda1.H101 Tanda1.H117:Tanda1.H117  Tanda1.I69:Tanda1.I69 Tanda1.I85:Tanda1.I85 Tanda1.I101:Tanda1.I101 Tanda1.I117:Tanda1.I11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9" draw:name="Chart 10" draw:style-name="gr1" draw:text-style-name="P1" svg:width="116.08mm" svg:height="66.68mm" svg:x="5.97mm" svg:y="0.53mm">
              <draw:object draw:notify-on-update-of-ranges=" Tanda1.J69:Tanda1.J69 Tanda1.J85:Tanda1.J85 Tanda1.J101:Tanda1.J101 Tanda1.J117:Tanda1.J117  Tanda1.K69:Tanda1.K69 Tanda1.K85:Tanda1.K85 Tanda1.K101:Tanda1.K101 Tanda1.K117:Tanda1.K1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>
            <draw:frame draw:z-index="10" draw:name="Chart 11" draw:style-name="gr1" draw:text-style-name="P1" svg:width="160.13mm" svg:height="92.85mm" svg:x="10.35mm" svg:y="2.93mm">
              <draw:object draw:notify-on-update-of-ranges=" Tanda1.B69:Tanda1.B69 Tanda1.B85:Tanda1.B85 Tanda1.B101:Tanda1.B101 Tanda1.B117:Tanda1.B117  Tanda1.C69:Tanda1.C69 Tanda1.C85:Tanda1.C85 Tanda1.C101:Tanda1.C101 Tanda1.C117:Tanda1.C117  Tanda1.D69:Tanda1.D69 Tanda1.D85:Tanda1.D85 Tanda1.D101:Tanda1.D101 Tanda1.D117:Tanda1.D117  Tanda1.E69:Tanda1.E69 Tanda1.E85:Tanda1.E85 Tanda1.E101:Tanda1.E101 Tanda1.E117:Tanda1.E117  Tanda1.F69:Tanda1.F69 Tanda1.F85:Tanda1.F85 Tanda1.F101:Tanda1.F101 Tanda1.F117:Tanda1.F117  Tanda1.G69:Tanda1.G69 Tanda1.G85:Tanda1.G85 Tanda1.G101:Tanda1.G101 Tanda1.G117:Tanda1.G117  Tanda1.H69:Tanda1.H69 Tanda1.H85:Tanda1.H85 Tanda1.H101:Tanda1.H101 Tanda1.H117:Tanda1.H117  Tanda1.I69:Tanda1.I69 Tanda1.I85:Tanda1.I85 Tanda1.I101:Tanda1.I101 Tanda1.I117:Tanda1.I117  Tanda1.J69:Tanda1.J69 Tanda1.J85:Tanda1.J85 Tanda1.J101:Tanda1.J101 Tanda1.J117:Tanda1.J117  Tanda1.K69:Tanda1.K69 Tanda1.K85:Tanda1.K85 Tanda1.K101:Tanda1.K101 Tanda1.K117:Tanda1.K1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nda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number-columns-repeated="3"/>
          <table:table-cell table:style-name="ce36" office:value-type="string" calcext:value-type="string">
            <text:p>Tanda de Experimentos Nº 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ametros del Calculo de C.M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m. Celdas: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3" office:value-type="string" calcext:value-type="string">
            <text:p>Nº Planos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4"/>
          <table:table-cell table:style-name="ce49"/>
          <table:table-cell table:number-columns-repeated="1017"/>
        </table:table-row>
        <table:table-row table:style-name="ro2">
          <table:table-cell table:style-name="ce3" office:value-type="string" calcext:value-type="string">
            <text:p>Limites: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28" calcext:value-type="float">
            <text:p>128</text:p>
          </table:table-cell>
          <table:table-cell table:style-name="ce49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ezas: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2x2</text:p>
          </table:table-cell>
          <table:table-cell table:style-name="ce12" office:value-type="string" calcext:value-type="string">
            <text:p>3x3</text:p>
          </table:table-cell>
          <table:table-cell table:style-name="ce12" office:value-type="string" calcext:value-type="string">
            <text:p>4x4</text:p>
          </table:table-cell>
          <table:table-cell table:style-name="ce12" office:value-type="string" calcext:value-type="string">
            <text:p>5x5</text:p>
          </table:table-cell>
          <table:table-cell table:style-name="ce49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I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4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Tasa de Erro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Euclide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19:.C28])" office:value-type="float" office:value="34" calcext:value-type="float">
            <text:p>34</text:p>
          </table:table-cell>
          <table:table-cell table:style-name="ce30" table:formula="of:=SUM([.D19:.D28])" office:value-type="float" office:value="4" calcext:value-type="float">
            <text:p>4</text:p>
          </table:table-cell>
          <table:table-cell table:style-name="ce30" table:formula="of:=SUM([.E19:.E28])" office:value-type="float" office:value="137" calcext:value-type="float">
            <text:p>137</text:p>
          </table:table-cell>
          <table:table-cell table:style-name="ce30" table:formula="of:=SUM([.F19:.F28])" office:value-type="float" office:value="6" calcext:value-type="float">
            <text:p>6</text:p>
          </table:table-cell>
          <table:table-cell>
            <draw:frame draw:z-index="0" draw:name="Chart 1" draw:style-name="gr1" draw:text-style-name="P1" svg:width="132.58mm" svg:height="80.96mm" svg:x="6.5mm" svg:y="2.39mm">
              <draw:object draw:notify-on-update-of-ranges="Tanda2.C37:Tanda2.F37 Tanda2.C30:Tanda2.F30 Tanda2.C49:Tanda2.F4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29]/640" office:value-type="percentage" office:value="0.053125" calcext:value-type="percentage">
            <text:p>5,31 %</text:p>
          </table:table-cell>
          <table:table-cell table:style-name="ce31" table:formula="of:=[.D29]/640" office:value-type="percentage" office:value="0.00625" calcext:value-type="percentage">
            <text:p>0,63 %</text:p>
          </table:table-cell>
          <table:table-cell table:style-name="ce31" table:formula="of:=[.E29]/640" office:value-type="percentage" office:value="0.2140625" calcext:value-type="percentage">
            <text:p>21,41 %</text:p>
          </table:table-cell>
          <table:table-cell table:style-name="ce48" table:formula="of:=[.F29]/640" office:value-type="percentage" office:value="0.009375" calcext:value-type="percentage">
            <text:p>0,94 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Ma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38:.C47])" office:value-type="float" office:value="24" calcext:value-type="float">
            <text:p>24</text:p>
          </table:table-cell>
          <table:table-cell table:style-name="ce30" table:formula="of:=SUM([.D38:.D47])" office:value-type="float" office:value="4" calcext:value-type="float">
            <text:p>4</text:p>
          </table:table-cell>
          <table:table-cell table:style-name="ce30" table:formula="of:=SUM([.E38:.E47])" office:value-type="float" office:value="140" calcext:value-type="float">
            <text:p>140</text:p>
          </table:table-cell>
          <table:table-cell table:style-name="ce47" table:formula="of:=SUM([.F38:.F47])"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48]/640" office:value-type="percentage" office:value="0.0375" calcext:value-type="percentage">
            <text:p>3,75 %</text:p>
          </table:table-cell>
          <table:table-cell table:style-name="ce31" table:formula="of:=[.D48]/640" office:value-type="percentage" office:value="0.00625" calcext:value-type="percentage">
            <text:p>0,63 %</text:p>
          </table:table-cell>
          <table:table-cell table:style-name="ce31" table:formula="of:=[.E48]/640" office:value-type="percentage" office:value="0.21875" calcext:value-type="percentage">
            <text:p>21,88 %</text:p>
          </table:table-cell>
          <table:table-cell table:style-name="ce48" table:formula="of:=[.F48]/640" office:value-type="percentage" office:value="0.0109375" calcext:value-type="percentage">
            <text:p>1,09 %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" office:value-type="string" calcext:value-type="string">
            <text:p>Tiempos de Ejecución.</text:p>
          </table:table-cell>
          <table:table-cell table:number-columns-repeated="10"/>
          <table:table-cell>
            <draw:frame draw:z-index="1" draw:name="Chart 2" draw:style-name="gr1" draw:text-style-name="P1" svg:width="115.81mm" svg:height="75.41mm" svg:x="10.82mm" svg:y="4.24mm">
              <draw:object draw:notify-on-update-of-ranges="Tanda1.B57:Tanda1.B57 Tanda1.D57:Tanda1.D57 Tanda1.F57:Tanda1.F57 Tanda1.H57:Tanda1.H57 Tanda1.J57:Tanda1.J57  Tanda2.B69:Tanda2.B69 Tanda2.D69:Tanda2.D69 Tanda2.F69:Tanda2.F69 Tanda2.H69:Tanda2.H69 Tanda2.J69:Tanda2.J69  Tanda2.C69:Tanda2.C69 Tanda2.E69:Tanda2.E69 Tanda2.G69:Tanda2.G69 Tanda2.I69:Tanda2.I69 Tanda2.K69:Tanda2.K6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Vaquero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3" office:value-type="float" office:value="3.19" calcext:value-type="float">
            <text:p>3,19</text:p>
          </table:table-cell>
          <table:table-cell table:style-name="ce33" office:value-type="float" office:value="3.24" calcext:value-type="float">
            <text:p>3,24</text:p>
          </table:table-cell>
          <table:table-cell table:style-name="ce33" office:value-type="float" office:value="3.29" calcext:value-type="float">
            <text:p>3,29</text:p>
          </table:table-cell>
          <table:table-cell table:style-name="ce50" office:value-type="float" office:value="3.3" calcext:value-type="float">
            <text:p>3,30</text:p>
          </table:table-cell>
          <table:table-cell table:number-columns-repeated="2" table:style-name="ce33" office:value-type="float" office:value="3.24" calcext:value-type="float">
            <text:p>3,24</text:p>
          </table:table-cell>
          <table:table-cell table:style-name="ce33" office:value-type="float" office:value="2.91" calcext:value-type="float">
            <text:p>2,91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83" calcext:value-type="float">
            <text:p>0,83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" calcext:value-type="float">
            <text:p>3,30</text:p>
          </table:table-cell>
          <table:table-cell table:style-name="ce51" office:value-type="float" office:value="3.29" calcext:value-type="float">
            <text:p>3,29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51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51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51" office:value-type="float" office:value="3.29" calcext:value-type="float">
            <text:p>3,29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" calcext:value-type="float">
            <text:p>3,30</text:p>
          </table:table-cell>
          <table:table-cell table:style-name="ce51" office:value-type="float" office:value="3.3" calcext:value-type="float">
            <text:p>3,30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51" office:value-type="float" office:value="3.29" calcext:value-type="float">
            <text:p>3,29</text:p>
          </table:table-cell>
          <table:table-cell table:number-columns-repeated="2" table:style-name="ce34" office:value-type="float" office:value="3.25" calcext:value-type="float">
            <text:p>3,25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51" office:value-type="float" office:value="3.35" calcext:value-type="float">
            <text:p>3,35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29" calcext:value-type="float">
            <text:p>3,29</text:p>
          </table:table-cell>
          <table:table-cell table:style-name="ce51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5" calcext:value-type="float">
            <text:p>2,85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2" office:value-type="float" office:value="0.82" calcext:value-type="float">
            <text:p>0,82</text:p>
          </table:table-cell>
          <table:table-cell table:style-name="ce35" office:value-type="float" office:value="0.82" calcext:value-type="float">
            <text:p>0,82</text:p>
          </table:table-cell>
          <table:table-cell table:style-name="ce35" office:value-type="float" office:value="3.19" calcext:value-type="float">
            <text:p>3,19</text:p>
          </table:table-cell>
          <table:table-cell table:style-name="ce35" office:value-type="float" office:value="3.18" calcext:value-type="float">
            <text:p>3,18</text:p>
          </table:table-cell>
          <table:table-cell table:style-name="ce35" office:value-type="float" office:value="3.3" calcext:value-type="float">
            <text:p>3,30</text:p>
          </table:table-cell>
          <table:table-cell table:style-name="ce52" office:value-type="float" office:value="3.35" calcext:value-type="float">
            <text:p>3,35</text:p>
          </table:table-cell>
          <table:table-cell table:number-columns-repeated="2" table:style-name="ce35" office:value-type="float" office:value="3.24" calcext:value-type="float">
            <text:p>3,24</text:p>
          </table:table-cell>
          <table:table-cell table:style-name="ce35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59:.B68])" office:value-type="float" office:value="0.806" calcext:value-type="float">
            <text:p>0,806</text:p>
          </table:table-cell>
          <table:table-cell table:style-name="ce24" table:formula="of:=AVERAGE([.C59:.C68])" office:value-type="float" office:value="0.775" calcext:value-type="float">
            <text:p>0,775</text:p>
          </table:table-cell>
          <table:table-cell table:style-name="ce24" table:formula="of:=AVERAGE([.D59:.D68])" office:value-type="float" office:value="3.212" calcext:value-type="float">
            <text:p>3,212</text:p>
          </table:table-cell>
          <table:table-cell table:style-name="ce24" table:formula="of:=AVERAGE([.E59:.E68])" office:value-type="float" office:value="3.214" calcext:value-type="float">
            <text:p>3,214</text:p>
          </table:table-cell>
          <table:table-cell table:style-name="ce24" table:formula="of:=AVERAGE([.F59:.F68])" office:value-type="float" office:value="3.296" calcext:value-type="float">
            <text:p>3,296</text:p>
          </table:table-cell>
          <table:table-cell table:style-name="ce24" table:formula="of:=AVERAGE([.G59:.G68])" office:value-type="float" office:value="3.317" calcext:value-type="float">
            <text:p>3,317</text:p>
          </table:table-cell>
          <table:table-cell table:style-name="ce54" table:formula="of:=AVERAGE([.H59:.H68])" office:value-type="float" office:value="3.219" calcext:value-type="float">
            <text:p>3,219</text:p>
          </table:table-cell>
          <table:table-cell table:style-name="ce55" table:formula="of:=AVERAGE([.I59:.I68])" office:value-type="float" office:value="3.219" calcext:value-type="float">
            <text:p>3,219</text:p>
          </table:table-cell>
          <table:table-cell table:style-name="ce55" table:formula="of:=AVERAGE([.J59:.J68])" office:value-type="float" office:value="2.862" calcext:value-type="float">
            <text:p>2,862</text:p>
          </table:table-cell>
          <table:table-cell table:style-name="ce55" table:formula="of:=AVERAGE([.K59:.K68])" office:value-type="float" office:value="2.859" calcext:value-type="float">
            <text:p>2,85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>
            <draw:frame draw:z-index="2" draw:name="Chart 3" draw:style-name="gr1" draw:text-style-name="P1" svg:width="118.51mm" svg:height="65.88mm" svg:x="10.82mm" svg:y="0.79mm">
              <draw:object draw:notify-on-update-of-ranges="Tanda1.B73:Tanda1.B73 Tanda1.D73:Tanda1.D73 Tanda1.F73:Tanda1.F73 Tanda1.H73:Tanda1.H73 Tanda1.J73:Tanda1.J73  Tanda2.B85:Tanda2.B85 Tanda2.D85:Tanda2.D85 Tanda2.F85:Tanda2.F85 Tanda2.H85:Tanda2.H85 Tanda2.J85:Tanda2.J85  Tanda2.C85:Tanda2.C85 Tanda2.E85:Tanda2.E85 Tanda2.G85:Tanda2.G85 Tanda2.I85:Tanda2.I85 Tanda2.K85:Tanda2.K8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iled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3" office:value-type="float" office:value="3.19" calcext:value-type="float">
            <text:p>3,19</text:p>
          </table:table-cell>
          <table:table-cell table:style-name="ce33" office:value-type="float" office:value="3.24" calcext:value-type="float">
            <text:p>3,24</text:p>
          </table:table-cell>
          <table:table-cell table:style-name="ce33" office:value-type="float" office:value="3.29" calcext:value-type="float">
            <text:p>3,29</text:p>
          </table:table-cell>
          <table:table-cell table:style-name="ce33" office:value-type="float" office:value="3.3" calcext:value-type="float">
            <text:p>3,30</text:p>
          </table:table-cell>
          <table:table-cell table:number-columns-repeated="2" table:style-name="ce33" office:value-type="float" office:value="3.19" calcext:value-type="float">
            <text:p>3,19</text:p>
          </table:table-cell>
          <table:table-cell table:style-name="ce33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35" calcext:value-type="float">
            <text:p>3,35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" calcext:value-type="float">
            <text:p>2,8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83" calcext:value-type="float">
            <text:p>0,83</text:p>
          </table:table-cell>
          <table:table-cell table:style-name="ce33" office:value-type="float" office:value="0.77" calcext:value-type="float">
            <text:p>0,77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19" calcext:value-type="float">
            <text:p>3,19</text:p>
          </table:table-cell>
          <table:table-cell table:number-columns-repeated="2"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82" calcext:value-type="float">
            <text:p>0,82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number-columns-repeated="2"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83" calcext:value-type="float">
            <text:p>0,83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6" calcext:value-type="float">
            <text:p>2,86</text:p>
          </table:table-cell>
          <table:table-cell table:style-name="ce56" office:value-type="float" office:value="2.85" calcext:value-type="float">
            <text:p>2,85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5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35" office:value-type="float" office:value="3.3" calcext:value-type="float">
            <text:p>3,30</text:p>
          </table:table-cell>
          <table:table-cell table:number-columns-repeated="2" table:style-name="ce35" office:value-type="float" office:value="3.24" calcext:value-type="float">
            <text:p>3,24</text:p>
          </table:table-cell>
          <table:table-cell table:style-name="ce35" office:value-type="float" office:value="2.85" calcext:value-type="float">
            <text:p>2,85</text:p>
          </table:table-cell>
          <table:table-cell table:style-name="ce56" office:value-type="float" office:value="2.86" calcext:value-type="float">
            <text:p>2,86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75:.B84])" office:value-type="float" office:value="0.807" calcext:value-type="float">
            <text:p>0,807</text:p>
          </table:table-cell>
          <table:table-cell table:style-name="ce24" table:formula="of:=AVERAGE([.C75:.C84])" office:value-type="float" office:value="0.77" calcext:value-type="float">
            <text:p>0,770</text:p>
          </table:table-cell>
          <table:table-cell table:style-name="ce24" table:formula="of:=AVERAGE([.D75:.D84])" office:value-type="float" office:value="3.219" calcext:value-type="float">
            <text:p>3,219</text:p>
          </table:table-cell>
          <table:table-cell table:style-name="ce24" table:formula="of:=AVERAGE([.E75:.E84])" office:value-type="float" office:value="3.219" calcext:value-type="float">
            <text:p>3,219</text:p>
          </table:table-cell>
          <table:table-cell table:style-name="ce24" table:formula="of:=AVERAGE([.F75:.F84])" office:value-type="float" office:value="3.3" calcext:value-type="float">
            <text:p>3,300</text:p>
          </table:table-cell>
          <table:table-cell table:style-name="ce24" table:formula="of:=AVERAGE([.G75:.G84])" office:value-type="float" office:value="3.312" calcext:value-type="float">
            <text:p>3,312</text:p>
          </table:table-cell>
          <table:table-cell table:style-name="ce54" table:formula="of:=AVERAGE([.H75:.H84])" office:value-type="float" office:value="3.213" calcext:value-type="float">
            <text:p>3,213</text:p>
          </table:table-cell>
          <table:table-cell table:style-name="ce55" table:formula="of:=AVERAGE([.I75:.I84])" office:value-type="float" office:value="3.213" calcext:value-type="float">
            <text:p>3,213</text:p>
          </table:table-cell>
          <table:table-cell table:style-name="ce55" table:formula="of:=AVERAGE([.J75:.J84])" office:value-type="float" office:value="2.855" calcext:value-type="float">
            <text:p>2,855</text:p>
          </table:table-cell>
          <table:table-cell table:style-name="ce55" table:formula="of:=AVERAGE([.K75:.K84])" office:value-type="float" office:value="2.853" calcext:value-type="float">
            <text:p>2,85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1"/>
          <table:table-cell>
            <draw:frame draw:z-index="3" draw:name="Chart 4" draw:style-name="gr1" draw:text-style-name="P1" svg:width="117.43mm" svg:height="74.08mm" svg:x="5.69mm" svg:y="0.01mm">
              <draw:object draw:notify-on-update-of-ranges="Tanda1.B89:Tanda1.B89 Tanda1.D89:Tanda1.D89 Tanda1.F89:Tanda1.F89 Tanda1.H89:Tanda1.H89 Tanda1.J89:Tanda1.J89  Tanda2.B101:Tanda2.B101 Tanda2.D101:Tanda2.D101 Tanda2.F101:Tanda2.F101 Tanda2.H101:Tanda2.H101 Tanda2.J101:Tanda2.J101  Tanda2.C101:Tanda2.C101 Tanda2.E101:Tanda2.E101 Tanda2.G101:Tanda2.G101 Tanda2.I101:Tanda2.I101 Tanda2.K101:Tanda2.K101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Rayas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77" calcext:value-type="float">
            <text:p>0,77</text:p>
          </table:table-cell>
          <table:table-cell table:style-name="ce33" office:value-type="float" office:value="0.77" calcext:value-type="float">
            <text:p>0,77</text:p>
          </table:table-cell>
          <table:table-cell table:number-columns-repeated="2" table:style-name="ce33" office:value-type="float" office:value="3.19" calcext:value-type="float">
            <text:p>3,19</text:p>
          </table:table-cell>
          <table:table-cell table:style-name="ce33" office:value-type="float" office:value="3.29" calcext:value-type="float">
            <text:p>3,29</text:p>
          </table:table-cell>
          <table:table-cell table:style-name="ce33" office:value-type="float" office:value="3.3" calcext:value-type="float">
            <text:p>3,30</text:p>
          </table:table-cell>
          <table:table-cell table:number-columns-repeated="2" table:style-name="ce33" office:value-type="float" office:value="3.24" calcext:value-type="float">
            <text:p>3,24</text:p>
          </table:table-cell>
          <table:table-cell table:style-name="ce33" office:value-type="float" office:value="2.8" calcext:value-type="float">
            <text:p>2,80</text:p>
          </table:table-cell>
          <table:table-cell table:style-name="ce56" office:value-type="float" office:value="2.8" calcext:value-type="float">
            <text:p>2,8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83" calcext:value-type="float">
            <text:p>0,83</text:p>
          </table:table-cell>
          <table:table-cell table:style-name="ce34" office:value-type="float" office:value="0.77" calcext:value-type="float">
            <text:p>0,77</text:p>
          </table:table-cell>
          <table:table-cell table:style-name="ce34" office:value-type="float" office:value="3.25" calcext:value-type="float">
            <text:p>3,25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" calcext:value-type="float">
            <text:p>2,8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77" calcext:value-type="float">
            <text:p>0,77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" calcext:value-type="float">
            <text:p>2,8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1" calcext:value-type="float">
            <text:p>2,81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77" calcext:value-type="float">
            <text:p>0,77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number-columns-repeated="2"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83" calcext:value-type="float">
            <text:p>0,83</text:p>
          </table:table-cell>
          <table:table-cell table:style-name="ce34" office:value-type="float" office:value="0.83" calcext:value-type="float">
            <text:p>0,83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5" calcext:value-type="float">
            <text:p>3,35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24" calcext:value-type="float">
            <text:p>3,24</text:p>
          </table:table-cell>
          <table:table-cell table:number-columns-repeated="2"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" calcext:value-type="float">
            <text:p>2,80</text:p>
          </table:table-cell>
          <table:table-cell table:style-name="ce57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77" calcext:value-type="float">
            <text:p>0,77</text:p>
          </table:table-cell>
          <table:table-cell table:style-name="ce34" office:value-type="float" office:value="0.83" calcext:value-type="float">
            <text:p>0,83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" calcext:value-type="float">
            <text:p>2,80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83" calcext:value-type="float">
            <text:p>0,83</text:p>
          </table:table-cell>
          <table:table-cell table:style-name="ce35" office:value-type="float" office:value="0.82" calcext:value-type="float">
            <text:p>0,82</text:p>
          </table:table-cell>
          <table:table-cell table:style-name="ce35" office:value-type="float" office:value="3.24" calcext:value-type="float">
            <text:p>3,24</text:p>
          </table:table-cell>
          <table:table-cell table:style-name="ce35" office:value-type="float" office:value="3.18" calcext:value-type="float">
            <text:p>3,18</text:p>
          </table:table-cell>
          <table:table-cell table:style-name="ce35" office:value-type="float" office:value="3.3" calcext:value-type="float">
            <text:p>3,30</text:p>
          </table:table-cell>
          <table:table-cell table:style-name="ce35" office:value-type="float" office:value="3.29" calcext:value-type="float">
            <text:p>3,29</text:p>
          </table:table-cell>
          <table:table-cell table:number-columns-repeated="2" table:style-name="ce35" office:value-type="float" office:value="3.24" calcext:value-type="float">
            <text:p>3,24</text:p>
          </table:table-cell>
          <table:table-cell table:style-name="ce35" office:value-type="float" office:value="2.8" calcext:value-type="float">
            <text:p>2,80</text:p>
          </table:table-cell>
          <table:table-cell table:style-name="ce58" office:value-type="float" office:value="2.8" calcext:value-type="float">
            <text:p>2,80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91:.B100])" office:value-type="float" office:value="0.808" calcext:value-type="float">
            <text:p>0,808</text:p>
          </table:table-cell>
          <table:table-cell table:style-name="ce24" table:formula="of:=AVERAGE([.C91:.C100])" office:value-type="float" office:value="0.807" calcext:value-type="float">
            <text:p>0,807</text:p>
          </table:table-cell>
          <table:table-cell table:style-name="ce24" table:formula="of:=AVERAGE([.D91:.D100])" office:value-type="float" office:value="3.213" calcext:value-type="float">
            <text:p>3,213</text:p>
          </table:table-cell>
          <table:table-cell table:style-name="ce24" table:formula="of:=AVERAGE([.E91:.E100])" office:value-type="float" office:value="3.198" calcext:value-type="float">
            <text:p>3,198</text:p>
          </table:table-cell>
          <table:table-cell table:style-name="ce24" table:formula="of:=AVERAGE([.F91:.F100])" office:value-type="float" office:value="3.301" calcext:value-type="float">
            <text:p>3,301</text:p>
          </table:table-cell>
          <table:table-cell table:style-name="ce24" table:formula="of:=AVERAGE([.G91:.G100])" office:value-type="float" office:value="3.296" calcext:value-type="float">
            <text:p>3,296</text:p>
          </table:table-cell>
          <table:table-cell table:style-name="ce54" table:formula="of:=AVERAGE([.H91:.H100])" office:value-type="float" office:value="3.213" calcext:value-type="float">
            <text:p>3,213</text:p>
          </table:table-cell>
          <table:table-cell table:style-name="ce55" table:formula="of:=AVERAGE([.I91:.I100])" office:value-type="float" office:value="3.213" calcext:value-type="float">
            <text:p>3,213</text:p>
          </table:table-cell>
          <table:table-cell table:style-name="ce55" table:formula="of:=AVERAGE([.J91:.J100])" office:value-type="float" office:value="2.832" calcext:value-type="float">
            <text:p>2,832</text:p>
          </table:table-cell>
          <table:table-cell table:style-name="ce55" table:formula="of:=AVERAGE([.K91:.K100])" office:value-type="float" office:value="2.826" calcext:value-type="float">
            <text:p>2,82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1"/>
          <table:table-cell>
            <draw:frame draw:z-index="4" draw:name="Chart 5" draw:style-name="gr1" draw:text-style-name="P1" svg:width="124.47mm" svg:height="70.65mm" svg:x="7.57mm" svg:y="2.12mm">
              <draw:object draw:notify-on-update-of-ranges="Tanda1.B105:Tanda1.B105 Tanda1.D105:Tanda1.D105 Tanda1.F105:Tanda1.F105 Tanda1.H105:Tanda1.H105 Tanda1.J105:Tanda1.J105  Tanda2.B117:Tanda2.B117 Tanda2.D117:Tanda2.D117 Tanda2.F117:Tanda2.F117 Tanda2.H117:Tanda2.H117 Tanda2.J117:Tanda2.J117  Tanda2.C117:Tanda2.C117 Tanda2.E117:Tanda2.E117 Tanda2.G117:Tanda2.G117 Tanda2.I117:Tanda2.I117 Tanda2.K117:Tanda2.K11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Blanc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77" calcext:value-type="float">
            <text:p>0,77</text:p>
          </table:table-cell>
          <table:table-cell table:style-name="ce33" office:value-type="float" office:value="0.82" calcext:value-type="float">
            <text:p>0,82</text:p>
          </table:table-cell>
          <table:table-cell table:number-columns-repeated="2" table:style-name="ce33" office:value-type="float" office:value="3.24" calcext:value-type="float">
            <text:p>3,24</text:p>
          </table:table-cell>
          <table:table-cell table:style-name="ce33" office:value-type="float" office:value="3.29" calcext:value-type="float">
            <text:p>3,29</text:p>
          </table:table-cell>
          <table:table-cell table:style-name="ce33" office:value-type="float" office:value="3.36" calcext:value-type="float">
            <text:p>3,36</text:p>
          </table:table-cell>
          <table:table-cell table:number-columns-repeated="2" table:style-name="ce33" office:value-type="float" office:value="3.24" calcext:value-type="float">
            <text:p>3,24</text:p>
          </table:table-cell>
          <table:table-cell table:style-name="ce33" office:value-type="float" office:value="2.85" calcext:value-type="float">
            <text:p>2,85</text:p>
          </table:table-cell>
          <table:table-cell table:style-name="ce56" office:value-type="float" office:value="2.8" calcext:value-type="float">
            <text:p>2,8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77" calcext:value-type="float">
            <text:p>0,77</text:p>
          </table:table-cell>
          <table:table-cell table:style-name="ce34" office:value-type="float" office:value="0.83" calcext:value-type="float">
            <text:p>0,83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3" calcext:value-type="float">
            <text:p>0,83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25" calcext:value-type="float">
            <text:p>3,25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83" calcext:value-type="float">
            <text:p>0,83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18" calcext:value-type="float">
            <text:p>3,18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style-name="ce34" office:value-type="float" office:value="3.24" calcext:value-type="float">
            <text:p>3,24</text:p>
          </table:table-cell>
          <table:table-cell table:style-name="ce34" office:value-type="float" office:value="3.19" calcext:value-type="float">
            <text:p>3,19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35" calcext:value-type="float">
            <text:p>3,35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77" calcext:value-type="float">
            <text:p>0,77</text:p>
          </table:table-cell>
          <table:table-cell table:style-name="ce34" office:value-type="float" office:value="0.83" calcext:value-type="float">
            <text:p>0,83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3.29" calcext:value-type="float">
            <text:p>3,29</text:p>
          </table:table-cell>
          <table:table-cell table:style-name="ce34" office:value-type="float" office:value="3.3" calcext:value-type="float">
            <text:p>3,30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5" calcext:value-type="float">
            <text:p>2,8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82" calcext:value-type="float">
            <text:p>0,82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3.3" calcext:value-type="float">
            <text:p>3,30</text:p>
          </table:table-cell>
          <table:table-cell table:style-name="ce34" office:value-type="float" office:value="3.29" calcext:value-type="float">
            <text:p>3,29</text:p>
          </table:table-cell>
          <table:table-cell table:number-columns-repeated="2" table:style-name="ce34" office:value-type="float" office:value="3.24" calcext:value-type="float">
            <text:p>3,24</text:p>
          </table:table-cell>
          <table:table-cell table:style-name="ce34" office:value-type="float" office:value="2.85" calcext:value-type="float">
            <text:p>2,85</text:p>
          </table:table-cell>
          <table:table-cell table:style-name="ce57" office:value-type="float" office:value="2.86" calcext:value-type="float">
            <text:p>2,8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83" calcext:value-type="float">
            <text:p>0,83</text:p>
          </table:table-cell>
          <table:table-cell table:style-name="ce34" office:value-type="float" office:value="0.82" calcext:value-type="float">
            <text:p>0,82</text:p>
          </table:table-cell>
          <table:table-cell table:number-columns-repeated="2" table:style-name="ce34" office:value-type="float" office:value="3.18" calcext:value-type="float">
            <text:p>3,18</text:p>
          </table:table-cell>
          <table:table-cell table:style-name="ce34" office:value-type="float" office:value="3.3" calcext:value-type="float">
            <text:p>3,30</text:p>
          </table:table-cell>
          <table:table-cell table:style-name="ce35" office:value-type="float" office:value="3.3" calcext:value-type="float">
            <text:p>3,30</text:p>
          </table:table-cell>
          <table:table-cell table:number-columns-repeated="2" table:style-name="ce34" office:value-type="float" office:value="3.19" calcext:value-type="float">
            <text:p>3,19</text:p>
          </table:table-cell>
          <table:table-cell table:style-name="ce34" office:value-type="float" office:value="2.86" calcext:value-type="float">
            <text:p>2,86</text:p>
          </table:table-cell>
          <table:table-cell table:style-name="ce57" office:value-type="float" office:value="2.86" calcext:value-type="float">
            <text:p>2,86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82" calcext:value-type="float">
            <text:p>0,82</text:p>
          </table:table-cell>
          <table:table-cell table:style-name="ce35" office:value-type="float" office:value="0.83" calcext:value-type="float">
            <text:p>0,83</text:p>
          </table:table-cell>
          <table:table-cell table:number-columns-repeated="2" table:style-name="ce35" office:value-type="float" office:value="3.24" calcext:value-type="float">
            <text:p>3,24</text:p>
          </table:table-cell>
          <table:table-cell table:style-name="ce35" office:value-type="float" office:value="3.3" calcext:value-type="float">
            <text:p>3,30</text:p>
          </table:table-cell>
          <table:table-cell table:style-name="ce1" office:value-type="float" office:value="3.29" calcext:value-type="float">
            <text:p>3,29</text:p>
          </table:table-cell>
          <table:table-cell table:number-columns-repeated="2" table:style-name="ce35" office:value-type="float" office:value="3.24" calcext:value-type="float">
            <text:p>3,24</text:p>
          </table:table-cell>
          <table:table-cell table:style-name="ce35" office:value-type="float" office:value="2.85" calcext:value-type="float">
            <text:p>2,85</text:p>
          </table:table-cell>
          <table:table-cell table:style-name="ce58" office:value-type="float" office:value="2.86" calcext:value-type="float">
            <text:p>2,86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107:.B116])" office:value-type="float" office:value="0.807" calcext:value-type="float">
            <text:p>0,807</text:p>
          </table:table-cell>
          <table:table-cell table:style-name="ce24" table:formula="of:=AVERAGE([.C107:.C116])" office:value-type="float" office:value="0.824" calcext:value-type="float">
            <text:p>0,824</text:p>
          </table:table-cell>
          <table:table-cell table:style-name="ce24" table:formula="of:=AVERAGE([.D107:.D116])" office:value-type="float" office:value="3.217" calcext:value-type="float">
            <text:p>3,217</text:p>
          </table:table-cell>
          <table:table-cell table:style-name="ce24" table:formula="of:=AVERAGE([.E107:.E116])" office:value-type="float" office:value="3.22" calcext:value-type="float">
            <text:p>3,220</text:p>
          </table:table-cell>
          <table:table-cell table:style-name="ce24" table:formula="of:=AVERAGE([.F107:.F116])" office:value-type="float" office:value="3.296" calcext:value-type="float">
            <text:p>3,296</text:p>
          </table:table-cell>
          <table:table-cell table:style-name="ce24" table:formula="of:=AVERAGE([.G107:.G116])" office:value-type="float" office:value="3.324" calcext:value-type="float">
            <text:p>3,324</text:p>
          </table:table-cell>
          <table:table-cell table:style-name="ce54" table:formula="of:=AVERAGE([.H107:.H116])" office:value-type="float" office:value="3.224" calcext:value-type="float">
            <text:p>3,224</text:p>
          </table:table-cell>
          <table:table-cell table:style-name="ce55" table:formula="of:=AVERAGE([.I107:.I116])" office:value-type="float" office:value="3.224" calcext:value-type="float">
            <text:p>3,224</text:p>
          </table:table-cell>
          <table:table-cell table:style-name="ce55" table:formula="of:=AVERAGE([.J107:.J116])" office:value-type="float" office:value="2.855" calcext:value-type="float">
            <text:p>2,855</text:p>
          </table:table-cell>
          <table:table-cell table:style-name="ce55" table:formula="of:=AVERAGE([.K107:.K116])" office:value-type="float" office:value="2.85" calcext:value-type="float">
            <text:p>2,850</text:p>
          </table:table-cell>
          <table:table-cell table:number-columns-repeated="1013"/>
        </table:table-row>
        <table:table-row table:style-name="ro2">
          <table:table-cell>
            <draw:frame draw:z-index="5" draw:name="Chart 6" draw:style-name="gr1" draw:text-style-name="P1" svg:width="109.86mm" svg:height="61.63mm" svg:x="2.98mm" svg:y="3.19mm">
              <draw:object draw:notify-on-update-of-ranges="Tanda1.A57:Tanda1.A57 Tanda1.A73:Tanda1.A73 Tanda1.A89:Tanda1.A89 Tanda1.A105:Tanda1.A105  Tanda2.B69:Tanda2.B69 Tanda2.B85:Tanda2.B85 Tanda2.B101:Tanda2.B101 Tanda2.B117:Tanda2.B117  Tanda2.C69:Tanda2.C69 Tanda2.C85:Tanda2.C85 Tanda2.C101:Tanda2.C101 Tanda2.C117:Tanda2.C1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"/>
          <table:table-cell>
            <draw:frame draw:z-index="6" draw:name="Chart 7" draw:style-name="gr1" draw:text-style-name="P1" svg:width="112.29mm" svg:height="60.84mm" svg:x="6.77mm" svg:y="3.98mm">
              <draw:object draw:notify-on-update-of-ranges=" Tanda2.D69:Tanda2.D69 Tanda2.D85:Tanda2.D85 Tanda2.D101:Tanda2.D101 Tanda2.D117:Tanda2.D117  Tanda2.E69:Tanda2.E69 Tanda2.E85:Tanda2.E85 Tanda2.E101:Tanda2.E101 Tanda2.E117:Tanda2.E11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10"/>
          <table:table-cell>
            <draw:frame draw:z-index="7" draw:name="Chart 8" draw:style-name="gr1" draw:text-style-name="P1" svg:width="124.47mm" svg:height="59.26mm" svg:x="15.16mm" svg:y="1.06mm">
              <draw:object draw:notify-on-update-of-ranges=" Tanda2.F69:Tanda2.F69 Tanda2.F85:Tanda2.F85 Tanda2.F101:Tanda2.F101 Tanda2.F117:Tanda2.F117  Tanda2.G69:Tanda2.G69 Tanda2.G85:Tanda2.G85 Tanda2.G101:Tanda2.G101 Tanda2.G117:Tanda2.G11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draw:z-index="8" draw:name="Chart 9" draw:style-name="gr1" draw:text-style-name="P1" svg:width="109.59mm" svg:height="64.04mm" svg:x="3.78mm" svg:y="1.59mm">
              <draw:object draw:notify-on-update-of-ranges=" Tanda2.H69:Tanda2.H69 Tanda2.H85:Tanda2.H85 Tanda2.H101:Tanda2.H101 Tanda2.H117:Tanda2.H117  Tanda2.I69:Tanda2.I69 Tanda2.I85:Tanda2.I85 Tanda2.I101:Tanda2.I101 Tanda2.I117:Tanda2.I11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"/>
          <table:table-cell>
            <draw:frame draw:z-index="9" draw:name="Chart 10" draw:style-name="gr1" draw:text-style-name="P1" svg:width="116.07mm" svg:height="66.68mm" svg:x="11.38mm" svg:y="0.53mm">
              <draw:object draw:notify-on-update-of-ranges=" Tanda2.J69:Tanda2.J69 Tanda2.J85:Tanda2.J85 Tanda2.J101:Tanda2.J101 Tanda2.J117:Tanda2.J117  Tanda2.K69:Tanda2.K69 Tanda2.K85:Tanda2.K85 Tanda2.K101:Tanda2.K101 Tanda2.K117:Tanda2.K11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>
            <draw:frame draw:z-index="10" draw:name="Chart 11" draw:style-name="gr1" draw:text-style-name="P1" svg:width="159.64mm" svg:height="92.87mm" svg:x="5.96mm" svg:y="1.06mm">
              <draw:object draw:notify-on-update-of-ranges=" Tanda2.B69:Tanda2.B69 Tanda2.B85:Tanda2.B85 Tanda2.B101:Tanda2.B101 Tanda2.B117:Tanda2.B117  Tanda2.C69:Tanda2.C69 Tanda2.C85:Tanda2.C85 Tanda2.C101:Tanda2.C101 Tanda2.C117:Tanda2.C117  Tanda2.D69:Tanda2.D69 Tanda2.D85:Tanda2.D85 Tanda2.D101:Tanda2.D101 Tanda2.D117:Tanda2.D117  Tanda2.E69:Tanda2.E69 Tanda2.E85:Tanda2.E85 Tanda2.E101:Tanda2.E101 Tanda2.E117:Tanda2.E117  Tanda2.F69:Tanda2.F69 Tanda2.F85:Tanda2.F85 Tanda2.F101:Tanda2.F101 Tanda2.F117:Tanda2.F117  Tanda2.G69:Tanda2.G69 Tanda2.G85:Tanda2.G85 Tanda2.G101:Tanda2.G101 Tanda2.G117:Tanda2.G117  Tanda2.H69:Tanda2.H69 Tanda2.H85:Tanda2.H85 Tanda2.H101:Tanda2.H101 Tanda2.H117:Tanda2.H117  Tanda2.I69:Tanda2.I69 Tanda2.I85:Tanda2.I85 Tanda2.I101:Tanda2.I101 Tanda2.I117:Tanda2.I117  Tanda2.J69:Tanda2.J69 Tanda2.J85:Tanda2.J85 Tanda2.J101:Tanda2.J101 Tanda2.J117:Tanda2.J117  Tanda2.K69:Tanda2.K69 Tanda2.K85:Tanda2.K85 Tanda2.K101:Tanda2.K101 Tanda2.K117:Tanda2.K11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nda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number-columns-repeated="3"/>
          <table:table-cell table:style-name="ce36" office:value-type="string" calcext:value-type="string">
            <text:p>Tanda de Experimentos Nº 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ametros del Calculo de C.M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m. Celdas: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 table:number-columns-repeated="2"/>
          <table:table-cell table:style-name="ce49"/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Nº Planos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49"/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Limites: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92" calcext:value-type="float">
            <text:p>192</text:p>
          </table:table-cell>
          <table:table-cell table:style-name="ce49" office:value-type="float" office:value="255" calcext:value-type="float">
            <text:p>255</text:p>
          </table:table-cell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Piezas: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2x2</text:p>
          </table:table-cell>
          <table:table-cell table:style-name="ce12" office:value-type="string" calcext:value-type="string">
            <text:p>3x3</text:p>
          </table:table-cell>
          <table:table-cell table:style-name="ce12" office:value-type="string" calcext:value-type="string">
            <text:p>4x4</text:p>
          </table:table-cell>
          <table:table-cell table:style-name="ce32" office:value-type="string" calcext:value-type="string">
            <text:p>5x5</text:p>
          </table:table-cell>
          <table:table-cell table:style-name="ce59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SI</text:p>
          </table:table-cell>
          <table:table-cell table:style-name="ce49" office:value-type="string" calcext:value-type="string">
            <text:p>NO</text:p>
          </table:table-cell>
          <table:table-cell table:style-name="ce5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Tasa de Erro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Euclide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>
            <draw:frame draw:z-index="0" draw:name="Chart 1" draw:style-name="gr1" draw:text-style-name="P1" svg:width="129.6mm" svg:height="82.04mm" svg:x="4.62mm" svg:y="2.91mm">
              <draw:object draw:notify-on-update-of-ranges="Tanda3.C37:Tanda3.F37 Tanda3.C30:Tanda3.F30 Tanda3.C49:Tanda3.F4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float" office:value="22" calcext:value-type="float">
            <text:p>22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19:.C28])" office:value-type="float" office:value="127" calcext:value-type="float">
            <text:p>127</text:p>
          </table:table-cell>
          <table:table-cell table:style-name="ce30" table:formula="of:=SUM([.D19:.D28])" office:value-type="float" office:value="39" calcext:value-type="float">
            <text:p>39</text:p>
          </table:table-cell>
          <table:table-cell table:style-name="ce30" table:formula="of:=SUM([.E19:.E28])" office:value-type="float" office:value="168" calcext:value-type="float">
            <text:p>168</text:p>
          </table:table-cell>
          <table:table-cell table:style-name="ce47" table:formula="of:=SUM([.F19:.F28])" office:value-type="float" office:value="112" calcext:value-type="float">
            <text:p>112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29]/640" office:value-type="percentage" office:value="0.1984375" calcext:value-type="percentage">
            <text:p>19,84 %</text:p>
          </table:table-cell>
          <table:table-cell table:style-name="ce31" table:formula="of:=[.D29]/640" office:value-type="percentage" office:value="0.0609375" calcext:value-type="percentage">
            <text:p>6,09 %</text:p>
          </table:table-cell>
          <table:table-cell table:style-name="ce31" table:formula="of:=[.E29]/640" office:value-type="percentage" office:value="0.2625" calcext:value-type="percentage">
            <text:p>26,25 %</text:p>
          </table:table-cell>
          <table:table-cell table:style-name="ce48" table:formula="of:=[.F29]/640" office:value-type="percentage" office:value="0.175" calcext:value-type="percentage">
            <text:p>17,50 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Mao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9"/>
          <table:table-cell table:style-name="ce37" office:value-type="string" calcext:value-type="string">
            <text:p>Tipo de Tela</text:p>
          </table:table-cell>
          <table:table-cell table:style-name="ce19"/>
          <table:table-cell table:style-name="ce42"/>
          <table:table-cell table:number-columns-repeated="1018"/>
        </table:table-row>
        <table:table-row table:style-name="ro5">
          <table:table-cell/>
          <table:table-cell table:style-name="ce14" office:value-type="string" calcext:value-type="string">
            <text:p>Imagen</text:p>
          </table:table-cell>
          <table:table-cell table:style-name="ce26" office:value-type="string" calcext:value-type="string">
            <text:p>Vaquero</text:p>
          </table:table-cell>
          <table:table-cell table:style-name="ce26" office:value-type="string" calcext:value-type="string">
            <text:p>Blanca</text:p>
          </table:table-cell>
          <table:table-cell table:style-name="ce26" office:value-type="string" calcext:value-type="string">
            <text:p>Rayas</text:p>
          </table:table-cell>
          <table:table-cell table:style-name="ce43" office:value-type="string" calcext:value-type="string">
            <text:p>Vileda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5" calcext:value-type="float">
            <text:p>5</text:p>
          </table:table-cell>
          <table:table-cell table:style-name="ce28" office:value-type="float" office:value="23" calcext:value-type="float">
            <text:p>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2" calcext:value-type="float">
            <text:p>22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8"/>
        </table:table-row>
        <table:table-row table:style-name="ro5">
          <table:table-cell/>
          <table:table-cell table:style-name="ce16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otal Errores</text:p>
          </table:table-cell>
          <table:table-cell table:style-name="ce30" table:formula="of:=SUM([.C38:.C47])" office:value-type="float" office:value="127" calcext:value-type="float">
            <text:p>127</text:p>
          </table:table-cell>
          <table:table-cell table:style-name="ce30" table:formula="of:=SUM([.D38:.D47])" office:value-type="float" office:value="39" calcext:value-type="float">
            <text:p>39</text:p>
          </table:table-cell>
          <table:table-cell table:style-name="ce30" table:formula="of:=SUM([.E38:.E47])" office:value-type="float" office:value="168" calcext:value-type="float">
            <text:p>168</text:p>
          </table:table-cell>
          <table:table-cell table:style-name="ce47" table:formula="of:=SUM([.F38:.F47])" office:value-type="float" office:value="110" calcext:value-type="float">
            <text:p>110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>
            <text:p>Tasa Error</text:p>
          </table:table-cell>
          <table:table-cell table:style-name="ce31" table:formula="of:=[.C48]/640" office:value-type="percentage" office:value="0.1984375" calcext:value-type="percentage">
            <text:p>19,84 %</text:p>
          </table:table-cell>
          <table:table-cell table:style-name="ce31" table:formula="of:=[.D48]/640" office:value-type="percentage" office:value="0.0609375" calcext:value-type="percentage">
            <text:p>6,09 %</text:p>
          </table:table-cell>
          <table:table-cell table:style-name="ce31" table:formula="of:=[.E48]/640" office:value-type="percentage" office:value="0.2625" calcext:value-type="percentage">
            <text:p>26,25 %</text:p>
          </table:table-cell>
          <table:table-cell table:style-name="ce48" table:formula="of:=[.F48]/640" office:value-type="percentage" office:value="0.171875" calcext:value-type="percentage">
            <text:p>17,19 %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>
            <draw:frame draw:z-index="9" draw:name="Chart 10" draw:style-name="gr1" draw:text-style-name="P1" svg:width="115.8mm" svg:height="75.41mm" svg:x="20.57mm" svg:y="3.18mm">
              <draw:object draw:notify-on-update-of-ranges="Tanda1.B57:Tanda1.B57 Tanda1.D57:Tanda1.D57 Tanda1.F57:Tanda1.F57 Tanda1.H57:Tanda1.H57 Tanda1.J57:Tanda1.J57  Tanda3.B69:Tanda3.B69 Tanda3.D69:Tanda3.D69 Tanda3.F69:Tanda3.F69 Tanda3.H69:Tanda3.H69 Tanda3.J69:Tanda3.J69  Tanda3.C69:Tanda3.C69 Tanda3.E69:Tanda3.E69 Tanda3.G69:Tanda3.G69 Tanda3.I69:Tanda3.I69 Tanda3.K69:Tanda3.K69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iempos de Ejecución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Vaquero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94" calcext:value-type="float">
            <text:p>0,94</text:p>
          </table:table-cell>
          <table:table-cell table:style-name="ce33" office:value-type="float" office:value="0.88" calcext:value-type="float">
            <text:p>0,88</text:p>
          </table:table-cell>
          <table:table-cell table:number-columns-repeated="2" table:style-name="ce33" office:value-type="float" office:value="4.01" calcext:value-type="float">
            <text:p>4,01</text:p>
          </table:table-cell>
          <table:table-cell table:style-name="ce33" office:value-type="float" office:value="4.07" calcext:value-type="float">
            <text:p>4,07</text:p>
          </table:table-cell>
          <table:table-cell table:style-name="ce50" office:value-type="float" office:value="4" calcext:value-type="float">
            <text:p>4,00</text:p>
          </table:table-cell>
          <table:table-cell table:number-columns-repeated="3" table:style-name="ce33" office:value-type="float" office:value="3.46" calcext:value-type="float">
            <text:p>3,46</text:p>
          </table:table-cell>
          <table:table-cell table:style-name="ce56" office:value-type="float" office:value="3.46" calcext:value-type="float">
            <text:p>3,4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88" calcext:value-type="float">
            <text:p>0,88</text:p>
          </table:table-cell>
          <table:table-cell table:style-name="ce34" office:value-type="float" office:value="4.07" calcext:value-type="float">
            <text:p>4,07</text:p>
          </table:table-cell>
          <table:table-cell table:style-name="ce34" office:value-type="float" office:value="4.01" calcext:value-type="float">
            <text:p>4,01</text:p>
          </table:table-cell>
          <table:table-cell table:style-name="ce34" office:value-type="float" office:value="4.07" calcext:value-type="float">
            <text:p>4,07</text:p>
          </table:table-cell>
          <table:table-cell table:style-name="ce51" office:value-type="float" office:value="4.07" calcext:value-type="float">
            <text:p>4,07</text:p>
          </table:table-cell>
          <table:table-cell table:number-columns-repeated="3" table:style-name="ce34" office:value-type="float" office:value="3.46" calcext:value-type="float">
            <text:p>3,46</text:p>
          </table:table-cell>
          <table:table-cell table:style-name="ce57" office:value-type="float" office:value="3.46" calcext:value-type="float">
            <text:p>3,4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93" calcext:value-type="float">
            <text:p>0,93</text:p>
          </table:table-cell>
          <table:table-cell table:style-name="ce34" office:value-type="float" office:value="4.07" calcext:value-type="float">
            <text:p>4,07</text:p>
          </table:table-cell>
          <table:table-cell table:number-columns-repeated="2" table:style-name="ce34" office:value-type="float" office:value="4.06" calcext:value-type="float">
            <text:p>4,06</text:p>
          </table:table-cell>
          <table:table-cell table:style-name="ce51" office:value-type="float" office:value="4.12" calcext:value-type="float">
            <text:p>4,12</text:p>
          </table:table-cell>
          <table:table-cell table:number-columns-repeated="2" table:style-name="ce34" office:value-type="float" office:value="3.51" calcext:value-type="float">
            <text:p>3,51</text:p>
          </table:table-cell>
          <table:table-cell table:style-name="ce34" office:value-type="float" office:value="3.52" calcext:value-type="float">
            <text:p>3,52</text:p>
          </table:table-cell>
          <table:table-cell table:style-name="ce57" office:value-type="float" office:value="3.51" calcext:value-type="float">
            <text:p>3,5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93" calcext:value-type="float">
            <text:p>0,93</text:p>
          </table:table-cell>
          <table:table-cell table:style-name="ce34" office:value-type="float" office:value="4.12" calcext:value-type="float">
            <text:p>4,12</text:p>
          </table:table-cell>
          <table:table-cell table:style-name="ce34" office:value-type="float" office:value="4.06" calcext:value-type="float">
            <text:p>4,06</text:p>
          </table:table-cell>
          <table:table-cell table:style-name="ce34" office:value-type="float" office:value="4.12" calcext:value-type="float">
            <text:p>4,12</text:p>
          </table:table-cell>
          <table:table-cell table:style-name="ce51" office:value-type="float" office:value="4.12" calcext:value-type="float">
            <text:p>4,12</text:p>
          </table:table-cell>
          <table:table-cell table:style-name="ce34" office:value-type="float" office:value="3.57" calcext:value-type="float">
            <text:p>3,57</text:p>
          </table:table-cell>
          <table:table-cell table:number-columns-repeated="2" table:style-name="ce34" office:value-type="float" office:value="3.52" calcext:value-type="float">
            <text:p>3,52</text:p>
          </table:table-cell>
          <table:table-cell table:style-name="ce57" office:value-type="float" office:value="3.51" calcext:value-type="float">
            <text:p>3,5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94" calcext:value-type="float">
            <text:p>0,94</text:p>
          </table:table-cell>
          <table:table-cell table:style-name="ce34" office:value-type="float" office:value="4.11" calcext:value-type="float">
            <text:p>4,11</text:p>
          </table:table-cell>
          <table:table-cell table:style-name="ce34" office:value-type="float" office:value="4.12" calcext:value-type="float">
            <text:p>4,12</text:p>
          </table:table-cell>
          <table:table-cell table:style-name="ce34" office:value-type="float" office:value="4.17" calcext:value-type="float">
            <text:p>4,17</text:p>
          </table:table-cell>
          <table:table-cell table:style-name="ce51" office:value-type="float" office:value="4.12" calcext:value-type="float">
            <text:p>4,12</text:p>
          </table:table-cell>
          <table:table-cell table:number-columns-repeated="2" table:style-name="ce34" office:value-type="float" office:value="3.57" calcext:value-type="float">
            <text:p>3,57</text:p>
          </table:table-cell>
          <table:table-cell table:style-name="ce34" office:value-type="float" office:value="3.51" calcext:value-type="float">
            <text:p>3,51</text:p>
          </table:table-cell>
          <table:table-cell table:style-name="ce57" office:value-type="float" office:value="3.52" calcext:value-type="float">
            <text:p>3,5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94" calcext:value-type="float">
            <text:p>0,94</text:p>
          </table:table-cell>
          <table:table-cell table:number-columns-repeated="2" table:style-name="ce34" office:value-type="float" office:value="4.28" calcext:value-type="float">
            <text:p>4,28</text:p>
          </table:table-cell>
          <table:table-cell table:style-name="ce34" office:value-type="float" office:value="4.29" calcext:value-type="float">
            <text:p>4,29</text:p>
          </table:table-cell>
          <table:table-cell table:style-name="ce51" office:value-type="float" office:value="4.29" calcext:value-type="float">
            <text:p>4,29</text:p>
          </table:table-cell>
          <table:table-cell table:style-name="ce34" office:value-type="float" office:value="3.68" calcext:value-type="float">
            <text:p>3,68</text:p>
          </table:table-cell>
          <table:table-cell table:number-columns-repeated="2" table:style-name="ce34" office:value-type="float" office:value="3.63" calcext:value-type="float">
            <text:p>3,63</text:p>
          </table:table-cell>
          <table:table-cell table:style-name="ce57" office:value-type="float" office:value="3.68" calcext:value-type="float">
            <text:p>3,68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94" calcext:value-type="float">
            <text:p>0,94</text:p>
          </table:table-cell>
          <table:table-cell table:style-name="ce34" office:value-type="float" office:value="0.93" calcext:value-type="float">
            <text:p>0,93</text:p>
          </table:table-cell>
          <table:table-cell table:number-columns-repeated="3" table:style-name="ce34" office:value-type="float" office:value="4.23" calcext:value-type="float">
            <text:p>4,23</text:p>
          </table:table-cell>
          <table:table-cell table:style-name="ce51" office:value-type="float" office:value="4.23" calcext:value-type="float">
            <text:p>4,23</text:p>
          </table:table-cell>
          <table:table-cell table:style-name="ce34" office:value-type="float" office:value="3.68" calcext:value-type="float">
            <text:p>3,68</text:p>
          </table:table-cell>
          <table:table-cell table:style-name="ce34" office:value-type="float" office:value="3.62" calcext:value-type="float">
            <text:p>3,62</text:p>
          </table:table-cell>
          <table:table-cell table:style-name="ce34" office:value-type="float" office:value="3.63" calcext:value-type="float">
            <text:p>3,63</text:p>
          </table:table-cell>
          <table:table-cell table:style-name="ce57" office:value-type="float" office:value="3.62" calcext:value-type="float">
            <text:p>3,6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94" calcext:value-type="float">
            <text:p>0,94</text:p>
          </table:table-cell>
          <table:table-cell table:style-name="ce34" office:value-type="float" office:value="0.94" calcext:value-type="float">
            <text:p>0,94</text:p>
          </table:table-cell>
          <table:table-cell table:style-name="ce34" office:value-type="float" office:value="4.23" calcext:value-type="float">
            <text:p>4,23</text:p>
          </table:table-cell>
          <table:table-cell table:style-name="ce34" office:value-type="float" office:value="4.18" calcext:value-type="float">
            <text:p>4,18</text:p>
          </table:table-cell>
          <table:table-cell table:style-name="ce34" office:value-type="float" office:value="4.23" calcext:value-type="float">
            <text:p>4,23</text:p>
          </table:table-cell>
          <table:table-cell table:style-name="ce51" office:value-type="float" office:value="4.23" calcext:value-type="float">
            <text:p>4,23</text:p>
          </table:table-cell>
          <table:table-cell table:number-columns-repeated="2" table:style-name="ce34" office:value-type="float" office:value="3.62" calcext:value-type="float">
            <text:p>3,62</text:p>
          </table:table-cell>
          <table:table-cell table:style-name="ce34" office:value-type="float" office:value="3.57" calcext:value-type="float">
            <text:p>3,57</text:p>
          </table:table-cell>
          <table:table-cell table:style-name="ce57" office:value-type="float" office:value="3.62" calcext:value-type="float">
            <text:p>3,6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93" calcext:value-type="float">
            <text:p>0,93</text:p>
          </table:table-cell>
          <table:table-cell table:number-columns-repeated="3" table:style-name="ce34" office:value-type="float" office:value="4.23" calcext:value-type="float">
            <text:p>4,23</text:p>
          </table:table-cell>
          <table:table-cell table:style-name="ce51" office:value-type="float" office:value="4.23" calcext:value-type="float">
            <text:p>4,23</text:p>
          </table:table-cell>
          <table:table-cell table:number-columns-repeated="2" table:style-name="ce34" office:value-type="float" office:value="3.62" calcext:value-type="float">
            <text:p>3,62</text:p>
          </table:table-cell>
          <table:table-cell table:style-name="ce34" office:value-type="float" office:value="3.57" calcext:value-type="float">
            <text:p>3,57</text:p>
          </table:table-cell>
          <table:table-cell table:style-name="ce57" office:value-type="float" office:value="3.62" calcext:value-type="float">
            <text:p>3,62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94" calcext:value-type="float">
            <text:p>0,94</text:p>
          </table:table-cell>
          <table:table-cell table:style-name="ce35" office:value-type="float" office:value="0.93" calcext:value-type="float">
            <text:p>0,93</text:p>
          </table:table-cell>
          <table:table-cell table:number-columns-repeated="3" table:style-name="ce35" office:value-type="float" office:value="4.23" calcext:value-type="float">
            <text:p>4,23</text:p>
          </table:table-cell>
          <table:table-cell table:style-name="ce52" office:value-type="float" office:value="4.23" calcext:value-type="float">
            <text:p>4,23</text:p>
          </table:table-cell>
          <table:table-cell table:style-name="ce35" office:value-type="float" office:value="3.63" calcext:value-type="float">
            <text:p>3,63</text:p>
          </table:table-cell>
          <table:table-cell table:style-name="ce35" office:value-type="float" office:value="3.57" calcext:value-type="float">
            <text:p>3,57</text:p>
          </table:table-cell>
          <table:table-cell table:style-name="ce35" office:value-type="float" office:value="3.62" calcext:value-type="float">
            <text:p>3,62</text:p>
          </table:table-cell>
          <table:table-cell table:style-name="ce58" office:value-type="float" office:value="3.57" calcext:value-type="float">
            <text:p>3,57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59:.B68])" office:value-type="float" office:value="0.934" calcext:value-type="float">
            <text:p>0,934</text:p>
          </table:table-cell>
          <table:table-cell table:style-name="ce24" table:formula="of:=AVERAGE([.C59:.C68])" office:value-type="float" office:value="0.923" calcext:value-type="float">
            <text:p>0,923</text:p>
          </table:table-cell>
          <table:table-cell table:style-name="ce24" table:formula="of:=AVERAGE([.D59:.D68])" office:value-type="float" office:value="4.158" calcext:value-type="float">
            <text:p>4,158</text:p>
          </table:table-cell>
          <table:table-cell table:style-name="ce24" table:formula="of:=AVERAGE([.E59:.E68])" office:value-type="float" office:value="4.141" calcext:value-type="float">
            <text:p>4,141</text:p>
          </table:table-cell>
          <table:table-cell table:style-name="ce24" table:formula="of:=AVERAGE([.F59:.F68])" office:value-type="float" office:value="4.17" calcext:value-type="float">
            <text:p>4,170</text:p>
          </table:table-cell>
          <table:table-cell table:style-name="ce24" table:formula="of:=AVERAGE([.G59:.G68])" office:value-type="float" office:value="4.164" calcext:value-type="float">
            <text:p>4,164</text:p>
          </table:table-cell>
          <table:table-cell table:style-name="ce54" table:formula="of:=AVERAGE([.H59:.H68])" office:value-type="float" office:value="3.58" calcext:value-type="float">
            <text:p>3,580</text:p>
          </table:table-cell>
          <table:table-cell table:style-name="ce55" table:formula="of:=AVERAGE([.I59:.I68])" office:value-type="float" office:value="3.558" calcext:value-type="float">
            <text:p>3,558</text:p>
          </table:table-cell>
          <table:table-cell table:style-name="ce55" table:formula="of:=AVERAGE([.J59:.J68])" office:value-type="float" office:value="3.549" calcext:value-type="float">
            <text:p>3,549</text:p>
          </table:table-cell>
          <table:table-cell table:style-name="ce55" table:formula="of:=AVERAGE([.K59:.K68])" office:value-type="float" office:value="3.557" calcext:value-type="float">
            <text:p>3,557</text:p>
          </table:table-cell>
          <table:table-cell table:number-columns-repeated="1013"/>
        </table:table-row>
        <table:table-row table:style-name="ro2">
          <table:table-cell table:number-columns-repeated="11"/>
          <table:table-cell>
            <draw:frame draw:z-index="10" draw:name="Chart 11" draw:style-name="gr1" draw:text-style-name="P1" svg:width="118.5mm" svg:height="65.87mm" svg:x="20.57mm" svg:y="0.01mm">
              <draw:object draw:notify-on-update-of-ranges="Tanda1.B73:Tanda1.B73 Tanda1.D73:Tanda1.D73 Tanda1.F73:Tanda1.F73 Tanda1.H73:Tanda1.H73 Tanda1.J73:Tanda1.J73  Tanda3.B85:Tanda3.B85 Tanda3.D85:Tanda3.D85 Tanda3.F85:Tanda3.F85 Tanda3.H85:Tanda3.H85 Tanda3.J85:Tanda3.J85  Tanda3.C85:Tanda3.C85 Tanda3.E85:Tanda3.E85 Tanda3.G85:Tanda3.G85 Tanda3.I85:Tanda3.I85 Tanda3.K85:Tanda3.K85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Viled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05" calcext:value-type="float">
            <text:p>1,05</text:p>
          </table:table-cell>
          <table:table-cell table:style-name="ce33" office:value-type="float" office:value="1.04" calcext:value-type="float">
            <text:p>1,04</text:p>
          </table:table-cell>
          <table:table-cell table:style-name="ce33" office:value-type="float" office:value="5.1" calcext:value-type="float">
            <text:p>5,10</text:p>
          </table:table-cell>
          <table:table-cell table:style-name="ce33" office:value-type="float" office:value="5.05" calcext:value-type="float">
            <text:p>5,05</text:p>
          </table:table-cell>
          <table:table-cell table:style-name="ce33" office:value-type="float" office:value="4.94" calcext:value-type="float">
            <text:p>4,94</text:p>
          </table:table-cell>
          <table:table-cell table:style-name="ce33" office:value-type="float" office:value="5" calcext:value-type="float">
            <text:p>5,00</text:p>
          </table:table-cell>
          <table:table-cell table:style-name="ce33" office:value-type="float" office:value="4.23" calcext:value-type="float">
            <text:p>4,23</text:p>
          </table:table-cell>
          <table:table-cell table:style-name="ce33" office:value-type="float" office:value="4.28" calcext:value-type="float">
            <text:p>4,28</text:p>
          </table:table-cell>
          <table:table-cell table:style-name="ce33" office:value-type="float" office:value="4.23" calcext:value-type="float">
            <text:p>4,23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5" calcext:value-type="float">
            <text:p>1,05</text:p>
          </table:table-cell>
          <table:table-cell table:number-columns-repeated="2" table:style-name="ce34" office:value-type="float" office:value="5.05" calcext:value-type="float">
            <text:p>5,05</text:p>
          </table:table-cell>
          <table:table-cell table:style-name="ce34" office:value-type="float" office:value="4.95" calcext:value-type="float">
            <text:p>4,95</text:p>
          </table:table-cell>
          <table:table-cell table:style-name="ce34" office:value-type="float" office:value="4.99" calcext:value-type="float">
            <text:p>4,99</text:p>
          </table:table-cell>
          <table:table-cell table:style-name="ce34" office:value-type="float" office:value="4.22" calcext:value-type="float">
            <text:p>4,22</text:p>
          </table:table-cell>
          <table:table-cell table:number-columns-repeated="2" table:style-name="ce34" office:value-type="float" office:value="4.23" calcext:value-type="float">
            <text:p>4,23</text:p>
          </table:table-cell>
          <table:table-cell table:style-name="ce56" office:value-type="float" office:value="4.17" calcext:value-type="float">
            <text:p>4,1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4" calcext:value-type="float">
            <text:p>1,04</text:p>
          </table:table-cell>
          <table:table-cell table:number-columns-repeated="2" table:style-name="ce34" office:value-type="float" office:value="5.05" calcext:value-type="float">
            <text:p>5,05</text:p>
          </table:table-cell>
          <table:table-cell table:number-columns-repeated="2" table:style-name="ce34" office:value-type="float" office:value="4.94" calcext:value-type="float">
            <text:p>4,94</text:p>
          </table:table-cell>
          <table:table-cell table:number-columns-repeated="3" table:style-name="ce34" office:value-type="float" office:value="4.23" calcext:value-type="float">
            <text:p>4,23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1.04" calcext:value-type="float">
            <text:p>1,04</text:p>
          </table:table-cell>
          <table:table-cell table:style-name="ce34" office:value-type="float" office:value="5.11" calcext:value-type="float">
            <text:p>5,11</text:p>
          </table:table-cell>
          <table:table-cell table:style-name="ce34" office:value-type="float" office:value="5.1" calcext:value-type="float">
            <text:p>5,10</text:p>
          </table:table-cell>
          <table:table-cell table:number-columns-repeated="2" table:style-name="ce34" office:value-type="float" office:value="5" calcext:value-type="float">
            <text:p>5,00</text:p>
          </table:table-cell>
          <table:table-cell table:style-name="ce34" office:value-type="float" office:value="4.23" calcext:value-type="float">
            <text:p>4,23</text:p>
          </table:table-cell>
          <table:table-cell table:number-columns-repeated="2" table:style-name="ce34" office:value-type="float" office:value="4.28" calcext:value-type="float">
            <text:p>4,28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5" calcext:value-type="float">
            <text:p>1,05</text:p>
          </table:table-cell>
          <table:table-cell table:style-name="ce34" office:value-type="float" office:value="5.05" calcext:value-type="float">
            <text:p>5,05</text:p>
          </table:table-cell>
          <table:table-cell table:style-name="ce34" office:value-type="float" office:value="5.11" calcext:value-type="float">
            <text:p>5,11</text:p>
          </table:table-cell>
          <table:table-cell table:style-name="ce34" office:value-type="float" office:value="4.94" calcext:value-type="float">
            <text:p>4,94</text:p>
          </table:table-cell>
          <table:table-cell table:style-name="ce34" office:value-type="float" office:value="4.99" calcext:value-type="float">
            <text:p>4,99</text:p>
          </table:table-cell>
          <table:table-cell table:style-name="ce34" office:value-type="float" office:value="4.29" calcext:value-type="float">
            <text:p>4,29</text:p>
          </table:table-cell>
          <table:table-cell table:style-name="ce34" office:value-type="float" office:value="4.28" calcext:value-type="float">
            <text:p>4,28</text:p>
          </table:table-cell>
          <table:table-cell table:style-name="ce34" office:value-type="float" office:value="4.23" calcext:value-type="float">
            <text:p>4,23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5.1" calcext:value-type="float">
            <text:p>5,10</text:p>
          </table:table-cell>
          <table:table-cell table:style-name="ce34" office:value-type="float" office:value="5.05" calcext:value-type="float">
            <text:p>5,05</text:p>
          </table:table-cell>
          <table:table-cell table:style-name="ce34" office:value-type="float" office:value="4.94" calcext:value-type="float">
            <text:p>4,94</text:p>
          </table:table-cell>
          <table:table-cell table:style-name="ce34" office:value-type="float" office:value="5" calcext:value-type="float">
            <text:p>5,00</text:p>
          </table:table-cell>
          <table:table-cell table:style-name="ce34" office:value-type="float" office:value="4.29" calcext:value-type="float">
            <text:p>4,29</text:p>
          </table:table-cell>
          <table:table-cell table:style-name="ce34" office:value-type="float" office:value="4.28" calcext:value-type="float">
            <text:p>4,28</text:p>
          </table:table-cell>
          <table:table-cell table:style-name="ce34" office:value-type="float" office:value="4.22" calcext:value-type="float">
            <text:p>4,22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5.05" calcext:value-type="float">
            <text:p>5,05</text:p>
          </table:table-cell>
          <table:table-cell table:style-name="ce34" office:value-type="float" office:value="5.06" calcext:value-type="float">
            <text:p>5,06</text:p>
          </table:table-cell>
          <table:table-cell table:style-name="ce34" office:value-type="float" office:value="4.95" calcext:value-type="float">
            <text:p>4,95</text:p>
          </table:table-cell>
          <table:table-cell table:style-name="ce34" office:value-type="float" office:value="4.94" calcext:value-type="float">
            <text:p>4,94</text:p>
          </table:table-cell>
          <table:table-cell table:number-columns-repeated="2" table:style-name="ce34" office:value-type="float" office:value="4.28" calcext:value-type="float">
            <text:p>4,28</text:p>
          </table:table-cell>
          <table:table-cell table:style-name="ce34" office:value-type="float" office:value="4.23" calcext:value-type="float">
            <text:p>4,23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8" calcext:value-type="float">
            <text:p>0,98</text:p>
          </table:table-cell>
          <table:table-cell table:style-name="ce34" office:value-type="float" office:value="4.99" calcext:value-type="float">
            <text:p>4,99</text:p>
          </table:table-cell>
          <table:table-cell table:style-name="ce34" office:value-type="float" office:value="5" calcext:value-type="float">
            <text:p>5,00</text:p>
          </table:table-cell>
          <table:table-cell table:style-name="ce34" office:value-type="float" office:value="4.94" calcext:value-type="float">
            <text:p>4,94</text:p>
          </table:table-cell>
          <table:table-cell table:style-name="ce34" office:value-type="float" office:value="4.89" calcext:value-type="float">
            <text:p>4,89</text:p>
          </table:table-cell>
          <table:table-cell table:style-name="ce1" office:value-type="float" office:value="4.23" calcext:value-type="float">
            <text:p>4,23</text:p>
          </table:table-cell>
          <table:table-cell table:style-name="ce34" office:value-type="float" office:value="4.23" calcext:value-type="float">
            <text:p>4,23</text:p>
          </table:table-cell>
          <table:table-cell table:style-name="ce34" office:value-type="float" office:value="4.17" calcext:value-type="float">
            <text:p>4,17</text:p>
          </table:table-cell>
          <table:table-cell table:style-name="ce56" office:value-type="float" office:value="4.17" calcext:value-type="float">
            <text:p>4,1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number-columns-repeated="2" table:style-name="ce34" office:value-type="float" office:value="5.05" calcext:value-type="float">
            <text:p>5,05</text:p>
          </table:table-cell>
          <table:table-cell table:number-columns-repeated="2" table:style-name="ce34" office:value-type="float" office:value="4.94" calcext:value-type="float">
            <text:p>4,94</text:p>
          </table:table-cell>
          <table:table-cell table:number-columns-repeated="3" table:style-name="ce34" office:value-type="float" office:value="4.23" calcext:value-type="float">
            <text:p>4,23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99" calcext:value-type="float">
            <text:p>0,99</text:p>
          </table:table-cell>
          <table:table-cell table:style-name="ce35" office:value-type="float" office:value="0.99" calcext:value-type="float">
            <text:p>0,99</text:p>
          </table:table-cell>
          <table:table-cell table:style-name="ce35" office:value-type="float" office:value="5.05" calcext:value-type="float">
            <text:p>5,05</text:p>
          </table:table-cell>
          <table:table-cell table:style-name="ce35" office:value-type="float" office:value="5" calcext:value-type="float">
            <text:p>5,00</text:p>
          </table:table-cell>
          <table:table-cell table:style-name="ce34" office:value-type="float" office:value="4.95" calcext:value-type="float">
            <text:p>4,95</text:p>
          </table:table-cell>
          <table:table-cell table:style-name="ce35" office:value-type="float" office:value="4.94" calcext:value-type="float">
            <text:p>4,94</text:p>
          </table:table-cell>
          <table:table-cell table:style-name="ce35" office:value-type="float" office:value="4.23" calcext:value-type="float">
            <text:p>4,23</text:p>
          </table:table-cell>
          <table:table-cell table:style-name="ce35" office:value-type="float" office:value="4.28" calcext:value-type="float">
            <text:p>4,28</text:p>
          </table:table-cell>
          <table:table-cell table:style-name="ce35" office:value-type="float" office:value="4.17" calcext:value-type="float">
            <text:p>4,17</text:p>
          </table:table-cell>
          <table:table-cell table:style-name="ce56" office:value-type="float" office:value="4.23" calcext:value-type="float">
            <text:p>4,23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75:.B84])" office:value-type="float" office:value="1.022" calcext:value-type="float">
            <text:p>1,022</text:p>
          </table:table-cell>
          <table:table-cell table:style-name="ce24" table:formula="of:=AVERAGE([.C75:.C84])" office:value-type="float" office:value="1.016" calcext:value-type="float">
            <text:p>1,016</text:p>
          </table:table-cell>
          <table:table-cell table:style-name="ce24" table:formula="of:=AVERAGE([.D75:.D84])" office:value-type="float" office:value="5.06" calcext:value-type="float">
            <text:p>5,060</text:p>
          </table:table-cell>
          <table:table-cell table:style-name="ce24" table:formula="of:=AVERAGE([.E75:.E84])" office:value-type="float" office:value="5.052" calcext:value-type="float">
            <text:p>5,052</text:p>
          </table:table-cell>
          <table:table-cell table:style-name="ce24" table:formula="of:=AVERAGE([.F75:.F84])" office:value-type="float" office:value="4.949" calcext:value-type="float">
            <text:p>4,949</text:p>
          </table:table-cell>
          <table:table-cell table:style-name="ce24" table:formula="of:=AVERAGE([.G75:.G84])" office:value-type="float" office:value="4.963" calcext:value-type="float">
            <text:p>4,963</text:p>
          </table:table-cell>
          <table:table-cell table:style-name="ce54" table:formula="of:=AVERAGE([.H75:.H84])" office:value-type="float" office:value="4.246" calcext:value-type="float">
            <text:p>4,246</text:p>
          </table:table-cell>
          <table:table-cell table:style-name="ce55" table:formula="of:=AVERAGE([.I75:.I84])" office:value-type="float" office:value="4.26" calcext:value-type="float">
            <text:p>4,260</text:p>
          </table:table-cell>
          <table:table-cell table:style-name="ce55" table:formula="of:=AVERAGE([.J75:.J84])" office:value-type="float" office:value="4.222" calcext:value-type="float">
            <text:p>4,222</text:p>
          </table:table-cell>
          <table:table-cell table:style-name="ce55" table:formula="of:=AVERAGE([.K75:.K84])" office:value-type="float" office:value="4.218" calcext:value-type="float">
            <text:p>4,218</text:p>
          </table:table-cell>
          <table:table-cell>
            <draw:frame draw:z-index="1" draw:name="Chart 2" draw:style-name="gr1" draw:text-style-name="P1" svg:width="127.7mm" svg:height="77.78mm" svg:x="8.67mm" svg:y="3.18mm">
              <draw:object draw:notify-on-update-of-ranges="Tanda1.B89:Tanda1.B89 Tanda1.D89:Tanda1.D89 Tanda1.F89:Tanda1.F89 Tanda1.H89:Tanda1.H89 Tanda1.J89:Tanda1.J89  Tanda3.B101:Tanda3.B101 Tanda3.D101:Tanda3.D101 Tanda3.F101:Tanda3.F101 Tanda3.H101:Tanda3.H101 Tanda3.J101:Tanda3.J101  Tanda3.C101:Tanda3.C101 Tanda3.E101:Tanda3.E101 Tanda3.G101:Tanda3.G101 Tanda3.I101:Tanda3.I101 Tanda3.K101:Tanda3.K101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Rayas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99" calcext:value-type="float">
            <text:p>0,99</text:p>
          </table:table-cell>
          <table:table-cell table:style-name="ce33" office:value-type="float" office:value="0.98" calcext:value-type="float">
            <text:p>0,98</text:p>
          </table:table-cell>
          <table:table-cell table:number-columns-repeated="2" table:style-name="ce33" office:value-type="float" office:value="4.99" calcext:value-type="float">
            <text:p>4,99</text:p>
          </table:table-cell>
          <table:table-cell table:number-columns-repeated="2" table:style-name="ce33" office:value-type="float" office:value="4.89" calcext:value-type="float">
            <text:p>4,89</text:p>
          </table:table-cell>
          <table:table-cell table:style-name="ce33" office:value-type="float" office:value="4.23" calcext:value-type="float">
            <text:p>4,23</text:p>
          </table:table-cell>
          <table:table-cell table:style-name="ce33" office:value-type="float" office:value="4.18" calcext:value-type="float">
            <text:p>4,18</text:p>
          </table:table-cell>
          <table:table-cell table:style-name="ce33" office:value-type="float" office:value="4.12" calcext:value-type="float">
            <text:p>4,12</text:p>
          </table:table-cell>
          <table:table-cell table:style-name="ce56" office:value-type="float" office:value="4.12" calcext:value-type="float">
            <text:p>4,1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1.05" calcext:value-type="float">
            <text:p>1,05</text:p>
          </table:table-cell>
          <table:table-cell table:style-name="ce34" office:value-type="float" office:value="4.94" calcext:value-type="float">
            <text:p>4,94</text:p>
          </table:table-cell>
          <table:table-cell table:number-columns-repeated="3" table:style-name="ce34" office:value-type="float" office:value="4.89" calcext:value-type="float">
            <text:p>4,89</text:p>
          </table:table-cell>
          <table:table-cell table:style-name="ce34" office:value-type="float" office:value="4.17" calcext:value-type="float">
            <text:p>4,17</text:p>
          </table:table-cell>
          <table:table-cell table:style-name="ce34" office:value-type="float" office:value="4.18" calcext:value-type="float">
            <text:p>4,18</text:p>
          </table:table-cell>
          <table:table-cell table:style-name="ce34" office:value-type="float" office:value="4.12" calcext:value-type="float">
            <text:p>4,12</text:p>
          </table:table-cell>
          <table:table-cell table:style-name="ce57" office:value-type="float" office:value="4.17" calcext:value-type="float">
            <text:p>4,1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4.94" calcext:value-type="float">
            <text:p>4,94</text:p>
          </table:table-cell>
          <table:table-cell table:style-name="ce34" office:value-type="float" office:value="4.95" calcext:value-type="float">
            <text:p>4,95</text:p>
          </table:table-cell>
          <table:table-cell table:number-columns-repeated="2" table:style-name="ce34" office:value-type="float" office:value="4.89" calcext:value-type="float">
            <text:p>4,89</text:p>
          </table:table-cell>
          <table:table-cell table:style-name="ce34" office:value-type="float" office:value="4.22" calcext:value-type="float">
            <text:p>4,22</text:p>
          </table:table-cell>
          <table:table-cell table:style-name="ce34" office:value-type="float" office:value="4.17" calcext:value-type="float">
            <text:p>4,17</text:p>
          </table:table-cell>
          <table:table-cell table:style-name="ce34" office:value-type="float" office:value="4.18" calcext:value-type="float">
            <text:p>4,18</text:p>
          </table:table-cell>
          <table:table-cell table:style-name="ce57" office:value-type="float" office:value="4.12" calcext:value-type="float">
            <text:p>4,1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number-columns-repeated="2" table:style-name="ce34" office:value-type="float" office:value="4.94" calcext:value-type="float">
            <text:p>4,94</text:p>
          </table:table-cell>
          <table:table-cell table:number-columns-repeated="2" table:style-name="ce34" office:value-type="float" office:value="4.83" calcext:value-type="float">
            <text:p>4,83</text:p>
          </table:table-cell>
          <table:table-cell table:style-name="ce34" office:value-type="float" office:value="4.17" calcext:value-type="float">
            <text:p>4,17</text:p>
          </table:table-cell>
          <table:table-cell table:number-columns-repeated="2" table:style-name="ce34" office:value-type="float" office:value="4.12" calcext:value-type="float">
            <text:p>4,12</text:p>
          </table:table-cell>
          <table:table-cell table:style-name="ce57" office:value-type="float" office:value="4.11" calcext:value-type="float">
            <text:p>4,1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0.99" calcext:value-type="float">
            <text:p>0,99</text:p>
          </table:table-cell>
          <table:table-cell table:number-columns-repeated="2" table:style-name="ce34" office:value-type="float" office:value="4.89" calcext:value-type="float">
            <text:p>4,89</text:p>
          </table:table-cell>
          <table:table-cell table:number-columns-repeated="2" table:style-name="ce34" office:value-type="float" office:value="4.84" calcext:value-type="float">
            <text:p>4,84</text:p>
          </table:table-cell>
          <table:table-cell table:style-name="ce34" office:value-type="float" office:value="4.17" calcext:value-type="float">
            <text:p>4,17</text:p>
          </table:table-cell>
          <table:table-cell table:style-name="ce34" office:value-type="float" office:value="4.12" calcext:value-type="float">
            <text:p>4,12</text:p>
          </table:table-cell>
          <table:table-cell table:style-name="ce34" office:value-type="float" office:value="4.07" calcext:value-type="float">
            <text:p>4,07</text:p>
          </table:table-cell>
          <table:table-cell table:style-name="ce57" office:value-type="float" office:value="4.07" calcext:value-type="float">
            <text:p>4,0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4.89" calcext:value-type="float">
            <text:p>4,89</text:p>
          </table:table-cell>
          <table:table-cell table:style-name="ce34" office:value-type="float" office:value="4.84" calcext:value-type="float">
            <text:p>4,84</text:p>
          </table:table-cell>
          <table:table-cell table:style-name="ce34" office:value-type="float" office:value="4.83" calcext:value-type="float">
            <text:p>4,83</text:p>
          </table:table-cell>
          <table:table-cell table:style-name="ce34" office:value-type="float" office:value="4.77" calcext:value-type="float">
            <text:p>4,77</text:p>
          </table:table-cell>
          <table:table-cell table:style-name="ce34" office:value-type="float" office:value="4.12" calcext:value-type="float">
            <text:p>4,12</text:p>
          </table:table-cell>
          <table:table-cell table:style-name="ce34" office:value-type="float" office:value="4.07" calcext:value-type="float">
            <text:p>4,07</text:p>
          </table:table-cell>
          <table:table-cell table:style-name="ce34" office:value-type="float" office:value="4.06" calcext:value-type="float">
            <text:p>4,06</text:p>
          </table:table-cell>
          <table:table-cell table:style-name="ce57" office:value-type="float" office:value="4.06" calcext:value-type="float">
            <text:p>4,0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4.94" calcext:value-type="float">
            <text:p>4,94</text:p>
          </table:table-cell>
          <table:table-cell table:style-name="ce34" office:value-type="float" office:value="4.89" calcext:value-type="float">
            <text:p>4,89</text:p>
          </table:table-cell>
          <table:table-cell table:style-name="ce34" office:value-type="float" office:value="4.83" calcext:value-type="float">
            <text:p>4,83</text:p>
          </table:table-cell>
          <table:table-cell table:style-name="ce34" office:value-type="float" office:value="4.78" calcext:value-type="float">
            <text:p>4,78</text:p>
          </table:table-cell>
          <table:table-cell table:number-columns-repeated="2" table:style-name="ce34" office:value-type="float" office:value="4.12" calcext:value-type="float">
            <text:p>4,12</text:p>
          </table:table-cell>
          <table:table-cell table:style-name="ce34" office:value-type="float" office:value="4.07" calcext:value-type="float">
            <text:p>4,07</text:p>
          </table:table-cell>
          <table:table-cell table:style-name="ce57" office:value-type="float" office:value="4.07" calcext:value-type="float">
            <text:p>4,07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0.98" calcext:value-type="float">
            <text:p>0,98</text:p>
          </table:table-cell>
          <table:table-cell table:style-name="ce34" office:value-type="float" office:value="4.89" calcext:value-type="float">
            <text:p>4,89</text:p>
          </table:table-cell>
          <table:table-cell table:style-name="ce34" office:value-type="float" office:value="4.95" calcext:value-type="float">
            <text:p>4,95</text:p>
          </table:table-cell>
          <table:table-cell table:style-name="ce34" office:value-type="float" office:value="4.83" calcext:value-type="float">
            <text:p>4,83</text:p>
          </table:table-cell>
          <table:table-cell table:style-name="ce34" office:value-type="float" office:value="4.84" calcext:value-type="float">
            <text:p>4,84</text:p>
          </table:table-cell>
          <table:table-cell table:number-columns-repeated="2" table:style-name="ce34" office:value-type="float" office:value="4.18" calcext:value-type="float">
            <text:p>4,18</text:p>
          </table:table-cell>
          <table:table-cell table:style-name="ce34" office:value-type="float" office:value="4.12" calcext:value-type="float">
            <text:p>4,12</text:p>
          </table:table-cell>
          <table:table-cell table:style-name="ce57" office:value-type="float" office:value="4.12" calcext:value-type="float">
            <text:p>4,1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0.99" calcext:value-type="float">
            <text:p>0,99</text:p>
          </table:table-cell>
          <table:table-cell table:number-columns-repeated="2" table:style-name="ce34" office:value-type="float" office:value="4.89" calcext:value-type="float">
            <text:p>4,89</text:p>
          </table:table-cell>
          <table:table-cell table:style-name="ce34" office:value-type="float" office:value="4.78" calcext:value-type="float">
            <text:p>4,78</text:p>
          </table:table-cell>
          <table:table-cell table:style-name="ce34" office:value-type="float" office:value="4.77" calcext:value-type="float">
            <text:p>4,77</text:p>
          </table:table-cell>
          <table:table-cell table:style-name="ce34" office:value-type="float" office:value="4.18" calcext:value-type="float">
            <text:p>4,18</text:p>
          </table:table-cell>
          <table:table-cell table:number-columns-repeated="2" table:style-name="ce34" office:value-type="float" office:value="4.12" calcext:value-type="float">
            <text:p>4,12</text:p>
          </table:table-cell>
          <table:table-cell table:style-name="ce57" office:value-type="float" office:value="4.12" calcext:value-type="float">
            <text:p>4,12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99" calcext:value-type="float">
            <text:p>0,99</text:p>
          </table:table-cell>
          <table:table-cell table:style-name="ce35" office:value-type="float" office:value="1.04" calcext:value-type="float">
            <text:p>1,04</text:p>
          </table:table-cell>
          <table:table-cell table:style-name="ce35" office:value-type="float" office:value="4.94" calcext:value-type="float">
            <text:p>4,94</text:p>
          </table:table-cell>
          <table:table-cell table:style-name="ce35" office:value-type="float" office:value="4.89" calcext:value-type="float">
            <text:p>4,89</text:p>
          </table:table-cell>
          <table:table-cell table:style-name="ce35" office:value-type="float" office:value="4.83" calcext:value-type="float">
            <text:p>4,83</text:p>
          </table:table-cell>
          <table:table-cell table:style-name="ce35" office:value-type="float" office:value="4.84" calcext:value-type="float">
            <text:p>4,84</text:p>
          </table:table-cell>
          <table:table-cell table:number-columns-repeated="3" table:style-name="ce35" office:value-type="float" office:value="4.12" calcext:value-type="float">
            <text:p>4,12</text:p>
          </table:table-cell>
          <table:table-cell table:style-name="ce58" office:value-type="float" office:value="4.12" calcext:value-type="float">
            <text:p>4,12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91:.B100])" office:value-type="float" office:value="1.002" calcext:value-type="float">
            <text:p>1,002</text:p>
          </table:table-cell>
          <table:table-cell table:style-name="ce24" table:formula="of:=AVERAGE([.C91:.C100])" office:value-type="float" office:value="0.999" calcext:value-type="float">
            <text:p>0,999</text:p>
          </table:table-cell>
          <table:table-cell table:style-name="ce24" table:formula="of:=AVERAGE([.D91:.D100])" office:value-type="float" office:value="4.925" calcext:value-type="float">
            <text:p>4,925</text:p>
          </table:table-cell>
          <table:table-cell table:style-name="ce24" table:formula="of:=AVERAGE([.E91:.E100])" office:value-type="float" office:value="4.912" calcext:value-type="float">
            <text:p>4,912</text:p>
          </table:table-cell>
          <table:table-cell table:style-name="ce24" table:formula="of:=AVERAGE([.F91:.F100])" office:value-type="float" office:value="4.844" calcext:value-type="float">
            <text:p>4,844</text:p>
          </table:table-cell>
          <table:table-cell table:style-name="ce24" table:formula="of:=AVERAGE([.G91:.G100])" office:value-type="float" office:value="4.834" calcext:value-type="float">
            <text:p>4,834</text:p>
          </table:table-cell>
          <table:table-cell table:style-name="ce54" table:formula="of:=AVERAGE([.H91:.H100])" office:value-type="float" office:value="4.168" calcext:value-type="float">
            <text:p>4,168</text:p>
          </table:table-cell>
          <table:table-cell table:style-name="ce55" table:formula="of:=AVERAGE([.I91:.I100])" office:value-type="float" office:value="4.138" calcext:value-type="float">
            <text:p>4,138</text:p>
          </table:table-cell>
          <table:table-cell table:style-name="ce55" table:formula="of:=AVERAGE([.J91:.J100])" office:value-type="float" office:value="4.11" calcext:value-type="float">
            <text:p>4,110</text:p>
          </table:table-cell>
          <table:table-cell table:style-name="ce55" table:formula="of:=AVERAGE([.K91:.K100])" office:value-type="float" office:value="4.108" calcext:value-type="float">
            <text:p>4,108</text:p>
          </table:table-cell>
          <table:table-cell table:number-columns-repeated="1013"/>
        </table:table-row>
        <table:table-row table:style-name="ro2">
          <table:table-cell table:number-columns-repeated="11"/>
          <table:table-cell>
            <draw:frame draw:z-index="2" draw:name="Chart 3" draw:style-name="gr1" draw:text-style-name="P1" svg:width="128.25mm" svg:height="74.09mm" svg:x="9.75mm" svg:y="3.18mm">
              <draw:object draw:notify-on-update-of-ranges="Tanda1.B105:Tanda1.B105 Tanda1.D105:Tanda1.D105 Tanda1.F105:Tanda1.F105 Tanda1.H105:Tanda1.H105 Tanda1.J105:Tanda1.J105  Tanda3.B117:Tanda3.B117 Tanda3.D117:Tanda3.D117 Tanda3.F117:Tanda3.F117 Tanda3.H117:Tanda3.H117 Tanda3.J117:Tanda3.J117  Tanda3.C117:Tanda3.C117 Tanda3.E117:Tanda3.E117 Tanda3.G117:Tanda3.G117 Tanda3.I117:Tanda3.I117 Tanda3.K117:Tanda3.K11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Blanc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1.04" calcext:value-type="float">
            <text:p>1,04</text:p>
          </table:table-cell>
          <table:table-cell table:style-name="ce33" office:value-type="float" office:value="1.05" calcext:value-type="float">
            <text:p>1,05</text:p>
          </table:table-cell>
          <table:table-cell table:number-columns-repeated="2" table:style-name="ce33" office:value-type="float" office:value="5.32" calcext:value-type="float">
            <text:p>5,32</text:p>
          </table:table-cell>
          <table:table-cell table:number-columns-repeated="2" table:style-name="ce33" office:value-type="float" office:value="5.22" calcext:value-type="float">
            <text:p>5,22</text:p>
          </table:table-cell>
          <table:table-cell table:number-columns-repeated="3" table:style-name="ce33" office:value-type="float" office:value="4.45" calcext:value-type="float">
            <text:p>4,45</text:p>
          </table:table-cell>
          <table:table-cell table:style-name="ce56" office:value-type="float" office:value="4.39" calcext:value-type="float">
            <text:p>4,39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1.04" calcext:value-type="float">
            <text:p>1,04</text:p>
          </table:table-cell>
          <table:table-cell table:number-columns-repeated="2" table:style-name="ce34" office:value-type="float" office:value="5.22" calcext:value-type="float">
            <text:p>5,22</text:p>
          </table:table-cell>
          <table:table-cell table:number-columns-repeated="2" table:style-name="ce34" office:value-type="float" office:value="5.11" calcext:value-type="float">
            <text:p>5,11</text:p>
          </table:table-cell>
          <table:table-cell table:number-columns-repeated="2" table:style-name="ce34" office:value-type="float" office:value="4.4" calcext:value-type="float">
            <text:p>4,40</text:p>
          </table:table-cell>
          <table:table-cell table:style-name="ce34" office:value-type="float" office:value="4.34" calcext:value-type="float">
            <text:p>4,34</text:p>
          </table:table-cell>
          <table:table-cell table:style-name="ce57" office:value-type="float" office:value="4.34" calcext:value-type="float">
            <text:p>4,34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99" calcext:value-type="float">
            <text:p>0,99</text:p>
          </table:table-cell>
          <table:table-cell table:style-name="ce34" office:value-type="float" office:value="1.04" calcext:value-type="float">
            <text:p>1,04</text:p>
          </table:table-cell>
          <table:table-cell table:number-columns-repeated="2" table:style-name="ce34" office:value-type="float" office:value="5.27" calcext:value-type="float">
            <text:p>5,27</text:p>
          </table:table-cell>
          <table:table-cell table:style-name="ce34" office:value-type="float" office:value="5.16" calcext:value-type="float">
            <text:p>5,16</text:p>
          </table:table-cell>
          <table:table-cell table:style-name="ce34" office:value-type="float" office:value="5.11" calcext:value-type="float">
            <text:p>5,11</text:p>
          </table:table-cell>
          <table:table-cell table:number-columns-repeated="3" table:style-name="ce34" office:value-type="float" office:value="4.4" calcext:value-type="float">
            <text:p>4,40</text:p>
          </table:table-cell>
          <table:table-cell table:style-name="ce57" office:value-type="float" office:value="4.4" calcext:value-type="float">
            <text:p>4,4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1.05" calcext:value-type="float">
            <text:p>1,05</text:p>
          </table:table-cell>
          <table:table-cell table:style-name="ce34" office:value-type="float" office:value="5.28" calcext:value-type="float">
            <text:p>5,28</text:p>
          </table:table-cell>
          <table:table-cell table:style-name="ce34" office:value-type="float" office:value="5.22" calcext:value-type="float">
            <text:p>5,22</text:p>
          </table:table-cell>
          <table:table-cell table:number-columns-repeated="2" table:style-name="ce34" office:value-type="float" office:value="5.11" calcext:value-type="float">
            <text:p>5,11</text:p>
          </table:table-cell>
          <table:table-cell table:style-name="ce34" office:value-type="float" office:value="4.39" calcext:value-type="float">
            <text:p>4,39</text:p>
          </table:table-cell>
          <table:table-cell table:style-name="ce34" office:value-type="float" office:value="4.34" calcext:value-type="float">
            <text:p>4,34</text:p>
          </table:table-cell>
          <table:table-cell table:style-name="ce34" office:value-type="float" office:value="4.5" calcext:value-type="float">
            <text:p>4,50</text:p>
          </table:table-cell>
          <table:table-cell table:style-name="ce57" office:value-type="float" office:value="4.4" calcext:value-type="float">
            <text:p>4,4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4" calcext:value-type="float">
            <text:p>1,04</text:p>
          </table:table-cell>
          <table:table-cell table:style-name="ce34" office:value-type="float" office:value="5.27" calcext:value-type="float">
            <text:p>5,27</text:p>
          </table:table-cell>
          <table:table-cell table:style-name="ce34" office:value-type="float" office:value="5.28" calcext:value-type="float">
            <text:p>5,28</text:p>
          </table:table-cell>
          <table:table-cell table:style-name="ce34" office:value-type="float" office:value="5.16" calcext:value-type="float">
            <text:p>5,16</text:p>
          </table:table-cell>
          <table:table-cell table:style-name="ce34" office:value-type="float" office:value="5.1" calcext:value-type="float">
            <text:p>5,10</text:p>
          </table:table-cell>
          <table:table-cell table:style-name="ce34" office:value-type="float" office:value="4.39" calcext:value-type="float">
            <text:p>4,39</text:p>
          </table:table-cell>
          <table:table-cell table:style-name="ce34" office:value-type="float" office:value="4.4" calcext:value-type="float">
            <text:p>4,40</text:p>
          </table:table-cell>
          <table:table-cell table:style-name="ce34" office:value-type="float" office:value="4.51" calcext:value-type="float">
            <text:p>4,51</text:p>
          </table:table-cell>
          <table:table-cell table:style-name="ce57" office:value-type="float" office:value="4.4" calcext:value-type="float">
            <text:p>4,4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4" calcext:value-type="float">
            <text:p>1,04</text:p>
          </table:table-cell>
          <table:table-cell table:style-name="ce34" office:value-type="float" office:value="5.33" calcext:value-type="float">
            <text:p>5,33</text:p>
          </table:table-cell>
          <table:table-cell table:style-name="ce34" office:value-type="float" office:value="5.32" calcext:value-type="float">
            <text:p>5,32</text:p>
          </table:table-cell>
          <table:table-cell table:number-columns-repeated="2" table:style-name="ce34" office:value-type="float" office:value="5.22" calcext:value-type="float">
            <text:p>5,22</text:p>
          </table:table-cell>
          <table:table-cell table:number-columns-repeated="2" table:style-name="ce34" office:value-type="float" office:value="4.45" calcext:value-type="float">
            <text:p>4,45</text:p>
          </table:table-cell>
          <table:table-cell table:style-name="ce34" office:value-type="float" office:value="4.5" calcext:value-type="float">
            <text:p>4,50</text:p>
          </table:table-cell>
          <table:table-cell table:style-name="ce57" office:value-type="float" office:value="4.45" calcext:value-type="float">
            <text:p>4,4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0.99" calcext:value-type="float">
            <text:p>0,99</text:p>
          </table:table-cell>
          <table:table-cell table:number-columns-repeated="2" table:style-name="ce34" office:value-type="float" office:value="5.27" calcext:value-type="float">
            <text:p>5,27</text:p>
          </table:table-cell>
          <table:table-cell table:number-columns-repeated="2" table:style-name="ce34" office:value-type="float" office:value="5.16" calcext:value-type="float">
            <text:p>5,16</text:p>
          </table:table-cell>
          <table:table-cell table:style-name="ce34" office:value-type="float" office:value="4.4" calcext:value-type="float">
            <text:p>4,40</text:p>
          </table:table-cell>
          <table:table-cell table:style-name="ce34" office:value-type="float" office:value="4.45" calcext:value-type="float">
            <text:p>4,45</text:p>
          </table:table-cell>
          <table:table-cell table:style-name="ce34" office:value-type="float" office:value="4.51" calcext:value-type="float">
            <text:p>4,51</text:p>
          </table:table-cell>
          <table:table-cell table:style-name="ce57" office:value-type="float" office:value="4.4" calcext:value-type="float">
            <text:p>4,4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1.05" calcext:value-type="float">
            <text:p>1,05</text:p>
          </table:table-cell>
          <table:table-cell table:style-name="ce34" office:value-type="float" office:value="0.99" calcext:value-type="float">
            <text:p>0,99</text:p>
          </table:table-cell>
          <table:table-cell table:style-name="ce34" office:value-type="float" office:value="5.27" calcext:value-type="float">
            <text:p>5,27</text:p>
          </table:table-cell>
          <table:table-cell table:style-name="ce34" office:value-type="float" office:value="5.32" calcext:value-type="float">
            <text:p>5,32</text:p>
          </table:table-cell>
          <table:table-cell table:style-name="ce34" office:value-type="float" office:value="5.22" calcext:value-type="float">
            <text:p>5,22</text:p>
          </table:table-cell>
          <table:table-cell table:style-name="ce34" office:value-type="float" office:value="5.16" calcext:value-type="float">
            <text:p>5,16</text:p>
          </table:table-cell>
          <table:table-cell table:style-name="ce34" office:value-type="float" office:value="4.39" calcext:value-type="float">
            <text:p>4,39</text:p>
          </table:table-cell>
          <table:table-cell table:style-name="ce34" office:value-type="float" office:value="4.45" calcext:value-type="float">
            <text:p>4,45</text:p>
          </table:table-cell>
          <table:table-cell table:style-name="ce34" office:value-type="float" office:value="4.55" calcext:value-type="float">
            <text:p>4,55</text:p>
          </table:table-cell>
          <table:table-cell table:style-name="ce57" office:value-type="float" office:value="4.45" calcext:value-type="float">
            <text:p>4,45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1.04" calcext:value-type="float">
            <text:p>1,04</text:p>
          </table:table-cell>
          <table:table-cell table:number-columns-repeated="2" table:style-name="ce34" office:value-type="float" office:value="5.33" calcext:value-type="float">
            <text:p>5,33</text:p>
          </table:table-cell>
          <table:table-cell table:style-name="ce34" office:value-type="float" office:value="5.22" calcext:value-type="float">
            <text:p>5,22</text:p>
          </table:table-cell>
          <table:table-cell table:style-name="ce35" office:value-type="float" office:value="5.16" calcext:value-type="float">
            <text:p>5,16</text:p>
          </table:table-cell>
          <table:table-cell table:style-name="ce34" office:value-type="float" office:value="4.45" calcext:value-type="float">
            <text:p>4,45</text:p>
          </table:table-cell>
          <table:table-cell table:style-name="ce34" office:value-type="float" office:value="4.44" calcext:value-type="float">
            <text:p>4,44</text:p>
          </table:table-cell>
          <table:table-cell table:style-name="ce34" office:value-type="float" office:value="4.56" calcext:value-type="float">
            <text:p>4,56</text:p>
          </table:table-cell>
          <table:table-cell table:style-name="ce57" office:value-type="float" office:value="4.45" calcext:value-type="float">
            <text:p>4,45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1.04" calcext:value-type="float">
            <text:p>1,04</text:p>
          </table:table-cell>
          <table:table-cell table:style-name="ce35" office:value-type="float" office:value="1.04" calcext:value-type="float">
            <text:p>1,04</text:p>
          </table:table-cell>
          <table:table-cell table:style-name="ce35" office:value-type="float" office:value="5.32" calcext:value-type="float">
            <text:p>5,32</text:p>
          </table:table-cell>
          <table:table-cell table:style-name="ce35" office:value-type="float" office:value="5.27" calcext:value-type="float">
            <text:p>5,27</text:p>
          </table:table-cell>
          <table:table-cell table:style-name="ce35" office:value-type="float" office:value="5.21" calcext:value-type="float">
            <text:p>5,21</text:p>
          </table:table-cell>
          <table:table-cell table:style-name="ce1" office:value-type="float" office:value="5.17" calcext:value-type="float">
            <text:p>5,17</text:p>
          </table:table-cell>
          <table:table-cell table:number-columns-repeated="2" table:style-name="ce35" office:value-type="float" office:value="4.45" calcext:value-type="float">
            <text:p>4,45</text:p>
          </table:table-cell>
          <table:table-cell table:style-name="ce35" office:value-type="float" office:value="4.5" calcext:value-type="float">
            <text:p>4,50</text:p>
          </table:table-cell>
          <table:table-cell table:style-name="ce58" office:value-type="float" office:value="4.4" calcext:value-type="float">
            <text:p>4,40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107:.B116])" office:value-type="float" office:value="1.033" calcext:value-type="float">
            <text:p>1,033</text:p>
          </table:table-cell>
          <table:table-cell table:style-name="ce24" table:formula="of:=AVERAGE([.C107:.C116])" office:value-type="float" office:value="1.032" calcext:value-type="float">
            <text:p>1,032</text:p>
          </table:table-cell>
          <table:table-cell table:style-name="ce24" table:formula="of:=AVERAGE([.D107:.D116])" office:value-type="float" office:value="5.288" calcext:value-type="float">
            <text:p>5,288</text:p>
          </table:table-cell>
          <table:table-cell table:style-name="ce24" table:formula="of:=AVERAGE([.E107:.E116])" office:value-type="float" office:value="5.282" calcext:value-type="float">
            <text:p>5,282</text:p>
          </table:table-cell>
          <table:table-cell table:style-name="ce24" table:formula="of:=AVERAGE([.F107:.F116])" office:value-type="float" office:value="5.179" calcext:value-type="float">
            <text:p>5,179</text:p>
          </table:table-cell>
          <table:table-cell table:style-name="ce24" table:formula="of:=AVERAGE([.G107:.G116])" office:value-type="float" office:value="5.152" calcext:value-type="float">
            <text:p>5,152</text:p>
          </table:table-cell>
          <table:table-cell table:style-name="ce54" table:formula="of:=AVERAGE([.H107:.H116])" office:value-type="float" office:value="4.417" calcext:value-type="float">
            <text:p>4,417</text:p>
          </table:table-cell>
          <table:table-cell table:style-name="ce55" table:formula="of:=AVERAGE([.I107:.I116])" office:value-type="float" office:value="4.423" calcext:value-type="float">
            <text:p>4,423</text:p>
          </table:table-cell>
          <table:table-cell table:style-name="ce55" table:formula="of:=AVERAGE([.J107:.J116])" office:value-type="float" office:value="4.482" calcext:value-type="float">
            <text:p>4,482</text:p>
          </table:table-cell>
          <table:table-cell table:style-name="ce55" table:formula="of:=AVERAGE([.K107:.K116])" office:value-type="float" office:value="4.408" calcext:value-type="float">
            <text:p>4,40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draw:z-index="3" draw:name="Chart 4" draw:style-name="gr1" draw:text-style-name="P1" svg:width="109.86mm" svg:height="61.64mm" svg:x="2.16mm" svg:y="3.18mm">
              <draw:object draw:notify-on-update-of-ranges="Tanda1.A57:Tanda1.A57 Tanda1.A73:Tanda1.A73 Tanda1.A89:Tanda1.A89 Tanda1.A105:Tanda1.A105  Tanda3.B69:Tanda3.B69 Tanda3.B85:Tanda3.B85 Tanda3.B101:Tanda3.B101 Tanda3.B117:Tanda3.B117  Tanda3.C69:Tanda3.C69 Tanda3.C85:Tanda3.C85 Tanda3.C101:Tanda3.C101 Tanda3.C117:Tanda3.C11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draw:z-index="4" draw:name="Chart 5" draw:style-name="gr1" draw:text-style-name="P1" svg:width="125.82mm" svg:height="60.86mm" svg:x="7.57mm" svg:y="0.01mm">
              <draw:object draw:notify-on-update-of-ranges=" Tanda3.D69:Tanda3.D69 Tanda3.D85:Tanda3.D85 Tanda3.D101:Tanda3.D101 Tanda3.D117:Tanda3.D117  Tanda3.E69:Tanda3.E69 Tanda3.E85:Tanda3.E85 Tanda3.E101:Tanda3.E101 Tanda3.E117:Tanda3.E117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5"/>
          <table:table-cell>
            <draw:frame draw:z-index="5" draw:name="Chart 6" draw:style-name="gr1" draw:text-style-name="P1" svg:width="127.72mm" svg:height="60.32mm" svg:x="6.49mm" svg:y="0.01mm">
              <draw:object draw:notify-on-update-of-ranges=" Tanda3.F69:Tanda3.F69 Tanda3.F85:Tanda3.F85 Tanda3.F101:Tanda3.F101 Tanda3.F117:Tanda3.F117  Tanda3.G69:Tanda3.G69 Tanda3.G85:Tanda3.G85 Tanda3.G101:Tanda3.G101 Tanda3.G117:Tanda3.G117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draw:z-index="6" draw:name="Chart 7" draw:style-name="gr1" draw:text-style-name="P1" svg:width="109.58mm" svg:height="64.03mm" svg:x="2.16mm" svg:y="0mm">
              <draw:object draw:notify-on-update-of-ranges=" Tanda3.H69:Tanda3.H69 Tanda3.H85:Tanda3.H85 Tanda3.H101:Tanda3.H101 Tanda3.H117:Tanda3.H117  Tanda3.I69:Tanda3.I69 Tanda3.I85:Tanda3.I85 Tanda3.I101:Tanda3.I101 Tanda3.I117:Tanda3.I117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4"/>
          <table:table-cell>
            <draw:frame draw:z-index="7" draw:name="Chart 8" draw:style-name="gr1" draw:text-style-name="P1" svg:width="116.08mm" svg:height="66.68mm" svg:x="8.67mm" svg:y="0mm">
              <draw:object draw:notify-on-update-of-ranges=" Tanda3.J69:Tanda3.J69 Tanda3.J85:Tanda3.J85 Tanda3.J101:Tanda3.J101 Tanda3.J117:Tanda3.J117  Tanda3.K69:Tanda3.K69 Tanda3.K85:Tanda3.K85 Tanda3.K101:Tanda3.K101 Tanda3.K117:Tanda3.K117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>
            <draw:frame draw:z-index="8" draw:name="Chart 9" draw:style-name="gr1" draw:text-style-name="P1" svg:width="200.75mm" svg:height="125.94mm" svg:x="9.74mm" svg:y="3.19mm">
              <draw:object draw:notify-on-update-of-ranges=" Tanda3.B69:Tanda3.B69 Tanda3.B85:Tanda3.B85 Tanda3.B101:Tanda3.B101 Tanda3.B117:Tanda3.B117  Tanda3.C69:Tanda3.C69 Tanda3.C85:Tanda3.C85 Tanda3.C101:Tanda3.C101 Tanda3.C117:Tanda3.C117  Tanda3.D69:Tanda3.D69 Tanda3.D85:Tanda3.D85 Tanda3.D101:Tanda3.D101 Tanda3.D117:Tanda3.D117  Tanda3.E69:Tanda3.E69 Tanda3.E85:Tanda3.E85 Tanda3.E101:Tanda3.E101 Tanda3.E117:Tanda3.E117  Tanda3.F69:Tanda3.F69 Tanda3.F85:Tanda3.F85 Tanda3.F101:Tanda3.F101 Tanda3.F117:Tanda3.F117  Tanda3.G69:Tanda3.G69 Tanda3.G85:Tanda3.G85 Tanda3.G101:Tanda3.G101 Tanda3.G117:Tanda3.G117  Tanda3.H69:Tanda3.H69 Tanda3.H85:Tanda3.H85 Tanda3.H101:Tanda3.H101 Tanda3.H117:Tanda3.H117  Tanda3.I69:Tanda3.I69 Tanda3.I85:Tanda3.I85 Tanda3.I101:Tanda3.I101 Tanda3.I117:Tanda3.I117  Tanda3.J69:Tanda3.J69 Tanda3.J85:Tanda3.J85 Tanda3.J101:Tanda3.J101 Tanda3.J117:Tanda3.J117  Tanda3.K69:Tanda3.K69 Tanda3.K85:Tanda3.K85 Tanda3.K101:Tanda3.K101 Tanda3.K117:Tanda3.K117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nda4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number-columns-repeated="3"/>
          <table:table-cell table:style-name="ce36" office:value-type="string" calcext:value-type="string">
            <text:p>Tanda de Experimentos Nº 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ametros del Calculo de C.M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m. Celdas: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 table:number-columns-repeated="2"/>
          <table:table-cell table:style-name="ce49"/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Nº Planos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49"/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Limites: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55" calcext:value-type="float">
            <text:p>255</text:p>
          </table:table-cell>
          <table:table-cell table:style-name="ce49"/>
          <table:table-cell table:style-name="ce59"/>
          <table:table-cell table:number-columns-repeated="1017"/>
        </table:table-row>
        <table:table-row table:style-name="ro2">
          <table:table-cell table:style-name="ce3" office:value-type="string" calcext:value-type="string">
            <text:p>Piezas:</text:p>
          </table:table-cell>
          <table:table-cell table:style-name="ce12" office:value-type="string" calcext:value-type="string">
            <text:p>1x1</text:p>
          </table:table-cell>
          <table:table-cell table:style-name="ce12" office:value-type="string" calcext:value-type="string">
            <text:p>2x2</text:p>
          </table:table-cell>
          <table:table-cell table:style-name="ce12" office:value-type="string" calcext:value-type="string">
            <text:p>3x3</text:p>
          </table:table-cell>
          <table:table-cell table:style-name="ce12" office:value-type="string" calcext:value-type="string">
            <text:p>4x4</text:p>
          </table:table-cell>
          <table:table-cell table:style-name="ce32" office:value-type="string" calcext:value-type="string">
            <text:p>5x5</text:p>
          </table:table-cell>
          <table:table-cell table:style-name="ce59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I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table:style-name="ce59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Tasa de Error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Clasificador Euclideo</text:p>
          </table:table-cell>
          <table:table-cell table:number-columns-repeated="2"/>
          <table:table-cell table:style-name="ce25" office:value-type="string" calcext:value-type="string">
            <text:p>Clasificador Mao</text:p>
          </table:table-cell>
          <table:table-cell table:number-columns-repeated="1018"/>
        </table:table-row>
        <table:table-row table:style-name="ro5">
          <table:table-cell table:number-columns-repeated="7"/>
          <table:table-cell>
            <draw:frame draw:z-index="0" draw:name="Chart 1" draw:style-name="gr1" draw:text-style-name="P1" svg:width="109.04mm" svg:height="73.02mm" svg:x="8.39mm" svg:y="2.13mm">
              <draw:object draw:notify-on-update-of-ranges="Tanda4.G18:Tanda4.G18 Tanda4.D30:Tanda4.D30 Tanda4.G30:Tanda4.G3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5"/>
          <table:table-cell>
            <draw:frame draw:z-index="3" draw:name="Chart 11" draw:style-name="gr1" draw:text-style-name="P1" svg:width="110.39mm" svg:height="75.66mm" svg:x="0.01mm" svg:y="0.01mm">
              <draw:object draw:notify-on-update-of-ranges="Tanda4.C15:Tanda4.C15 Tanda4.F15:Tanda4.F15  Tanda1.D30:Tanda1.D30 Tanda1.D49:Tanda1.D49  Tanda2.D30:Tanda2.D30 Tanda2.D49:Tanda2.D49  Tanda3.D30:Tanda3.D30 Tanda3.D49:Tanda3.D49  Tanda4.D30:Tanda4.D30 Tanda4.G30:Tanda4.G30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60"/>
          <table:table-cell table:style-name="ce61" office:value-type="string" calcext:value-type="string">
            <text:p>Tela</text:p>
          </table:table-cell>
          <table:table-cell table:style-name="ce63"/>
          <table:table-cell table:style-name="ce60"/>
          <table:table-cell table:style-name="ce61" office:value-type="string" calcext:value-type="string">
            <text:p>Tela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4" office:value-type="string" calcext:value-type="string">
            <text:p>Imagen</text:p>
          </table:table-cell>
          <table:table-cell table:style-name="ce43" office:value-type="string" calcext:value-type="string">
            <text:p>Blanca</text:p>
          </table:table-cell>
          <table:table-cell/>
          <table:table-cell table:style-name="ce14" office:value-type="string" calcext:value-type="string">
            <text:p>Imagen</text:p>
          </table:table-cell>
          <table:table-cell table:style-name="ce43" office:value-type="string" calcext:value-type="string">
            <text:p>Blanca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7" office:value-type="string" calcext:value-type="string">
            <text:p>Total Errores</text:p>
          </table:table-cell>
          <table:table-cell table:style-name="ce47" table:formula="of:=SUM([.D19:.D28])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Total Errores</text:p>
          </table:table-cell>
          <table:table-cell table:style-name="ce47" table:formula="of:=SUM([.G19:.G28])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8" office:value-type="string" calcext:value-type="string">
            <text:p>Tasa Error</text:p>
          </table:table-cell>
          <table:table-cell table:style-name="ce48" table:formula="of:=[.D29]/640" office:value-type="percentage" office:value="0.003125" calcext:value-type="percentage">
            <text:p>0,31 %</text:p>
          </table:table-cell>
          <table:table-cell/>
          <table:table-cell table:style-name="ce18" office:value-type="string" calcext:value-type="string">
            <text:p>Tasa Error</text:p>
          </table:table-cell>
          <table:table-cell table:style-name="ce48" table:formula="of:=[.G29]/640" office:value-type="percentage" office:value="0.0046875" calcext:value-type="percentage">
            <text:p>0,47 %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" office:value-type="string" calcext:value-type="string">
            <text:p>Tiempos de Ejecución.</text:p>
          </table:table-cell>
          <table:table-cell table:number-columns-repeated="1023"/>
        </table:table-row>
        <table:table-row table:style-name="ro2">
          <table:table-cell table:number-columns-repeated="11"/>
          <table:table-cell>
            <draw:frame draw:z-index="1" draw:name="Chart 3" draw:style-name="gr1" draw:text-style-name="P1" svg:width="128.25mm" svg:height="74.09mm" svg:x="6.49mm" svg:y="4.24mm">
              <draw:object draw:notify-on-update-of-ranges="Tanda1.B105:Tanda1.B105 Tanda1.D105:Tanda1.D105 Tanda1.F105:Tanda1.F105 Tanda1.H105:Tanda1.H105 Tanda1.J105:Tanda1.J105  Tanda4.B51:Tanda4.B51 Tanda4.D51:Tanda4.D51 Tanda4.F51:Tanda4.F51 Tanda4.H51:Tanda4.H51 Tanda4.J51:Tanda4.J51  Tanda4.C51:Tanda4.C51 Tanda4.E51:Tanda4.E51 Tanda4.G51:Tanda4.G51 Tanda4.I51:Tanda4.I51 Tanda4.K51:Tanda4.K51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19" table:number-columns-repeated="2"/>
          <table:table-cell table:style-name="ce41" office:value-type="string" calcext:value-type="string">
            <text:p>Programas</text:p>
          </table:table-cell>
          <table:table-cell table:style-name="ce19" table:number-columns-repeated="3"/>
          <table:table-cell table:style-name="ce53" table:number-columns-repeated="3"/>
          <table:table-cell table:style-name="ce42"/>
          <table:table-cell table:number-columns-repeated="1013"/>
        </table:table-row>
        <table:table-row table:style-name="ro2">
          <table:table-cell table:style-name="ce6" office:value-type="string" calcext:value-type="string">
            <text:p>Blanca</text:p>
          </table:table-cell>
          <table:table-cell table:style-name="ce20" office:value-type="string" calcext:value-type="string">
            <text:p>PC</text:p>
          </table:table-cell>
          <table:table-cell table:style-name="ce32"/>
          <table:table-cell table:style-name="ce20" office:value-type="string" calcext:value-type="string">
            <text:p>QPC</text:p>
          </table:table-cell>
          <table:table-cell table:style-name="ce32"/>
          <table:table-cell table:style-name="ce20" office:value-type="string" calcext:value-type="string">
            <text:p>QPC+PCI</text:p>
          </table:table-cell>
          <table:table-cell table:style-name="ce32"/>
          <table:table-cell table:style-name="ce20" office:value-type="string" calcext:value-type="string">
            <text:p>PCI Secuencial</text:p>
          </table:table-cell>
          <table:table-cell table:style-name="ce32"/>
          <table:table-cell table:style-name="ce12" office:value-type="string" calcext:value-type="string">
            <text:p>PCI Paralelo</text:p>
          </table:table-cell>
          <table:table-cell table:style-name="ce32"/>
          <table:table-cell table:number-columns-repeated="1013"/>
        </table:table-row>
        <table:table-row table:style-name="ro5">
          <table:table-cell table:style-name="ce7"/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style-name="ce32" office:value-type="string" calcext:value-type="string">
            <text:p>Euclideo</text:p>
          </table:table-cell>
          <table:table-cell table:style-name="ce3" office:value-type="string" calcext:value-type="string">
            <text:p>Ma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Imagen 0</text:p>
          </table:table-cell>
          <table:table-cell table:style-name="ce21" office:value-type="float" office:value="0.88" calcext:value-type="float">
            <text:p>0,88</text:p>
          </table:table-cell>
          <table:table-cell table:style-name="ce33" office:value-type="float" office:value="0.77" calcext:value-type="float">
            <text:p>0,77</text:p>
          </table:table-cell>
          <table:table-cell table:style-name="ce33" office:value-type="float" office:value="2.64" calcext:value-type="float">
            <text:p>2,64</text:p>
          </table:table-cell>
          <table:table-cell table:style-name="ce33" office:value-type="float" office:value="2.58" calcext:value-type="float">
            <text:p>2,58</text:p>
          </table:table-cell>
          <table:table-cell table:style-name="ce33" office:value-type="float" office:value="2.8" calcext:value-type="float">
            <text:p>2,80</text:p>
          </table:table-cell>
          <table:table-cell table:style-name="ce33" office:value-type="float" office:value="2.75" calcext:value-type="float">
            <text:p>2,75</text:p>
          </table:table-cell>
          <table:table-cell table:style-name="ce33" office:value-type="float" office:value="2.53" calcext:value-type="float">
            <text:p>2,53</text:p>
          </table:table-cell>
          <table:table-cell table:style-name="ce33" office:value-type="float" office:value="2.41" calcext:value-type="float">
            <text:p>2,41</text:p>
          </table:table-cell>
          <table:table-cell table:style-name="ce33" office:value-type="float" office:value="2.42" calcext:value-type="float">
            <text:p>2,42</text:p>
          </table:table-cell>
          <table:table-cell table:style-name="ce56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1</text:p>
          </table:table-cell>
          <table:table-cell table:style-name="ce22" office:value-type="float" office:value="0.88" calcext:value-type="float">
            <text:p>0,88</text:p>
          </table:table-cell>
          <table:table-cell table:style-name="ce34" office:value-type="float" office:value="0.71" calcext:value-type="float">
            <text:p>0,71</text:p>
          </table:table-cell>
          <table:table-cell table:number-columns-repeated="2" table:style-name="ce34" office:value-type="float" office:value="2.63" calcext:value-type="float">
            <text:p>2,63</text:p>
          </table:table-cell>
          <table:table-cell table:style-name="ce34" office:value-type="float" office:value="2.81" calcext:value-type="float">
            <text:p>2,81</text:p>
          </table:table-cell>
          <table:table-cell table:style-name="ce34" office:value-type="float" office:value="2.8" calcext:value-type="float">
            <text:p>2,80</text:p>
          </table:table-cell>
          <table:table-cell table:style-name="ce34" office:value-type="float" office:value="2.53" calcext:value-type="float">
            <text:p>2,53</text:p>
          </table:table-cell>
          <table:table-cell table:style-name="ce34" office:value-type="float" office:value="2.47" calcext:value-type="float">
            <text:p>2,47</text:p>
          </table:table-cell>
          <table:table-cell table:style-name="ce34" office:value-type="float" office:value="2.42" calcext:value-type="float">
            <text:p>2,42</text:p>
          </table:table-cell>
          <table:table-cell table:style-name="ce57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2</text:p>
          </table:table-cell>
          <table:table-cell table:style-name="ce22" office:value-type="float" office:value="0.83" calcext:value-type="float">
            <text:p>0,83</text:p>
          </table:table-cell>
          <table:table-cell table:style-name="ce34" office:value-type="float" office:value="0.71" calcext:value-type="float">
            <text:p>0,71</text:p>
          </table:table-cell>
          <table:table-cell table:style-name="ce34" office:value-type="float" office:value="2.64" calcext:value-type="float">
            <text:p>2,64</text:p>
          </table:table-cell>
          <table:table-cell table:style-name="ce34" office:value-type="float" office:value="2.58" calcext:value-type="float">
            <text:p>2,58</text:p>
          </table:table-cell>
          <table:table-cell table:number-columns-repeated="2" table:style-name="ce34" office:value-type="float" office:value="2.8" calcext:value-type="float">
            <text:p>2,80</text:p>
          </table:table-cell>
          <table:table-cell table:style-name="ce34" office:value-type="float" office:value="2.53" calcext:value-type="float">
            <text:p>2,53</text:p>
          </table:table-cell>
          <table:table-cell table:style-name="ce34" office:value-type="float" office:value="2.41" calcext:value-type="float">
            <text:p>2,41</text:p>
          </table:table-cell>
          <table:table-cell table:style-name="ce34" office:value-type="float" office:value="2.42" calcext:value-type="float">
            <text:p>2,42</text:p>
          </table:table-cell>
          <table:table-cell table:style-name="ce57" office:value-type="float" office:value="2.41" calcext:value-type="float">
            <text:p>2,4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3</text:p>
          </table:table-cell>
          <table:table-cell table:style-name="ce22" office:value-type="float" office:value="0.88" calcext:value-type="float">
            <text:p>0,88</text:p>
          </table:table-cell>
          <table:table-cell table:style-name="ce34" office:value-type="float" office:value="0.72" calcext:value-type="float">
            <text:p>0,72</text:p>
          </table:table-cell>
          <table:table-cell table:style-name="ce34" office:value-type="float" office:value="2.58" calcext:value-type="float">
            <text:p>2,58</text:p>
          </table:table-cell>
          <table:table-cell table:style-name="ce34" office:value-type="float" office:value="2.63" calcext:value-type="float">
            <text:p>2,63</text:p>
          </table:table-cell>
          <table:table-cell table:number-columns-repeated="2" table:style-name="ce34" office:value-type="float" office:value="2.8" calcext:value-type="float">
            <text:p>2,80</text:p>
          </table:table-cell>
          <table:table-cell table:style-name="ce34" office:value-type="float" office:value="2.58" calcext:value-type="float">
            <text:p>2,58</text:p>
          </table:table-cell>
          <table:table-cell table:style-name="ce34" office:value-type="float" office:value="2.47" calcext:value-type="float">
            <text:p>2,47</text:p>
          </table:table-cell>
          <table:table-cell table:style-name="ce34" office:value-type="float" office:value="2.41" calcext:value-type="float">
            <text:p>2,41</text:p>
          </table:table-cell>
          <table:table-cell table:style-name="ce57" office:value-type="float" office:value="2.41" calcext:value-type="float">
            <text:p>2,4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4</text:p>
          </table:table-cell>
          <table:table-cell table:style-name="ce22" office:value-type="float" office:value="0.93" calcext:value-type="float">
            <text:p>0,93</text:p>
          </table:table-cell>
          <table:table-cell table:style-name="ce34" office:value-type="float" office:value="0.72" calcext:value-type="float">
            <text:p>0,72</text:p>
          </table:table-cell>
          <table:table-cell table:number-columns-repeated="2" table:style-name="ce34" office:value-type="float" office:value="2.63" calcext:value-type="float">
            <text:p>2,63</text:p>
          </table:table-cell>
          <table:table-cell table:style-name="ce34" office:value-type="float" office:value="2.8" calcext:value-type="float">
            <text:p>2,80</text:p>
          </table:table-cell>
          <table:table-cell table:style-name="ce34" office:value-type="float" office:value="2.81" calcext:value-type="float">
            <text:p>2,81</text:p>
          </table:table-cell>
          <table:table-cell table:style-name="ce34" office:value-type="float" office:value="2.58" calcext:value-type="float">
            <text:p>2,58</text:p>
          </table:table-cell>
          <table:table-cell table:style-name="ce34" office:value-type="float" office:value="2.42" calcext:value-type="float">
            <text:p>2,42</text:p>
          </table:table-cell>
          <table:table-cell table:style-name="ce34" office:value-type="float" office:value="2.41" calcext:value-type="float">
            <text:p>2,41</text:p>
          </table:table-cell>
          <table:table-cell table:style-name="ce57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5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77" calcext:value-type="float">
            <text:p>0,77</text:p>
          </table:table-cell>
          <table:table-cell table:style-name="ce34" office:value-type="float" office:value="2.63" calcext:value-type="float">
            <text:p>2,63</text:p>
          </table:table-cell>
          <table:table-cell table:style-name="ce34" office:value-type="float" office:value="2.64" calcext:value-type="float">
            <text:p>2,64</text:p>
          </table:table-cell>
          <table:table-cell table:number-columns-repeated="2" table:style-name="ce34" office:value-type="float" office:value="2.8" calcext:value-type="float">
            <text:p>2,80</text:p>
          </table:table-cell>
          <table:table-cell table:style-name="ce34" office:value-type="float" office:value="2.53" calcext:value-type="float">
            <text:p>2,53</text:p>
          </table:table-cell>
          <table:table-cell table:style-name="ce34" office:value-type="float" office:value="2.41" calcext:value-type="float">
            <text:p>2,41</text:p>
          </table:table-cell>
          <table:table-cell table:style-name="ce34" office:value-type="float" office:value="2.42" calcext:value-type="float">
            <text:p>2,42</text:p>
          </table:table-cell>
          <table:table-cell table:style-name="ce57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6</text:p>
          </table:table-cell>
          <table:table-cell table:style-name="ce22" office:value-type="float" office:value="0.88" calcext:value-type="float">
            <text:p>0,88</text:p>
          </table:table-cell>
          <table:table-cell table:style-name="ce34" office:value-type="float" office:value="0.77" calcext:value-type="float">
            <text:p>0,77</text:p>
          </table:table-cell>
          <table:table-cell table:number-columns-repeated="2" table:style-name="ce34" office:value-type="float" office:value="2.64" calcext:value-type="float">
            <text:p>2,64</text:p>
          </table:table-cell>
          <table:table-cell table:style-name="ce34" office:value-type="float" office:value="2.81" calcext:value-type="float">
            <text:p>2,81</text:p>
          </table:table-cell>
          <table:table-cell table:style-name="ce34" office:value-type="float" office:value="2.8" calcext:value-type="float">
            <text:p>2,80</text:p>
          </table:table-cell>
          <table:table-cell table:style-name="ce34" office:value-type="float" office:value="2.69" calcext:value-type="float">
            <text:p>2,69</text:p>
          </table:table-cell>
          <table:table-cell table:style-name="ce34" office:value-type="float" office:value="2.41" calcext:value-type="float">
            <text:p>2,41</text:p>
          </table:table-cell>
          <table:table-cell table:style-name="ce34" office:value-type="float" office:value="2.42" calcext:value-type="float">
            <text:p>2,42</text:p>
          </table:table-cell>
          <table:table-cell table:style-name="ce57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7</text:p>
          </table:table-cell>
          <table:table-cell table:style-name="ce22" office:value-type="float" office:value="0.82" calcext:value-type="float">
            <text:p>0,82</text:p>
          </table:table-cell>
          <table:table-cell table:style-name="ce34" office:value-type="float" office:value="0.76" calcext:value-type="float">
            <text:p>0,76</text:p>
          </table:table-cell>
          <table:table-cell table:number-columns-repeated="2" table:style-name="ce34" office:value-type="float" office:value="2.64" calcext:value-type="float">
            <text:p>2,64</text:p>
          </table:table-cell>
          <table:table-cell table:number-columns-repeated="2" table:style-name="ce34" office:value-type="float" office:value="2.8" calcext:value-type="float">
            <text:p>2,80</text:p>
          </table:table-cell>
          <table:table-cell table:style-name="ce34" office:value-type="float" office:value="2.53" calcext:value-type="float">
            <text:p>2,53</text:p>
          </table:table-cell>
          <table:table-cell table:number-columns-repeated="2" table:style-name="ce34" office:value-type="float" office:value="2.42" calcext:value-type="float">
            <text:p>2,42</text:p>
          </table:table-cell>
          <table:table-cell table:style-name="ce57" office:value-type="float" office:value="2.42" calcext:value-type="float">
            <text:p>2,4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Imagen 8</text:p>
          </table:table-cell>
          <table:table-cell table:style-name="ce22" office:value-type="float" office:value="1.04" calcext:value-type="float">
            <text:p>1,04</text:p>
          </table:table-cell>
          <table:table-cell table:style-name="ce34" office:value-type="float" office:value="0.77" calcext:value-type="float">
            <text:p>0,77</text:p>
          </table:table-cell>
          <table:table-cell table:style-name="ce34" office:value-type="float" office:value="2.63" calcext:value-type="float">
            <text:p>2,63</text:p>
          </table:table-cell>
          <table:table-cell table:style-name="ce34" office:value-type="float" office:value="2.64" calcext:value-type="float">
            <text:p>2,64</text:p>
          </table:table-cell>
          <table:table-cell table:style-name="ce34" office:value-type="float" office:value="2.8" calcext:value-type="float">
            <text:p>2,80</text:p>
          </table:table-cell>
          <table:table-cell table:style-name="ce35" office:value-type="float" office:value="2.8" calcext:value-type="float">
            <text:p>2,80</text:p>
          </table:table-cell>
          <table:table-cell table:style-name="ce34" office:value-type="float" office:value="2.53" calcext:value-type="float">
            <text:p>2,53</text:p>
          </table:table-cell>
          <table:table-cell table:style-name="ce34" office:value-type="float" office:value="2.41" calcext:value-type="float">
            <text:p>2,41</text:p>
          </table:table-cell>
          <table:table-cell table:style-name="ce34" office:value-type="float" office:value="2.42" calcext:value-type="float">
            <text:p>2,42</text:p>
          </table:table-cell>
          <table:table-cell table:style-name="ce57" office:value-type="float" office:value="2.41" calcext:value-type="float">
            <text:p>2,41</text:p>
          </table:table-cell>
          <table:table-cell table:number-columns-repeated="1013"/>
        </table:table-row>
        <table:table-row table:style-name="ro5">
          <table:table-cell table:style-name="ce9" office:value-type="string" calcext:value-type="string">
            <text:p>Imagen 9</text:p>
          </table:table-cell>
          <table:table-cell table:style-name="ce23" office:value-type="float" office:value="0.82" calcext:value-type="float">
            <text:p>0,82</text:p>
          </table:table-cell>
          <table:table-cell table:style-name="ce35" office:value-type="float" office:value="0.77" calcext:value-type="float">
            <text:p>0,77</text:p>
          </table:table-cell>
          <table:table-cell table:style-name="ce35" office:value-type="float" office:value="2.63" calcext:value-type="float">
            <text:p>2,63</text:p>
          </table:table-cell>
          <table:table-cell table:style-name="ce35" office:value-type="float" office:value="2.59" calcext:value-type="float">
            <text:p>2,59</text:p>
          </table:table-cell>
          <table:table-cell table:style-name="ce35" office:value-type="float" office:value="2.8" calcext:value-type="float">
            <text:p>2,80</text:p>
          </table:table-cell>
          <table:table-cell table:style-name="ce1" office:value-type="float" office:value="2.74" calcext:value-type="float">
            <text:p>2,74</text:p>
          </table:table-cell>
          <table:table-cell table:style-name="ce35" office:value-type="float" office:value="2.47" calcext:value-type="float">
            <text:p>2,47</text:p>
          </table:table-cell>
          <table:table-cell table:number-columns-repeated="2" table:style-name="ce35" office:value-type="float" office:value="2.41" calcext:value-type="float">
            <text:p>2,41</text:p>
          </table:table-cell>
          <table:table-cell table:style-name="ce58" office:value-type="float" office:value="2.41" calcext:value-type="float">
            <text:p>2,41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Media</text:p>
          </table:table-cell>
          <table:table-cell table:style-name="ce24" table:formula="of:=AVERAGE([.B41:.B50])" office:value-type="float" office:value="0.878" calcext:value-type="float">
            <text:p>0,878</text:p>
          </table:table-cell>
          <table:table-cell table:style-name="ce24" table:formula="of:=AVERAGE([.C41:.C50])" office:value-type="float" office:value="0.747" calcext:value-type="float">
            <text:p>0,747</text:p>
          </table:table-cell>
          <table:table-cell table:style-name="ce24" table:formula="of:=AVERAGE([.D41:.D50])" office:value-type="float" office:value="2.629" calcext:value-type="float">
            <text:p>2,629</text:p>
          </table:table-cell>
          <table:table-cell table:style-name="ce24" table:formula="of:=AVERAGE([.E41:.E50])" office:value-type="float" office:value="2.62" calcext:value-type="float">
            <text:p>2,620</text:p>
          </table:table-cell>
          <table:table-cell table:style-name="ce24" table:formula="of:=AVERAGE([.F41:.F50])" office:value-type="float" office:value="2.802" calcext:value-type="float">
            <text:p>2,802</text:p>
          </table:table-cell>
          <table:table-cell table:style-name="ce24" table:formula="of:=AVERAGE([.G41:.G50])" office:value-type="float" office:value="2.79" calcext:value-type="float">
            <text:p>2,790</text:p>
          </table:table-cell>
          <table:table-cell table:style-name="ce54" table:formula="of:=AVERAGE([.H41:.H50])" office:value-type="float" office:value="2.55" calcext:value-type="float">
            <text:p>2,550</text:p>
          </table:table-cell>
          <table:table-cell table:style-name="ce55" table:formula="of:=AVERAGE([.I41:.I50])" office:value-type="float" office:value="2.424" calcext:value-type="float">
            <text:p>2,424</text:p>
          </table:table-cell>
          <table:table-cell table:style-name="ce55" table:formula="of:=AVERAGE([.J41:.J50])" office:value-type="float" office:value="2.417" calcext:value-type="float">
            <text:p>2,417</text:p>
          </table:table-cell>
          <table:table-cell table:style-name="ce55" table:formula="of:=AVERAGE([.K41:.K50])" office:value-type="float" office:value="2.416" calcext:value-type="float">
            <text:p>2,416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draw:z-index="2" draw:name="Chart 9" draw:style-name="gr1" draw:text-style-name="P1" svg:width="160.17mm" svg:height="92.88mm" svg:x="9.74mm" svg:y="4.24mm">
              <draw:object draw:notify-on-update-of-ranges="Tanda4.A39:Tanda4.A39 Tanda4.B51:Tanda4.B51 Tanda4.C51:Tanda4.C51 Tanda4.D51:Tanda4.D51 Tanda4.E51:Tanda4.E51 Tanda4.F51:Tanda4.F51 Tanda4.G51:Tanda4.G51 Tanda4.H51:Tanda4.H51 Tanda4.I51:Tanda4.I51 Tanda4.J51:Tanda4.J51 Tanda4.K51:Tanda4.K51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nda1" style:display-name="PageStyle_Tand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da2" style:display-name="PageStyle_Tand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nda3" style:display-name="PageStyle_Tanda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nda4" style:display-name="PageStyle_Tanda4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nuel Rocamora Bernabeu</meta:initial-creator>
    <meta:creation-date>1999-09-22T11:59:48</meta:creation-date>
    <meta:print-date>1999-09-23T12:52:05</meta:print-date>
    <dc:date>2019-05-26T16:51:49.429000000</dc:date>
    <meta:editing-duration>PT35S</meta:editing-duration>
    <meta:editing-cycles>1</meta:editing-cycles>
    <meta:document-statistic meta:table-count="4" meta:cell-count="2357" meta:object-count="37"/>
    <meta:generator>LibreOffice/6.1.6.3$Windows_x86 LibreOffice_project/5896ab1714085361c45cf540f76f60673dd96a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12pt" style:font-size-asian="12pt" style:font-size-complex="12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12pt" style:font-size-asian="12pt" style:font-size-complex="12pt"/>
    </style:style>
    <style:style style:name="ch6" style:family="chart" style:data-style-name="N11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size-complex="12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10" style:family="chart">
      <style:graphic-properties draw:fill="none" draw:fill-color="#000000"/>
    </style:style>
    <style:style style:name="ch11" style:family="chart">
      <style:graphic-properties draw:stroke="solid" draw:fill-color="#808080"/>
    </style:style>
  </office:automatic-styles>
  <office:body>
    <office:chart>
      <chart:chart svg:width="11.015cm" svg:height="7.198cm" xlink:href=".." xlink:type="simple" chart:class="chart:bar" chart:style-name="ch1">
        <chart:title svg:x="2.931cm" svg:y="0.279cm" chart:style-name="ch2">
          <text:p>Tasa Error Tanda1</text:p>
        </chart:title>
        <chart:legend chart:legend-position="end" svg:x="6.996cm" svg:y="2.773cm" style:legend-expansion="high" chart:style-name="ch3"/>
        <chart:plot-area chart:style-name="ch4" table:cell-range-address="Tanda1.C18:Tanda1.F18 Tanda1.C30:Tanda1.F30 Tanda1.C49:Tanda1.F49" chart:data-source-has-labels="both" svg:x="0.22cm" svg:y="1.369cm" svg:width="6.556cm" svg:height="5.686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006cm" svg:y="1.379cm" svg:width="4.77cm" svg:height="3.80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nda1.C18:Tanda1.F18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Tanda1.C30:Tanda1.F30" loext:label-string="&quot;Tasa Error Euclidea&quot;" chart:class="chart:bar">
            <chart:data-point chart:repeated="4"/>
          </chart:series>
          <chart:series chart:style-name="ch9" chart:values-cell-range-address="Tanda1.C49:Tanda1.F49" loext:label-string="&quot;Tasa Error MAO&quot;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Error Euclidea</text:p>
              </table:table-cell>
              <table:table-cell office:value-type="string">
                <text:p>Tasa Error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1.C18:Tanda1.F18</svg:desc>
                </draw:g>
              </table:table-cell>
              <table:table-cell office:value-type="float" office:value="0.053125">
                <text:p>0.053125</text:p>
                <draw:g>
                  <svg:desc>Tanda1.C30:Tanda1.F30</svg:desc>
                </draw:g>
              </table:table-cell>
              <table:table-cell office:value-type="float" office:value="0.0453125">
                <text:p>0.0453125</text:p>
                <draw:g>
                  <svg:desc>Tanda1.C49:Tanda1.F49</svg:desc>
                </draw:g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0.1984375">
                <text:p>0.1984375</text:p>
              </table:table-cell>
              <table:table-cell office:value-type="float" office:value="0.1890625">
                <text:p>0.1890625</text:p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0.0109375">
                <text:p>0.0109375</text:p>
              </table:table-cell>
              <table:table-cell office:value-type="float" office:value="0.0109375">
                <text:p>0.01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609cm" svg:height="6.669cm" xlink:href=".." xlink:type="simple" chart:class="chart:bar" chart:style-name="ch1">
        <chart:title svg:x="4.003cm" svg:y="0.268cm" chart:style-name="ch2">
          <text:p>Tiempos PCI Par. Tanda1</text:p>
        </chart:title>
        <chart:legend chart:legend-position="end" svg:x="9.076cm" svg:y="2.865cm" style:legend-expansion="high" chart:style-name="ch3"/>
        <chart:plot-area chart:style-name="ch4" table:cell-range-address="Tanda1.J69:Tanda1.K69 Tanda1.J85:Tanda1.K85 Tanda1.J101:Tanda1.K101 Tanda1.J117:Tanda1.K117" chart:data-source-has-labels="row" svg:x="0.232cm" svg:y="0.9cm" svg:width="8.612cm" svg:height="5.636cm">
          <chartooo:coordinate-region svg:x="1.197cm" svg:y="0.9cm" svg:width="7.647cm" svg:height="5.316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1.J69:Tanda1.J69 Tanda1.J85:Tanda1.J85 Tanda1.J101:Tanda1.J101 Tanda1.J117:Tanda1.J117" loext:label-string="&quot;Tiempos EUC&quot;" chart:class="chart:bar">
            <chart:data-point chart:repeated="4"/>
          </chart:series>
          <chart:series chart:style-name="ch8" chart:values-cell-range-address="Tanda1.K69:Tanda1.K69 Tanda1.K85:Tanda1.K85 Tanda1.K101:Tanda1.K101 Tanda1.K117:Tanda1.K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948">
                <text:p>4.948</text:p>
                <draw:g>
                  <svg:desc>Tanda1.J69:Tanda1.J69 Tanda1.J85:Tanda1.J85 Tanda1.J101:Tanda1.J101 Tanda1.J117:Tanda1.J117</svg:desc>
                </draw:g>
              </table:table-cell>
              <table:table-cell office:value-type="float" office:value="4.801">
                <text:p>4.801</text:p>
                <draw:g>
                  <svg:desc>Tanda1.K69:Tanda1.K69 Tanda1.K85:Tanda1.K85 Tanda1.K101:Tanda1.K101 Tanda1.K117:Tanda1.K117</svg:desc>
                </draw:g>
              </table:table-cell>
            </table:table-row>
            <table:table-row>
              <table:table-cell office:value-type="string"/>
              <table:table-cell office:value-type="float" office:value="4.965">
                <text:p>4.965</text:p>
              </table:table-cell>
              <table:table-cell office:value-type="float" office:value="4.831">
                <text:p>4.831</text:p>
              </table:table-cell>
            </table:table-row>
            <table:table-row>
              <table:table-cell office:value-type="string"/>
              <table:table-cell office:value-type="float" office:value="4.829">
                <text:p>4.829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/>
              <table:table-cell office:value-type="float" office:value="4.959">
                <text:p>4.959</text:p>
              </table:table-cell>
              <table:table-cell office:value-type="float" office:value="4.833">
                <text:p>4.8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1.75pt" fo:font-weight="bold" style:font-size-asian="11.75pt" style:font-weight-asian="bold" style:font-size-complex="11.75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9.75pt" style:font-size-asian="9.75pt" style:font-size-complex="9.75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9.75pt" style:font-size-asian="9.75pt" style:font-size-complex="9.75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128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0" style:family="chart" style:data-style-name="N128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6" style:family="chart" style:data-style-name="N128">
      <style:chart-properties chart:link-data-style-to-source="true"/>
      <style:graphic-properties svg:stroke-width="0.035cm" draw:fill-color="#ff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6.014cm" svg:height="9.286cm" xlink:href=".." xlink:type="simple" chart:class="chart:bar" chart:style-name="ch1">
        <chart:title svg:x="5.087cm" svg:y="0.32cm" chart:style-name="ch2">
          <text:p>Tiempos Programas Tanda1</text:p>
        </chart:title>
        <chart:legend svg:x="11.244cm" svg:y="2.378cm" style:legend-expansion="custom" chartooo:width="4.409cm" chartooo:height="5.785cm" style:legend-expansion-aspect-ratio="0.762143474503025" chart:style-name="ch3"/>
        <chart:plot-area chart:style-name="ch4" table:cell-range-address="Tanda1.B69:Tanda1.K69 Tanda1.B85:Tanda1.K85 Tanda1.B101:Tanda1.K101 Tanda1.B117:Tanda1.K117" chart:data-source-has-labels="row" svg:x="0.392cm" svg:y="1.343cm" svg:width="10.665cm" svg:height="7.701cm">
          <chartooo:coordinate-region svg:x="1.49cm" svg:y="1.542cm" svg:width="9.567cm" svg:height="7.303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1.B69:Tanda1.B69 Tanda1.B85:Tanda1.B85 Tanda1.B101:Tanda1.B101 Tanda1.B117:Tanda1.B117" loext:label-string="&quot;Tiempos PC EUC&quot;" chart:class="chart:bar">
            <chart:data-point chart:repeated="4"/>
          </chart:series>
          <chart:series chart:style-name="ch8" chart:values-cell-range-address="Tanda1.C69:Tanda1.C69 Tanda1.C85:Tanda1.C85 Tanda1.C101:Tanda1.C101 Tanda1.C117:Tanda1.C117" loext:label-string="&quot;Tiempos PC MAO&quot;" chart:class="chart:bar">
            <chart:data-point chart:repeated="4"/>
          </chart:series>
          <chart:series chart:style-name="ch9" chart:values-cell-range-address="Tanda1.D69:Tanda1.D69 Tanda1.D85:Tanda1.D85 Tanda1.D101:Tanda1.D101 Tanda1.D117:Tanda1.D117" loext:label-string="&quot;Tiempos QPC EUC&quot;" chart:class="chart:bar">
            <chart:data-point chart:repeated="4"/>
          </chart:series>
          <chart:series chart:style-name="ch10" chart:values-cell-range-address="Tanda1.E69:Tanda1.E69 Tanda1.E85:Tanda1.E85 Tanda1.E101:Tanda1.E101 Tanda1.E117:Tanda1.E117" loext:label-string="&quot;Tiempos QPC MAO&quot;" chart:class="chart:bar">
            <chart:data-point chart:repeated="4"/>
          </chart:series>
          <chart:series chart:style-name="ch11" chart:values-cell-range-address="Tanda1.F69:Tanda1.F69 Tanda1.F85:Tanda1.F85 Tanda1.F101:Tanda1.F101 Tanda1.F117:Tanda1.F117" loext:label-string="&quot;Tiempos QPC+PCI EUC&quot;" chart:class="chart:bar">
            <chart:data-point chart:repeated="4"/>
          </chart:series>
          <chart:series chart:style-name="ch12" chart:values-cell-range-address="Tanda1.G69:Tanda1.G69 Tanda1.G85:Tanda1.G85 Tanda1.G101:Tanda1.G101 Tanda1.G117:Tanda1.G117" loext:label-string="&quot;Tiempos QPC+PCI MAO&quot;" chart:class="chart:bar">
            <chart:data-point chart:repeated="4"/>
          </chart:series>
          <chart:series chart:style-name="ch13" chart:values-cell-range-address="Tanda1.H69:Tanda1.H69 Tanda1.H85:Tanda1.H85 Tanda1.H101:Tanda1.H101 Tanda1.H117:Tanda1.H117" loext:label-string="&quot;Tiempos PCI Sec. EUC&quot;" chart:class="chart:bar">
            <chart:data-point chart:repeated="4"/>
          </chart:series>
          <chart:series chart:style-name="ch14" chart:values-cell-range-address="Tanda1.I69:Tanda1.I69 Tanda1.I85:Tanda1.I85 Tanda1.I101:Tanda1.I101 Tanda1.I117:Tanda1.I117" loext:label-string="&quot;Tiempos PCI Sec. MAO&quot;" chart:class="chart:bar">
            <chart:data-point chart:repeated="4"/>
          </chart:series>
          <chart:series chart:style-name="ch15" chart:values-cell-range-address="Tanda1.J69:Tanda1.J69 Tanda1.J85:Tanda1.J85 Tanda1.J101:Tanda1.J101 Tanda1.J117:Tanda1.J117" loext:label-string="&quot;Tiempos PCI Par. EUC&quot;" chart:class="chart:bar">
            <chart:data-point chart:repeated="4"/>
          </chart:series>
          <chart:series chart:style-name="ch16" chart:values-cell-range-address="Tanda1.K69:Tanda1.K69 Tanda1.K85:Tanda1.K85 Tanda1.K101:Tanda1.K101 Tanda1.K117:Tanda1.K117" loext:label-string="&quot;Tiempos PCI Par. MAO&quot;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PC EUC</text:p>
              </table:table-cell>
              <table:table-cell office:value-type="string">
                <text:p>Tiempos PC MAO</text:p>
              </table:table-cell>
              <table:table-cell office:value-type="string">
                <text:p>Tiempos QPC EUC</text:p>
              </table:table-cell>
              <table:table-cell office:value-type="string">
                <text:p>Tiempos QPC MAO</text:p>
              </table:table-cell>
              <table:table-cell office:value-type="string">
                <text:p>Tiempos QPC+PCI EUC</text:p>
              </table:table-cell>
              <table:table-cell office:value-type="string">
                <text:p>Tiempos QPC+PCI MAO</text:p>
              </table:table-cell>
              <table:table-cell office:value-type="string">
                <text:p>Tiempos PCI Sec. EUC</text:p>
              </table:table-cell>
              <table:table-cell office:value-type="string">
                <text:p>Tiempos PCI Sec. MAO</text:p>
              </table:table-cell>
              <table:table-cell office:value-type="string">
                <text:p>Tiempos PCI Par. EUC</text:p>
              </table:table-cell>
              <table:table-cell office:value-type="string">
                <text:p>Tiempos PCI Par.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1">
                <text:p>1.1</text:p>
                <draw:g>
                  <svg:desc>Tanda1.B69:Tanda1.B69 Tanda1.B85:Tanda1.B85 Tanda1.B101:Tanda1.B101 Tanda1.B117:Tanda1.B117</svg:desc>
                </draw:g>
              </table:table-cell>
              <table:table-cell office:value-type="float" office:value="1.087">
                <text:p>1.087</text:p>
                <draw:g>
                  <svg:desc>Tanda1.C69:Tanda1.C69 Tanda1.C85:Tanda1.C85 Tanda1.C101:Tanda1.C101 Tanda1.C117:Tanda1.C117</svg:desc>
                </draw:g>
              </table:table-cell>
              <table:table-cell office:value-type="float" office:value="5.829">
                <text:p>5.829</text:p>
                <draw:g>
                  <svg:desc>Tanda1.D69:Tanda1.D69 Tanda1.D85:Tanda1.D85 Tanda1.D101:Tanda1.D101 Tanda1.D117:Tanda1.D117</svg:desc>
                </draw:g>
              </table:table-cell>
              <table:table-cell office:value-type="float" office:value="5.822">
                <text:p>5.822</text:p>
                <draw:g>
                  <svg:desc>Tanda1.E69:Tanda1.E69 Tanda1.E85:Tanda1.E85 Tanda1.E101:Tanda1.E101 Tanda1.E117:Tanda1.E117</svg:desc>
                </draw:g>
              </table:table-cell>
              <table:table-cell office:value-type="float" office:value="5.653">
                <text:p>5.653</text:p>
                <draw:g>
                  <svg:desc>Tanda1.F69:Tanda1.F69 Tanda1.F85:Tanda1.F85 Tanda1.F101:Tanda1.F101 Tanda1.F117:Tanda1.F117</svg:desc>
                </draw:g>
              </table:table-cell>
              <table:table-cell office:value-type="float" office:value="5.673">
                <text:p>5.673</text:p>
                <draw:g>
                  <svg:desc>Tanda1.G69:Tanda1.G69 Tanda1.G85:Tanda1.G85 Tanda1.G101:Tanda1.G101 Tanda1.G117:Tanda1.G117</svg:desc>
                </draw:g>
              </table:table-cell>
              <table:table-cell office:value-type="float" office:value="5.822">
                <text:p>5.822</text:p>
                <draw:g>
                  <svg:desc>Tanda1.H69:Tanda1.H69 Tanda1.H85:Tanda1.H85 Tanda1.H101:Tanda1.H101 Tanda1.H117:Tanda1.H117</svg:desc>
                </draw:g>
              </table:table-cell>
              <table:table-cell office:value-type="float" office:value="5.822">
                <text:p>5.822</text:p>
                <draw:g>
                  <svg:desc>Tanda1.I69:Tanda1.I69 Tanda1.I85:Tanda1.I85 Tanda1.I101:Tanda1.I101 Tanda1.I117:Tanda1.I117</svg:desc>
                </draw:g>
              </table:table-cell>
              <table:table-cell office:value-type="float" office:value="4.948">
                <text:p>4.948</text:p>
                <draw:g>
                  <svg:desc>Tanda1.J69:Tanda1.J69 Tanda1.J85:Tanda1.J85 Tanda1.J101:Tanda1.J101 Tanda1.J117:Tanda1.J117</svg:desc>
                </draw:g>
              </table:table-cell>
              <table:table-cell office:value-type="float" office:value="4.801">
                <text:p>4.801</text:p>
                <draw:g>
                  <svg:desc>Tanda1.K69:Tanda1.K69 Tanda1.K85:Tanda1.K85 Tanda1.K101:Tanda1.K101 Tanda1.K117:Tanda1.K117</svg:desc>
                </draw:g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1.09">
                <text:p>1.09</text:p>
              </table:table-cell>
              <table:table-cell office:value-type="float" office:value="5.838">
                <text:p>5.838</text:p>
              </table:table-cell>
              <table:table-cell office:value-type="float" office:value="5.833">
                <text:p>5.833</text:p>
              </table:table-cell>
              <table:table-cell office:value-type="float" office:value="5.7">
                <text:p>5.7</text:p>
              </table:table-cell>
              <table:table-cell office:value-type="float" office:value="5.696">
                <text:p>5.696</text:p>
              </table:table-cell>
              <table:table-cell office:value-type="float" office:value="5.841">
                <text:p>5.841</text:p>
              </table:table-cell>
              <table:table-cell office:value-type="float" office:value="5.841">
                <text:p>5.841</text:p>
              </table:table-cell>
              <table:table-cell office:value-type="float" office:value="4.965">
                <text:p>4.965</text:p>
              </table:table-cell>
              <table:table-cell office:value-type="float" office:value="4.831">
                <text:p>4.831</text:p>
              </table:table-cell>
            </table:table-row>
            <table:table-row>
              <table:table-cell office:value-type="string"/>
              <table:table-cell office:value-type="float" office:value="1.087">
                <text:p>1.087</text:p>
              </table:table-cell>
              <table:table-cell office:value-type="float" office:value="1.088">
                <text:p>1.088</text:p>
              </table:table-cell>
              <table:table-cell office:value-type="float" office:value="5.722">
                <text:p>5.722</text:p>
              </table:table-cell>
              <table:table-cell office:value-type="float" office:value="5.72">
                <text:p>5.72</text:p>
              </table:table-cell>
              <table:table-cell office:value-type="float" office:value="5.576">
                <text:p>5.576</text:p>
              </table:table-cell>
              <table:table-cell office:value-type="float" office:value="5.575">
                <text:p>5.575</text:p>
              </table:table-cell>
              <table:table-cell office:value-type="float" office:value="5.725">
                <text:p>5.725</text:p>
              </table:table-cell>
              <table:table-cell office:value-type="float" office:value="5.725">
                <text:p>5.725</text:p>
              </table:table-cell>
              <table:table-cell office:value-type="float" office:value="4.829">
                <text:p>4.829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/>
              <table:table-cell office:value-type="float" office:value="1.098">
                <text:p>1.098</text:p>
              </table:table-cell>
              <table:table-cell office:value-type="float" office:value="1.097">
                <text:p>1.097</text:p>
              </table:table-cell>
              <table:table-cell office:value-type="float" office:value="5.86">
                <text:p>5.86</text:p>
              </table:table-cell>
              <table:table-cell office:value-type="float" office:value="5.838">
                <text:p>5.838</text:p>
              </table:table-cell>
              <table:table-cell office:value-type="float" office:value="5.696">
                <text:p>5.696</text:p>
              </table:table-cell>
              <table:table-cell office:value-type="float" office:value="5.69">
                <text:p>5.69</text:p>
              </table:table-cell>
              <table:table-cell office:value-type="float" office:value="5.849">
                <text:p>5.849</text:p>
              </table:table-cell>
              <table:table-cell office:value-type="float" office:value="5.769">
                <text:p>5.769</text:p>
              </table:table-cell>
              <table:table-cell office:value-type="float" office:value="4.959">
                <text:p>4.959</text:p>
              </table:table-cell>
              <table:table-cell office:value-type="float" office:value="4.833">
                <text:p>4.8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14.5pt" style:font-size-asian="14.5pt" style:font-size-complex="14.5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14.5pt" style:font-size-asian="14.5pt" style:font-size-complex="14.5pt"/>
    </style:style>
    <style:style style:name="ch6" style:family="chart" style:data-style-name="N11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4.5pt" style:font-size-asian="14.5pt" style:font-size-complex="14.5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10" style:family="chart">
      <style:graphic-properties draw:fill="none" draw:fill-color="#000000"/>
    </style:style>
    <style:style style:name="ch11" style:family="chart">
      <style:graphic-properties draw:stroke="solid" draw:fill-color="#808080"/>
    </style:style>
  </office:automatic-styles>
  <office:body>
    <office:chart>
      <chart:chart svg:width="13.259cm" svg:height="8.097cm" xlink:href=".." xlink:type="simple" chart:class="chart:bar" chart:style-name="ch1">
        <chart:title svg:x="3.737cm" svg:y="0.296cm" chart:style-name="ch2">
          <text:p>Tasa Error Tanda2</text:p>
        </chart:title>
        <chart:legend chart:legend-position="end" svg:x="8.589cm" svg:y="3.338cm" style:legend-expansion="high" chart:style-name="ch3"/>
        <chart:plot-area chart:style-name="ch4" table:cell-range-address="Tanda2.C37:Tanda2.F37 Tanda2.C30:Tanda2.F30 Tanda2.C49:Tanda2.F49" chart:data-source-has-labels="both" svg:x="0.265cm" svg:y="1.554cm" svg:width="8.059cm" svg:height="6.382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5cm" svg:y="1.562cm" svg:width="5.929cm" svg:height="4.15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nda2.C37:Tanda2.F37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Tanda2.C30:Tanda2.F30" loext:label-string="&quot;Tasa Error EUC&quot;" chart:class="chart:bar">
            <chart:data-point chart:repeated="4"/>
          </chart:series>
          <chart:series chart:style-name="ch9" chart:values-cell-range-address="Tanda2.C49:Tanda2.F49" loext:label-string="&quot;Tasa Error MAO&quot;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Error EUC</text:p>
              </table:table-cell>
              <table:table-cell office:value-type="string">
                <text:p>Tasa Error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2.C37:Tanda2.F37</svg:desc>
                </draw:g>
              </table:table-cell>
              <table:table-cell office:value-type="float" office:value="0.053125">
                <text:p>0.053125</text:p>
                <draw:g>
                  <svg:desc>Tanda2.C30:Tanda2.F30</svg:desc>
                </draw:g>
              </table:table-cell>
              <table:table-cell office:value-type="float" office:value="0.0375">
                <text:p>0.0375</text:p>
                <draw:g>
                  <svg:desc>Tanda2.C49:Tanda2.F49</svg:desc>
                </draw:g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0.00625">
                <text:p>0.0062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0.2140625">
                <text:p>0.214062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0.009375">
                <text:p>0.009375</text:p>
              </table:table-cell>
              <table:table-cell office:value-type="float" office:value="0.0109375">
                <text:p>0.01093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582cm" svg:height="7.542cm" xlink:href=".." xlink:type="simple" chart:class="chart:bar" chart:style-name="ch1">
        <chart:title svg:x="3.951cm" svg:y="0.285cm" chart:style-name="ch2">
          <text:p>Tiempos Vaquero Tanda2</text:p>
        </chart:title>
        <chart:legend chart:legend-position="end" svg:x="9.049cm" svg:y="3.302cm" style:legend-expansion="high" chart:style-name="ch3"/>
        <chart:plot-area chart:style-name="ch4" table:cell-range-address="Tanda1.B57:Tanda1.B57 Tanda1.D57:Tanda1.D57 Tanda1.F57:Tanda1.F57 Tanda1.H57:Tanda1.H57 Tanda1.J57:Tanda1.J57 Tanda2.B69:Tanda2.K69" chart:data-source-has-labels="both" svg:x="0.231cm" svg:y="0.934cm" svg:width="8.587cm" svg:height="6.458cm">
          <chartooo:coordinate-region svg:x="1.196cm" svg:y="0.934cm" svg:width="7.622cm" svg:height="4.439cm"/>
          <chart:axis chart:dimension="x" chart:name="primary-x" chart:style-name="ch5" chartooo:axis-type="auto">
            <chartooo:date-scale/>
            <chart:categories table:cell-range-address="Tanda1.B57:Tanda1.B57 Tanda1.D57:Tanda1.D57 Tanda1.F57:Tanda1.F57 Tanda1.H57:Tanda1.H57 Tanda1.J57:Tanda1.J57"/>
          </chart:axis>
          <chart:axis chart:dimension="y" chart:name="primary-y" chart:style-name="ch6">
            <chart:grid chart:class="major"/>
          </chart:axis>
          <chart:series chart:style-name="ch7" chart:values-cell-range-address="Tanda2.B69:Tanda2.B69 Tanda2.D69:Tanda2.D69 Tanda2.F69:Tanda2.F69 Tanda2.H69:Tanda2.H69 Tanda2.J69:Tanda2.J69" loext:label-string="&quot;Tiempos EUC&quot;" chart:class="chart:bar">
            <chart:data-point chart:repeated="5"/>
          </chart:series>
          <chart:series chart:style-name="ch8" chart:values-cell-range-address="Tanda2.C69:Tanda2.C69 Tanda2.E69:Tanda2.E69 Tanda2.G69:Tanda2.G69 Tanda2.I69:Tanda2.I69 Tanda2.K69:Tanda2.K69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57:Tanda1.B57 Tanda1.D57:Tanda1.D57 Tanda1.F57:Tanda1.F57 Tanda1.H57:Tanda1.H57 Tanda1.J57:Tanda1.J57</svg:desc>
                </draw:g>
              </table:table-cell>
              <table:table-cell office:value-type="float" office:value="0.806">
                <text:p>0.806</text:p>
                <draw:g>
                  <svg:desc>Tanda2.B69:Tanda2.B69 Tanda2.D69:Tanda2.D69 Tanda2.F69:Tanda2.F69 Tanda2.H69:Tanda2.H69 Tanda2.J69:Tanda2.J69</svg:desc>
                </draw:g>
              </table:table-cell>
              <table:table-cell office:value-type="float" office:value="0.775">
                <text:p>0.775</text:p>
                <draw:g>
                  <svg:desc>Tanda2.C69:Tanda2.C69 Tanda2.E69:Tanda2.E69 Tanda2.G69:Tanda2.G69 Tanda2.I69:Tanda2.I69 Tanda2.K69:Tanda2.K69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3.212">
                <text:p>3.212</text:p>
              </table:table-cell>
              <table:table-cell office:value-type="float" office:value="3.214">
                <text:p>3.214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3.296">
                <text:p>3.296</text:p>
              </table:table-cell>
              <table:table-cell office:value-type="float" office:value="3.317">
                <text:p>3.317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3.219">
                <text:p>3.219</text:p>
              </table:table-cell>
              <table:table-cell office:value-type="float" office:value="3.219">
                <text:p>3.219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2.862">
                <text:p>2.862</text:p>
              </table:table-cell>
              <table:table-cell office:value-type="float" office:value="2.859">
                <text:p>2.85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852cm" svg:height="6.589cm" xlink:href=".." xlink:type="simple" chart:class="chart:bar" chart:style-name="ch1">
        <chart:title svg:x="4.245cm" svg:y="0.266cm" chart:style-name="ch2">
          <text:p>Tiempos Vileda Tanda2</text:p>
        </chart:title>
        <chart:legend chart:legend-position="end" svg:x="9.319cm" svg:y="2.825cm" style:legend-expansion="high" chart:style-name="ch3"/>
        <chart:plot-area chart:style-name="ch4" table:cell-range-address="Tanda1.B73:Tanda1.B73 Tanda1.D73:Tanda1.D73 Tanda1.F73:Tanda1.F73 Tanda1.H73:Tanda1.H73 Tanda1.J73:Tanda1.J73 Tanda2.B85:Tanda2.K85" chart:data-source-has-labels="both" svg:x="0.237cm" svg:y="0.896cm" svg:width="8.845cm" svg:height="5.562cm">
          <chartooo:coordinate-region svg:x="1.202cm" svg:y="0.896cm" svg:width="7.88cm" svg:height="3.543cm"/>
          <chart:axis chart:dimension="x" chart:name="primary-x" chart:style-name="ch5" chartooo:axis-type="auto">
            <chartooo:date-scale/>
            <chart:categories table:cell-range-address="Tanda1.B73:Tanda1.B73 Tanda1.D73:Tanda1.D73 Tanda1.F73:Tanda1.F73 Tanda1.H73:Tanda1.H73 Tanda1.J73:Tanda1.J73"/>
          </chart:axis>
          <chart:axis chart:dimension="y" chart:name="primary-y" chart:style-name="ch6">
            <chart:grid chart:class="major"/>
          </chart:axis>
          <chart:series chart:style-name="ch7" chart:values-cell-range-address="Tanda2.B85:Tanda2.B85 Tanda2.D85:Tanda2.D85 Tanda2.F85:Tanda2.F85 Tanda2.H85:Tanda2.H85 Tanda2.J85:Tanda2.J85" loext:label-string="&quot;Tiempos EUC&quot;" chart:class="chart:bar">
            <chart:data-point chart:repeated="5"/>
          </chart:series>
          <chart:series chart:style-name="ch8" chart:values-cell-range-address="Tanda2.C85:Tanda2.C85 Tanda2.E85:Tanda2.E85 Tanda2.G85:Tanda2.G85 Tanda2.I85:Tanda2.I85 Tanda2.K85:Tanda2.K85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73:Tanda1.B73 Tanda1.D73:Tanda1.D73 Tanda1.F73:Tanda1.F73 Tanda1.H73:Tanda1.H73 Tanda1.J73:Tanda1.J73</svg:desc>
                </draw:g>
              </table:table-cell>
              <table:table-cell office:value-type="float" office:value="0.807">
                <text:p>0.807</text:p>
                <draw:g>
                  <svg:desc>Tanda2.B85:Tanda2.B85 Tanda2.D85:Tanda2.D85 Tanda2.F85:Tanda2.F85 Tanda2.H85:Tanda2.H85 Tanda2.J85:Tanda2.J85</svg:desc>
                </draw:g>
              </table:table-cell>
              <table:table-cell office:value-type="float" office:value="0.77">
                <text:p>0.77</text:p>
                <draw:g>
                  <svg:desc>Tanda2.C85:Tanda2.C85 Tanda2.E85:Tanda2.E85 Tanda2.G85:Tanda2.G85 Tanda2.I85:Tanda2.I85 Tanda2.K85:Tanda2.K85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3.219">
                <text:p>3.219</text:p>
              </table:table-cell>
              <table:table-cell office:value-type="float" office:value="3.219">
                <text:p>3.219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3.3">
                <text:p>3.3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2.855">
                <text:p>2.855</text:p>
              </table:table-cell>
              <table:table-cell office:value-type="float" office:value="2.853">
                <text:p>2.8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75pt" fo:font-weight="bold" style:font-size-asian="8.75pt" style:font-weight-asian="bold" style:font-size-complex="8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744cm" svg:height="7.409cm" xlink:href=".." xlink:type="simple" chart:class="chart:bar" chart:style-name="ch1">
        <chart:title svg:x="4.043cm" svg:y="0.283cm" chart:style-name="ch2">
          <text:p>Tiempos Rayas Tanda2</text:p>
        </chart:title>
        <chart:legend chart:legend-position="end" svg:x="9.211cm" svg:y="3.235cm" style:legend-expansion="high" chart:style-name="ch3"/>
        <chart:plot-area chart:style-name="ch4" table:cell-range-address="Tanda1.B89:Tanda1.B89 Tanda1.D89:Tanda1.D89 Tanda1.F89:Tanda1.F89 Tanda1.H89:Tanda1.H89 Tanda1.J89:Tanda1.J89 Tanda2.B101:Tanda2.K101" chart:data-source-has-labels="both" svg:x="0.234cm" svg:y="0.988cm" svg:width="8.743cm" svg:height="6.273cm">
          <chartooo:coordinate-region svg:x="1.199cm" svg:y="0.988cm" svg:width="7.778cm" svg:height="4.254cm"/>
          <chart:axis chart:dimension="x" chart:name="primary-x" chart:style-name="ch5" chartooo:axis-type="auto">
            <chartooo:date-scale/>
            <chart:categories table:cell-range-address="Tanda1.B89:Tanda1.B89 Tanda1.D89:Tanda1.D89 Tanda1.F89:Tanda1.F89 Tanda1.H89:Tanda1.H89 Tanda1.J89:Tanda1.J89"/>
          </chart:axis>
          <chart:axis chart:dimension="y" chart:name="primary-y" chart:style-name="ch6">
            <chart:grid chart:class="major"/>
          </chart:axis>
          <chart:series chart:style-name="ch7" chart:values-cell-range-address="Tanda2.B101:Tanda2.B101 Tanda2.D101:Tanda2.D101 Tanda2.F101:Tanda2.F101 Tanda2.H101:Tanda2.H101 Tanda2.J101:Tanda2.J101" loext:label-string="&quot;Tiempos EUC&quot;" chart:class="chart:bar">
            <chart:data-point chart:repeated="5"/>
          </chart:series>
          <chart:series chart:style-name="ch8" chart:values-cell-range-address="Tanda2.C101:Tanda2.C101 Tanda2.E101:Tanda2.E101 Tanda2.G101:Tanda2.G101 Tanda2.I101:Tanda2.I101 Tanda2.K101:Tanda2.K101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89:Tanda1.B89 Tanda1.D89:Tanda1.D89 Tanda1.F89:Tanda1.F89 Tanda1.H89:Tanda1.H89 Tanda1.J89:Tanda1.J89</svg:desc>
                </draw:g>
              </table:table-cell>
              <table:table-cell office:value-type="float" office:value="0.808">
                <text:p>0.808</text:p>
                <draw:g>
                  <svg:desc>Tanda2.B101:Tanda2.B101 Tanda2.D101:Tanda2.D101 Tanda2.F101:Tanda2.F101 Tanda2.H101:Tanda2.H101 Tanda2.J101:Tanda2.J101</svg:desc>
                </draw:g>
              </table:table-cell>
              <table:table-cell office:value-type="float" office:value="0.807">
                <text:p>0.807</text:p>
                <draw:g>
                  <svg:desc>Tanda2.C101:Tanda2.C101 Tanda2.E101:Tanda2.E101 Tanda2.G101:Tanda2.G101 Tanda2.I101:Tanda2.I101 Tanda2.K101:Tanda2.K101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3.213">
                <text:p>3.213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3.301">
                <text:p>3.301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2.832">
                <text:p>2.832</text:p>
              </table:table-cell>
              <table:table-cell office:value-type="float" office:value="2.826">
                <text:p>2.8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pt" fo:font-weight="bold" style:font-size-asian="9pt" style:font-weight-asian="bold" style:font-size-complex="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448cm" svg:height="7.066cm" xlink:href=".." xlink:type="simple" chart:class="chart:bar" chart:style-name="ch1">
        <chart:title svg:x="4.354cm" svg:y="0.276cm" chart:style-name="ch2">
          <text:p>Tiempos Blanca Tanda2</text:p>
        </chart:title>
        <chart:legend chart:legend-position="end" svg:x="9.915cm" svg:y="3.064cm" style:legend-expansion="high" chart:style-name="ch3"/>
        <chart:plot-area chart:style-name="ch4" table:cell-range-address="Tanda1.B105:Tanda1.B105 Tanda1.D105:Tanda1.D105 Tanda1.F105:Tanda1.F105 Tanda1.H105:Tanda1.H105 Tanda1.J105:Tanda1.J105 Tanda2.B117:Tanda2.K117" chart:data-source-has-labels="both" svg:x="0.248cm" svg:y="0.978cm" svg:width="9.419cm" svg:height="5.947cm">
          <chartooo:coordinate-region svg:x="1.213cm" svg:y="0.978cm" svg:width="8.454cm" svg:height="3.928cm"/>
          <chart:axis chart:dimension="x" chart:name="primary-x" chart:style-name="ch5" chartooo:axis-type="auto">
            <chartooo:date-scale/>
            <chart:categories table:cell-range-address="Tanda1.B105:Tanda1.B105 Tanda1.D105:Tanda1.D105 Tanda1.F105:Tanda1.F105 Tanda1.H105:Tanda1.H105 Tanda1.J105:Tanda1.J105"/>
          </chart:axis>
          <chart:axis chart:dimension="y" chart:name="primary-y" chart:style-name="ch6">
            <chart:grid chart:class="major"/>
          </chart:axis>
          <chart:series chart:style-name="ch7" chart:values-cell-range-address="Tanda2.B117:Tanda2.B117 Tanda2.D117:Tanda2.D117 Tanda2.F117:Tanda2.F117 Tanda2.H117:Tanda2.H117 Tanda2.J117:Tanda2.J117" loext:label-string="&quot;Tiempos EUC&quot;" chart:class="chart:bar">
            <chart:data-point chart:repeated="5"/>
          </chart:series>
          <chart:series chart:style-name="ch8" chart:values-cell-range-address="Tanda2.C117:Tanda2.C117 Tanda2.E117:Tanda2.E117 Tanda2.G117:Tanda2.G117 Tanda2.I117:Tanda2.I117 Tanda2.K117:Tanda2.K117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105:Tanda1.B105 Tanda1.D105:Tanda1.D105 Tanda1.F105:Tanda1.F105 Tanda1.H105:Tanda1.H105 Tanda1.J105:Tanda1.J105</svg:desc>
                </draw:g>
              </table:table-cell>
              <table:table-cell office:value-type="float" office:value="0.807">
                <text:p>0.807</text:p>
                <draw:g>
                  <svg:desc>Tanda2.B117:Tanda2.B117 Tanda2.D117:Tanda2.D117 Tanda2.F117:Tanda2.F117 Tanda2.H117:Tanda2.H117 Tanda2.J117:Tanda2.J117</svg:desc>
                </draw:g>
              </table:table-cell>
              <table:table-cell office:value-type="float" office:value="0.824">
                <text:p>0.824</text:p>
                <draw:g>
                  <svg:desc>Tanda2.C117:Tanda2.C117 Tanda2.E117:Tanda2.E117 Tanda2.G117:Tanda2.G117 Tanda2.I117:Tanda2.I117 Tanda2.K117:Tanda2.K117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3.217">
                <text:p>3.21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3.296">
                <text:p>3.296</text:p>
              </table:table-cell>
              <table:table-cell office:value-type="float" office:value="3.324">
                <text:p>3.324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2.855">
                <text:p>2.855</text:p>
              </table:table-cell>
              <table:table-cell office:value-type="float" office:value="2.85">
                <text:p>2.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0.987cm" svg:height="6.164cm" xlink:href=".." xlink:type="simple" chart:class="chart:bar" chart:style-name="ch1">
        <chart:title svg:x="4.039cm" svg:y="0.258cm" chart:style-name="ch2">
          <text:p>Tiempos PC Tanda2</text:p>
        </chart:title>
        <chart:legend chart:legend-position="end" svg:x="8.454cm" svg:y="2.613cm" style:legend-expansion="high" chart:style-name="ch3"/>
        <chart:plot-area chart:style-name="ch4" table:cell-range-address="Tanda1.A57:Tanda1.A57 Tanda1.A73:Tanda1.A73 Tanda1.A89:Tanda1.A89 Tanda1.A105:Tanda1.A105 Tanda2.B69:Tanda2.C69 Tanda2.B85:Tanda2.C85 Tanda2.B101:Tanda2.C101 Tanda2.B117:Tanda2.C117" chart:data-source-has-labels="both" svg:x="0.219cm" svg:y="0.87cm" svg:width="8.016cm" svg:height="5.171cm">
          <chartooo:coordinate-region svg:x="1.184cm" svg:y="1.03cm" svg:width="7.051cm" svg:height="4.443cm"/>
          <chart:axis chart:dimension="x" chart:name="primary-x" chart:style-name="ch5" chartooo:axis-type="auto">
            <chartooo:date-scale/>
            <chart:categories table:cell-range-address="Tanda1.A57:Tanda1.A57 Tanda1.A73:Tanda1.A73 Tanda1.A89:Tanda1.A89 Tanda1.A105:Tanda1.A105"/>
          </chart:axis>
          <chart:axis chart:dimension="y" chart:name="primary-y" chart:style-name="ch6">
            <chart:grid chart:class="major"/>
          </chart:axis>
          <chart:series chart:style-name="ch7" chart:values-cell-range-address="Tanda2.B69:Tanda2.B69 Tanda2.B85:Tanda2.B85 Tanda2.B101:Tanda2.B101 Tanda2.B117:Tanda2.B117" loext:label-string="&quot;Tiempos EUC&quot;" chart:class="chart:bar">
            <chart:data-point chart:repeated="4"/>
          </chart:series>
          <chart:series chart:style-name="ch8" chart:values-cell-range-address="Tanda2.C69:Tanda2.C69 Tanda2.C85:Tanda2.C85 Tanda2.C101:Tanda2.C101 Tanda2.C117:Tanda2.C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1.A57:Tanda1.A57 Tanda1.A73:Tanda1.A73 Tanda1.A89:Tanda1.A89 Tanda1.A105:Tanda1.A105</svg:desc>
                </draw:g>
              </table:table-cell>
              <table:table-cell office:value-type="float" office:value="0.806">
                <text:p>0.806</text:p>
                <draw:g>
                  <svg:desc>Tanda2.B69:Tanda2.B69 Tanda2.B85:Tanda2.B85 Tanda2.B101:Tanda2.B101 Tanda2.B117:Tanda2.B117</svg:desc>
                </draw:g>
              </table:table-cell>
              <table:table-cell office:value-type="float" office:value="0.775">
                <text:p>0.775</text:p>
                <draw:g>
                  <svg:desc>Tanda2.C69:Tanda2.C69 Tanda2.C85:Tanda2.C85 Tanda2.C101:Tanda2.C101 Tanda2.C117:Tanda2.C117</svg:desc>
                </draw:g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0.807">
                <text:p>0.8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0.808">
                <text:p>0.80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0.807">
                <text:p>0.807</text:p>
              </table:table-cell>
              <table:table-cell office:value-type="float" office:value="0.824">
                <text:p>0.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23cm" svg:height="6.085cm" xlink:href=".." xlink:type="simple" chart:class="chart:bar" chart:style-name="ch1">
        <chart:title svg:x="4.042cm" svg:y="0.256cm" chart:style-name="ch2">
          <text:p>Tiempos QPC Tanda2</text:p>
        </chart:title>
        <chart:legend svg:x="8.677cm" svg:y="2.763cm" style:legend-expansion="high" chart:style-name="ch3"/>
        <chart:plot-area chart:style-name="ch4" table:cell-range-address="Tanda2.D69:Tanda2.E69 Tanda2.D85:Tanda2.E85 Tanda2.D101:Tanda2.E101 Tanda2.D117:Tanda2.E117" chart:data-source-has-labels="row" svg:x="0.42cm" svg:y="1.151cm" svg:width="8.069cm" svg:height="4.671cm">
          <chartooo:coordinate-region svg:x="1.385cm" svg:y="1.311cm" svg:width="7.104cm" svg:height="4.352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2.D69:Tanda2.D69 Tanda2.D85:Tanda2.D85 Tanda2.D101:Tanda2.D101 Tanda2.D117:Tanda2.D117" loext:label-string="&quot;Tiempos EUC&quot;" chart:class="chart:bar">
            <chart:data-point chart:repeated="4"/>
          </chart:series>
          <chart:series chart:style-name="ch8" chart:values-cell-range-address="Tanda2.E69:Tanda2.E69 Tanda2.E85:Tanda2.E85 Tanda2.E101:Tanda2.E101 Tanda2.E117:Tanda2.E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212">
                <text:p>3.212</text:p>
                <draw:g>
                  <svg:desc>Tanda2.D69:Tanda2.D69 Tanda2.D85:Tanda2.D85 Tanda2.D101:Tanda2.D101 Tanda2.D117:Tanda2.D117</svg:desc>
                </draw:g>
              </table:table-cell>
              <table:table-cell office:value-type="float" office:value="3.214">
                <text:p>3.214</text:p>
                <draw:g>
                  <svg:desc>Tanda2.E69:Tanda2.E69 Tanda2.E85:Tanda2.E85 Tanda2.E101:Tanda2.E101 Tanda2.E117:Tanda2.E117</svg:desc>
                </draw:g>
              </table:table-cell>
            </table:table-row>
            <table:table-row>
              <table:table-cell office:value-type="string"/>
              <table:table-cell office:value-type="float" office:value="3.219">
                <text:p>3.219</text:p>
              </table:table-cell>
              <table:table-cell office:value-type="float" office:value="3.219">
                <text:p>3.219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/>
              <table:table-cell office:value-type="float" office:value="3.217">
                <text:p>3.217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75pt" fo:font-weight="bold" style:font-size-asian="8.75pt" style:font-weight-asian="bold" style:font-size-complex="8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448cm" svg:height="5.927cm" xlink:href=".." xlink:type="simple" chart:class="chart:bar" chart:style-name="ch1">
        <chart:title svg:x="4.183cm" svg:y="0.253cm" chart:style-name="ch2">
          <text:p>Tiempos QPC+PCI Tanda2</text:p>
        </chart:title>
        <chart:legend chart:legend-position="end" svg:x="9.915cm" svg:y="2.494cm" style:legend-expansion="high" chart:style-name="ch3"/>
        <chart:plot-area chart:style-name="ch4" table:cell-range-address="Tanda2.F69:Tanda2.G69 Tanda2.F85:Tanda2.G85 Tanda2.F101:Tanda2.G101 Tanda2.F117:Tanda2.G117" chart:data-source-has-labels="row" svg:x="0.248cm" svg:y="0.928cm" svg:width="9.419cm" svg:height="4.881cm">
          <chartooo:coordinate-region svg:x="1.213cm" svg:y="1.088cm" svg:width="8.454cm" svg:height="4.562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2.F69:Tanda2.F69 Tanda2.F85:Tanda2.F85 Tanda2.F101:Tanda2.F101 Tanda2.F117:Tanda2.F117" loext:label-string="&quot;Tiempos EUC&quot;" chart:class="chart:bar">
            <chart:data-point chart:repeated="4"/>
          </chart:series>
          <chart:series chart:style-name="ch8" chart:values-cell-range-address="Tanda2.G69:Tanda2.G69 Tanda2.G85:Tanda2.G85 Tanda2.G101:Tanda2.G101 Tanda2.G117:Tanda2.G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296">
                <text:p>3.296</text:p>
                <draw:g>
                  <svg:desc>Tanda2.F69:Tanda2.F69 Tanda2.F85:Tanda2.F85 Tanda2.F101:Tanda2.F101 Tanda2.F117:Tanda2.F117</svg:desc>
                </draw:g>
              </table:table-cell>
              <table:table-cell office:value-type="float" office:value="3.317">
                <text:p>3.317</text:p>
                <draw:g>
                  <svg:desc>Tanda2.G69:Tanda2.G69 Tanda2.G85:Tanda2.G85 Tanda2.G101:Tanda2.G101 Tanda2.G117:Tanda2.G117</svg:desc>
                </draw:g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/>
              <table:table-cell office:value-type="float" office:value="3.301">
                <text:p>3.301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string"/>
              <table:table-cell office:value-type="float" office:value="3.296">
                <text:p>3.296</text:p>
              </table:table-cell>
              <table:table-cell office:value-type="float" office:value="3.324">
                <text:p>3.3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3.042cm" svg:height="6.377cm" xlink:href=".." xlink:type="simple" chart:class="chart:bar" chart:style-name="ch1">
        <chart:title svg:x="4.544cm" svg:y="0.262cm" chart:style-name="ch2">
          <text:p>Tiempos Vaquero Tanda1</text:p>
        </chart:title>
        <chart:legend chart:legend-position="end" svg:x="10.509cm" svg:y="2.719cm" style:legend-expansion="high" chart:style-name="ch3"/>
        <chart:plot-area chart:style-name="ch4" table:cell-range-address="Tanda1.B57:Tanda1.B57 Tanda1.D57:Tanda1.D57 Tanda1.F57:Tanda1.F57 Tanda1.H57:Tanda1.H57 Tanda1.J57:Tanda1.J57 Tanda1.B69:Tanda1.K69" chart:data-source-has-labels="both" svg:x="0.26cm" svg:y="0.956cm" svg:width="9.989cm" svg:height="5.294cm">
          <chartooo:coordinate-region svg:x="1.225cm" svg:y="0.956cm" svg:width="9.024cm" svg:height="4.247cm"/>
          <chart:axis chart:dimension="x" chart:name="primary-x" chart:style-name="ch5" chartooo:axis-type="auto">
            <chartooo:date-scale/>
            <chart:categories table:cell-range-address="Tanda1.B57:Tanda1.B57 Tanda1.D57:Tanda1.D57 Tanda1.F57:Tanda1.F57 Tanda1.H57:Tanda1.H57 Tanda1.J57:Tanda1.J57"/>
          </chart:axis>
          <chart:axis chart:dimension="y" chart:name="primary-y" chart:style-name="ch6">
            <chart:grid chart:class="major"/>
          </chart:axis>
          <chart:series chart:style-name="ch7" chart:values-cell-range-address="Tanda1.B69:Tanda1.B69 Tanda1.D69:Tanda1.D69 Tanda1.F69:Tanda1.F69 Tanda1.H69:Tanda1.H69 Tanda1.J69:Tanda1.J69" loext:label-string="&quot;Tiempos EUC&quot;" chart:class="chart:bar">
            <chart:data-point chart:repeated="5"/>
          </chart:series>
          <chart:series chart:style-name="ch8" chart:values-cell-range-address="Tanda1.C69:Tanda1.C69 Tanda1.E69:Tanda1.E69 Tanda1.G69:Tanda1.G69 Tanda1.I69:Tanda1.I69 Tanda1.K69:Tanda1.K69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57:Tanda1.B57 Tanda1.D57:Tanda1.D57 Tanda1.F57:Tanda1.F57 Tanda1.H57:Tanda1.H57 Tanda1.J57:Tanda1.J57</svg:desc>
                </draw:g>
              </table:table-cell>
              <table:table-cell office:value-type="float" office:value="1.1">
                <text:p>1.1</text:p>
                <draw:g>
                  <svg:desc>Tanda1.B69:Tanda1.B69 Tanda1.D69:Tanda1.D69 Tanda1.F69:Tanda1.F69 Tanda1.H69:Tanda1.H69 Tanda1.J69:Tanda1.J69</svg:desc>
                </draw:g>
              </table:table-cell>
              <table:table-cell office:value-type="float" office:value="1.087">
                <text:p>1.087</text:p>
                <draw:g>
                  <svg:desc>Tanda1.C69:Tanda1.C69 Tanda1.E69:Tanda1.E69 Tanda1.G69:Tanda1.G69 Tanda1.I69:Tanda1.I69 Tanda1.K69:Tanda1.K69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829">
                <text:p>5.829</text:p>
              </table:table-cell>
              <table:table-cell office:value-type="float" office:value="5.822">
                <text:p>5.82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5.653">
                <text:p>5.653</text:p>
              </table:table-cell>
              <table:table-cell office:value-type="float" office:value="5.673">
                <text:p>5.673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5.822">
                <text:p>5.822</text:p>
              </table:table-cell>
              <table:table-cell office:value-type="float" office:value="5.822">
                <text:p>5.822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948">
                <text:p>4.948</text:p>
              </table:table-cell>
              <table:table-cell office:value-type="float" office:value="4.801">
                <text:p>4.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0.96cm" svg:height="6.405cm" xlink:href=".." xlink:type="simple" chart:class="chart:bar" chart:style-name="ch1">
        <chart:title svg:x="3.656cm" svg:y="0.263cm" chart:style-name="ch2">
          <text:p>Tiempos PCI Sec. Tanda2</text:p>
        </chart:title>
        <chart:legend chart:legend-position="end" svg:x="8.427cm" svg:y="2.733cm" style:legend-expansion="high" chart:style-name="ch3"/>
        <chart:plot-area chart:style-name="ch4" table:cell-range-address="Tanda2.H69:Tanda2.I69 Tanda2.H85:Tanda2.I85 Tanda2.H101:Tanda2.I101 Tanda2.H117:Tanda2.I117" chart:data-source-has-labels="row" svg:x="0.219cm" svg:y="0.88cm" svg:width="7.989cm" svg:height="5.397cm">
          <chartooo:coordinate-region svg:x="1.184cm" svg:y="1.04cm" svg:width="7.024cm" svg:height="5.078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2.H69:Tanda2.H69 Tanda2.H85:Tanda2.H85 Tanda2.H101:Tanda2.H101 Tanda2.H117:Tanda2.H117" loext:label-string="&quot;Tiempos EUC&quot;" chart:class="chart:bar">
            <chart:data-point chart:repeated="4"/>
          </chart:series>
          <chart:series chart:style-name="ch8" chart:values-cell-range-address="Tanda2.I69:Tanda2.I69 Tanda2.I85:Tanda2.I85 Tanda2.I101:Tanda2.I101 Tanda2.I117:Tanda2.I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219">
                <text:p>3.219</text:p>
                <draw:g>
                  <svg:desc>Tanda2.H69:Tanda2.H69 Tanda2.H85:Tanda2.H85 Tanda2.H101:Tanda2.H101 Tanda2.H117:Tanda2.H117</svg:desc>
                </draw:g>
              </table:table-cell>
              <table:table-cell office:value-type="float" office:value="3.219">
                <text:p>3.219</text:p>
                <draw:g>
                  <svg:desc>Tanda2.I69:Tanda2.I69 Tanda2.I85:Tanda2.I85 Tanda2.I101:Tanda2.I101 Tanda2.I117:Tanda2.I117</svg:desc>
                </draw:g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/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608cm" svg:height="6.669cm" xlink:href=".." xlink:type="simple" chart:class="chart:bar" chart:style-name="ch1">
        <chart:title svg:x="4.003cm" svg:y="0.268cm" chart:style-name="ch2">
          <text:p>Tiempos PCI Par. Tanda2</text:p>
        </chart:title>
        <chart:legend chart:legend-position="end" svg:x="9.075cm" svg:y="2.865cm" style:legend-expansion="high" chart:style-name="ch3"/>
        <chart:plot-area chart:style-name="ch4" table:cell-range-address="Tanda2.J69:Tanda2.K69 Tanda2.J85:Tanda2.K85 Tanda2.J101:Tanda2.K101 Tanda2.J117:Tanda2.K117" chart:data-source-has-labels="row" svg:x="0.232cm" svg:y="0.9cm" svg:width="8.611cm" svg:height="5.636cm">
          <chartooo:coordinate-region svg:x="1.197cm" svg:y="1.061cm" svg:width="7.646cm" svg:height="5.316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2.J69:Tanda2.J69 Tanda2.J85:Tanda2.J85 Tanda2.J101:Tanda2.J101 Tanda2.J117:Tanda2.J117" loext:label-string="&quot;Tiempos EUC&quot;" chart:class="chart:bar">
            <chart:data-point chart:repeated="4"/>
          </chart:series>
          <chart:series chart:style-name="ch8" chart:values-cell-range-address="Tanda2.K69:Tanda2.K69 Tanda2.K85:Tanda2.K85 Tanda2.K101:Tanda2.K101 Tanda2.K117:Tanda2.K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862">
                <text:p>2.862</text:p>
                <draw:g>
                  <svg:desc>Tanda2.J69:Tanda2.J69 Tanda2.J85:Tanda2.J85 Tanda2.J101:Tanda2.J101 Tanda2.J117:Tanda2.J117</svg:desc>
                </draw:g>
              </table:table-cell>
              <table:table-cell office:value-type="float" office:value="2.859">
                <text:p>2.859</text:p>
                <draw:g>
                  <svg:desc>Tanda2.K69:Tanda2.K69 Tanda2.K85:Tanda2.K85 Tanda2.K101:Tanda2.K101 Tanda2.K117:Tanda2.K117</svg:desc>
                </draw:g>
              </table:table-cell>
            </table:table-row>
            <table:table-row>
              <table:table-cell office:value-type="string"/>
              <table:table-cell office:value-type="float" office:value="2.855">
                <text:p>2.855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string"/>
              <table:table-cell office:value-type="float" office:value="2.832">
                <text:p>2.832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/>
              <table:table-cell office:value-type="float" office:value="2.855">
                <text:p>2.855</text:p>
              </table:table-cell>
              <table:table-cell office:value-type="float" office:value="2.85">
                <text:p>2.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1.75pt" fo:font-weight="bold" style:font-size-asian="11.75pt" style:font-weight-asian="bold" style:font-size-complex="11.75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9.75pt" style:font-size-asian="9.75pt" style:font-size-complex="9.75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9.75pt" style:font-size-asian="9.75pt" style:font-size-complex="9.75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128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0" style:family="chart" style:data-style-name="N128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6" style:family="chart" style:data-style-name="N128">
      <style:chart-properties chart:link-data-style-to-source="true"/>
      <style:graphic-properties svg:stroke-width="0.035cm" draw:fill-color="#ff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5.965cm" svg:height="9.288cm" xlink:href=".." xlink:type="simple" chart:class="chart:bar" chart:style-name="ch1">
        <chart:title svg:x="5.062cm" svg:y="0.32cm" chart:style-name="ch2">
          <text:p>Tiempos Programas Tanda2</text:p>
        </chart:title>
        <chart:legend svg:x="11.189cm" svg:y="2.437cm" style:legend-expansion="custom" chartooo:width="4.409cm" chartooo:height="5.785cm" style:legend-expansion-aspect-ratio="0.762143474503025" chart:style-name="ch3"/>
        <chart:plot-area chart:style-name="ch4" table:cell-range-address="Tanda2.B69:Tanda2.K69 Tanda2.B85:Tanda2.K85 Tanda2.B101:Tanda2.K101 Tanda2.B117:Tanda2.K117" chart:data-source-has-labels="row" svg:x="0.391cm" svg:y="1.425cm" svg:width="10.628cm" svg:height="7.624cm">
          <chartooo:coordinate-region svg:x="1.489cm" svg:y="1.624cm" svg:width="9.53cm" svg:height="7.226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2.B69:Tanda2.B69 Tanda2.B85:Tanda2.B85 Tanda2.B101:Tanda2.B101 Tanda2.B117:Tanda2.B117" loext:label-string="&quot;Tiempos PC EUC&quot;" chart:class="chart:bar">
            <chart:data-point chart:repeated="4"/>
          </chart:series>
          <chart:series chart:style-name="ch8" chart:values-cell-range-address="Tanda2.C69:Tanda2.C69 Tanda2.C85:Tanda2.C85 Tanda2.C101:Tanda2.C101 Tanda2.C117:Tanda2.C117" loext:label-string="&quot;Tiempos PC MAO&quot;" chart:class="chart:bar">
            <chart:data-point chart:repeated="4"/>
          </chart:series>
          <chart:series chart:style-name="ch9" chart:values-cell-range-address="Tanda2.D69:Tanda2.D69 Tanda2.D85:Tanda2.D85 Tanda2.D101:Tanda2.D101 Tanda2.D117:Tanda2.D117" loext:label-string="&quot;Tiempos QPC EUC&quot;" chart:class="chart:bar">
            <chart:data-point chart:repeated="4"/>
          </chart:series>
          <chart:series chart:style-name="ch10" chart:values-cell-range-address="Tanda2.E69:Tanda2.E69 Tanda2.E85:Tanda2.E85 Tanda2.E101:Tanda2.E101 Tanda2.E117:Tanda2.E117" loext:label-string="&quot;Tiempos QPC MAO&quot;" chart:class="chart:bar">
            <chart:data-point chart:repeated="4"/>
          </chart:series>
          <chart:series chart:style-name="ch11" chart:values-cell-range-address="Tanda2.F69:Tanda2.F69 Tanda2.F85:Tanda2.F85 Tanda2.F101:Tanda2.F101 Tanda2.F117:Tanda2.F117" loext:label-string="&quot;Tiempos QPC+PCI EUC&quot;" chart:class="chart:bar">
            <chart:data-point chart:repeated="4"/>
          </chart:series>
          <chart:series chart:style-name="ch12" chart:values-cell-range-address="Tanda2.G69:Tanda2.G69 Tanda2.G85:Tanda2.G85 Tanda2.G101:Tanda2.G101 Tanda2.G117:Tanda2.G117" loext:label-string="&quot;Tiempos QPC+PCI MAO&quot;" chart:class="chart:bar">
            <chart:data-point chart:repeated="4"/>
          </chart:series>
          <chart:series chart:style-name="ch13" chart:values-cell-range-address="Tanda2.H69:Tanda2.H69 Tanda2.H85:Tanda2.H85 Tanda2.H101:Tanda2.H101 Tanda2.H117:Tanda2.H117" loext:label-string="&quot;Tiempos PCI Sec. EUC&quot;" chart:class="chart:bar">
            <chart:data-point chart:repeated="4"/>
          </chart:series>
          <chart:series chart:style-name="ch14" chart:values-cell-range-address="Tanda2.I69:Tanda2.I69 Tanda2.I85:Tanda2.I85 Tanda2.I101:Tanda2.I101 Tanda2.I117:Tanda2.I117" loext:label-string="&quot;Tiempos PCI Sec. MAO&quot;" chart:class="chart:bar">
            <chart:data-point chart:repeated="4"/>
          </chart:series>
          <chart:series chart:style-name="ch15" chart:values-cell-range-address="Tanda2.J69:Tanda2.J69 Tanda2.J85:Tanda2.J85 Tanda2.J101:Tanda2.J101 Tanda2.J117:Tanda2.J117" loext:label-string="&quot;Tiempos PCI Par. EUC&quot;" chart:class="chart:bar">
            <chart:data-point chart:repeated="4"/>
          </chart:series>
          <chart:series chart:style-name="ch16" chart:values-cell-range-address="Tanda2.K69:Tanda2.K69 Tanda2.K85:Tanda2.K85 Tanda2.K101:Tanda2.K101 Tanda2.K117:Tanda2.K117" loext:label-string="&quot;Tiempos PCI Par. MAO&quot;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PC EUC</text:p>
              </table:table-cell>
              <table:table-cell office:value-type="string">
                <text:p>Tiempos PC MAO</text:p>
              </table:table-cell>
              <table:table-cell office:value-type="string">
                <text:p>Tiempos QPC EUC</text:p>
              </table:table-cell>
              <table:table-cell office:value-type="string">
                <text:p>Tiempos QPC MAO</text:p>
              </table:table-cell>
              <table:table-cell office:value-type="string">
                <text:p>Tiempos QPC+PCI EUC</text:p>
              </table:table-cell>
              <table:table-cell office:value-type="string">
                <text:p>Tiempos QPC+PCI MAO</text:p>
              </table:table-cell>
              <table:table-cell office:value-type="string">
                <text:p>Tiempos PCI Sec. EUC</text:p>
              </table:table-cell>
              <table:table-cell office:value-type="string">
                <text:p>Tiempos PCI Sec. MAO</text:p>
              </table:table-cell>
              <table:table-cell office:value-type="string">
                <text:p>Tiempos PCI Par. EUC</text:p>
              </table:table-cell>
              <table:table-cell office:value-type="string">
                <text:p>Tiempos PCI Par.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806">
                <text:p>0.806</text:p>
                <draw:g>
                  <svg:desc>Tanda2.B69:Tanda2.B69 Tanda2.B85:Tanda2.B85 Tanda2.B101:Tanda2.B101 Tanda2.B117:Tanda2.B117</svg:desc>
                </draw:g>
              </table:table-cell>
              <table:table-cell office:value-type="float" office:value="0.775">
                <text:p>0.775</text:p>
                <draw:g>
                  <svg:desc>Tanda2.C69:Tanda2.C69 Tanda2.C85:Tanda2.C85 Tanda2.C101:Tanda2.C101 Tanda2.C117:Tanda2.C117</svg:desc>
                </draw:g>
              </table:table-cell>
              <table:table-cell office:value-type="float" office:value="3.212">
                <text:p>3.212</text:p>
                <draw:g>
                  <svg:desc>Tanda2.D69:Tanda2.D69 Tanda2.D85:Tanda2.D85 Tanda2.D101:Tanda2.D101 Tanda2.D117:Tanda2.D117</svg:desc>
                </draw:g>
              </table:table-cell>
              <table:table-cell office:value-type="float" office:value="3.214">
                <text:p>3.214</text:p>
                <draw:g>
                  <svg:desc>Tanda2.E69:Tanda2.E69 Tanda2.E85:Tanda2.E85 Tanda2.E101:Tanda2.E101 Tanda2.E117:Tanda2.E117</svg:desc>
                </draw:g>
              </table:table-cell>
              <table:table-cell office:value-type="float" office:value="3.296">
                <text:p>3.296</text:p>
                <draw:g>
                  <svg:desc>Tanda2.F69:Tanda2.F69 Tanda2.F85:Tanda2.F85 Tanda2.F101:Tanda2.F101 Tanda2.F117:Tanda2.F117</svg:desc>
                </draw:g>
              </table:table-cell>
              <table:table-cell office:value-type="float" office:value="3.317">
                <text:p>3.317</text:p>
                <draw:g>
                  <svg:desc>Tanda2.G69:Tanda2.G69 Tanda2.G85:Tanda2.G85 Tanda2.G101:Tanda2.G101 Tanda2.G117:Tanda2.G117</svg:desc>
                </draw:g>
              </table:table-cell>
              <table:table-cell office:value-type="float" office:value="3.219">
                <text:p>3.219</text:p>
                <draw:g>
                  <svg:desc>Tanda2.H69:Tanda2.H69 Tanda2.H85:Tanda2.H85 Tanda2.H101:Tanda2.H101 Tanda2.H117:Tanda2.H117</svg:desc>
                </draw:g>
              </table:table-cell>
              <table:table-cell office:value-type="float" office:value="3.219">
                <text:p>3.219</text:p>
                <draw:g>
                  <svg:desc>Tanda2.I69:Tanda2.I69 Tanda2.I85:Tanda2.I85 Tanda2.I101:Tanda2.I101 Tanda2.I117:Tanda2.I117</svg:desc>
                </draw:g>
              </table:table-cell>
              <table:table-cell office:value-type="float" office:value="2.862">
                <text:p>2.862</text:p>
                <draw:g>
                  <svg:desc>Tanda2.J69:Tanda2.J69 Tanda2.J85:Tanda2.J85 Tanda2.J101:Tanda2.J101 Tanda2.J117:Tanda2.J117</svg:desc>
                </draw:g>
              </table:table-cell>
              <table:table-cell office:value-type="float" office:value="2.859">
                <text:p>2.859</text:p>
                <draw:g>
                  <svg:desc>Tanda2.K69:Tanda2.K69 Tanda2.K85:Tanda2.K85 Tanda2.K101:Tanda2.K101 Tanda2.K117:Tanda2.K117</svg:desc>
                </draw:g>
              </table:table-cell>
            </table:table-row>
            <table:table-row>
              <table:table-cell office:value-type="string"/>
              <table:table-cell office:value-type="float" office:value="0.807">
                <text:p>0.807</text:p>
              </table:table-cell>
              <table:table-cell office:value-type="float" office:value="0.77">
                <text:p>0.77</text:p>
              </table:table-cell>
              <table:table-cell office:value-type="float" office:value="3.219">
                <text:p>3.219</text:p>
              </table:table-cell>
              <table:table-cell office:value-type="float" office:value="3.219">
                <text:p>3.219</text:p>
              </table:table-cell>
              <table:table-cell office:value-type="float" office:value="3.3">
                <text:p>3.3</text:p>
              </table:table-cell>
              <table:table-cell office:value-type="float" office:value="3.312">
                <text:p>3.312</text:p>
              </table:table-cell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  <table:table-cell office:value-type="float" office:value="2.855">
                <text:p>2.855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string"/>
              <table:table-cell office:value-type="float" office:value="0.808">
                <text:p>0.808</text:p>
              </table:table-cell>
              <table:table-cell office:value-type="float" office:value="0.807">
                <text:p>0.807</text:p>
              </table:table-cell>
              <table:table-cell office:value-type="float" office:value="3.213">
                <text:p>3.213</text:p>
              </table:table-cell>
              <table:table-cell office:value-type="float" office:value="3.198">
                <text:p>3.198</text:p>
              </table:table-cell>
              <table:table-cell office:value-type="float" office:value="3.301">
                <text:p>3.301</text:p>
              </table:table-cell>
              <table:table-cell office:value-type="float" office:value="3.296">
                <text:p>3.296</text:p>
              </table:table-cell>
              <table:table-cell office:value-type="float" office:value="3.213">
                <text:p>3.213</text:p>
              </table:table-cell>
              <table:table-cell office:value-type="float" office:value="3.213">
                <text:p>3.213</text:p>
              </table:table-cell>
              <table:table-cell office:value-type="float" office:value="2.832">
                <text:p>2.832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/>
              <table:table-cell office:value-type="float" office:value="0.807">
                <text:p>0.807</text:p>
              </table:table-cell>
              <table:table-cell office:value-type="float" office:value="0.824">
                <text:p>0.824</text:p>
              </table:table-cell>
              <table:table-cell office:value-type="float" office:value="3.217">
                <text:p>3.217</text:p>
              </table:table-cell>
              <table:table-cell office:value-type="float" office:value="3.22">
                <text:p>3.22</text:p>
              </table:table-cell>
              <table:table-cell office:value-type="float" office:value="3.296">
                <text:p>3.296</text:p>
              </table:table-cell>
              <table:table-cell office:value-type="float" office:value="3.324">
                <text:p>3.324</text:p>
              </table:table-cell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  <table:table-cell office:value-type="float" office:value="2.855">
                <text:p>2.855</text:p>
              </table:table-cell>
              <table:table-cell office:value-type="float" office:value="2.85">
                <text:p>2.8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1pt" fo:font-weight="bold" style:font-size-asian="11pt" style:font-weight-asian="bold" style:font-size-complex="11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9.5pt" style:font-size-asian="9.5pt" style:font-size-complex="9.5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draw:stroke="none"/>
      <style:text-properties fo:color="#000000" fo:font-family="Arial" fo:font-size="9.5pt" style:font-size-asian="9.5pt" style:font-size-complex="9.5pt"/>
    </style:style>
    <style:style style:name="ch6" style:family="chart" style:data-style-name="N11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9.5pt" style:font-size-asian="9.5pt" style:font-size-complex="9.5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10" style:family="chart">
      <style:graphic-properties draw:fill="none" draw:fill-color="#000000"/>
    </style:style>
    <style:style style:name="ch11" style:family="chart">
      <style:graphic-properties draw:stroke="solid" draw:fill-color="#808080"/>
    </style:style>
  </office:automatic-styles>
  <office:body>
    <office:chart>
      <chart:chart svg:width="12.961cm" svg:height="8.205cm" xlink:href=".." xlink:type="simple" chart:class="chart:bar" chart:style-name="ch1">
        <chart:title svg:x="4.703cm" svg:y="0.299cm" chart:style-name="ch2">
          <text:p>Tasa Error Tanda3</text:p>
        </chart:title>
        <chart:legend chart:legend-position="end" svg:x="9.714cm" svg:y="3.554cm" style:legend-expansion="high" chart:style-name="ch3"/>
        <chart:plot-area chart:style-name="ch4" table:cell-range-address="Tanda3.C37:Tanda3.F37 Tanda3.C30:Tanda3.F30 Tanda3.C49:Tanda3.F49" chart:data-source-has-labels="both" svg:x="0.259cm" svg:y="1.146cm" svg:width="9.196cm" svg:height="6.895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78cm" svg:y="1.211cm" svg:width="7.675cm" svg:height="6.11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nda3.C37:Tanda3.F37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Tanda3.C30:Tanda3.F30" loext:label-string="&quot;Tasa Error EUC&quot;" chart:class="chart:bar">
            <chart:data-point chart:repeated="4"/>
          </chart:series>
          <chart:series chart:style-name="ch9" chart:values-cell-range-address="Tanda3.C49:Tanda3.F49" loext:label-string="&quot;Tasa Error MAO&quot;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Error EUC</text:p>
              </table:table-cell>
              <table:table-cell office:value-type="string">
                <text:p>Tasa Error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3.C37:Tanda3.F37</svg:desc>
                </draw:g>
              </table:table-cell>
              <table:table-cell office:value-type="float" office:value="0.1984375">
                <text:p>0.1984375</text:p>
                <draw:g>
                  <svg:desc>Tanda3.C30:Tanda3.F30</svg:desc>
                </draw:g>
              </table:table-cell>
              <table:table-cell office:value-type="float" office:value="0.1984375">
                <text:p>0.1984375</text:p>
                <draw:g>
                  <svg:desc>Tanda3.C49:Tanda3.F49</svg:desc>
                </draw:g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0.0609375">
                <text:p>0.0609375</text:p>
              </table:table-cell>
              <table:table-cell office:value-type="float" office:value="0.0609375">
                <text:p>0.0609375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0.2625">
                <text:p>0.2625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0.175">
                <text:p>0.175</text:p>
              </table:table-cell>
              <table:table-cell office:value-type="float" office:value="0.171875">
                <text:p>0.1718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75pt" fo:font-weight="bold" style:font-size-asian="9.75pt" style:font-weight-asian="bold" style:font-size-complex="9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71cm" svg:height="7.779cm" xlink:href=".." xlink:type="simple" chart:class="chart:bar" chart:style-name="ch1">
        <chart:title svg:x="4.418cm" svg:y="0.291cm" chart:style-name="ch2">
          <text:p>Tiempos Rayas Tanda3</text:p>
        </chart:title>
        <chart:legend chart:legend-position="end" svg:x="10.238cm" svg:y="3.42cm" style:legend-expansion="high" chart:style-name="ch3"/>
        <chart:plot-area chart:style-name="ch4" table:cell-range-address="Tanda1.B89:Tanda1.B89 Tanda1.D89:Tanda1.D89 Tanda1.F89:Tanda1.F89 Tanda1.H89:Tanda1.H89 Tanda1.J89:Tanda1.J89 Tanda3.B101:Tanda3.K101" chart:data-source-has-labels="both" svg:x="0.255cm" svg:y="1.051cm" svg:width="9.728cm" svg:height="6.573cm">
          <chartooo:coordinate-region svg:x="1.22cm" svg:y="1.051cm" svg:width="8.763cm" svg:height="4.554cm"/>
          <chart:axis chart:dimension="x" chart:name="primary-x" chart:style-name="ch5" chartooo:axis-type="auto">
            <chartooo:date-scale/>
            <chart:categories table:cell-range-address="Tanda1.B89:Tanda1.B89 Tanda1.D89:Tanda1.D89 Tanda1.F89:Tanda1.F89 Tanda1.H89:Tanda1.H89 Tanda1.J89:Tanda1.J89"/>
          </chart:axis>
          <chart:axis chart:dimension="y" chart:name="primary-y" chart:style-name="ch6">
            <chart:grid chart:class="major"/>
          </chart:axis>
          <chart:series chart:style-name="ch7" chart:values-cell-range-address="Tanda3.B101:Tanda3.B101 Tanda3.D101:Tanda3.D101 Tanda3.F101:Tanda3.F101 Tanda3.H101:Tanda3.H101 Tanda3.J101:Tanda3.J101" loext:label-string="&quot;Tiempos EUC&quot;" chart:class="chart:bar">
            <chart:data-point chart:repeated="5"/>
          </chart:series>
          <chart:series chart:style-name="ch8" chart:values-cell-range-address="Tanda3.C101:Tanda3.C101 Tanda3.E101:Tanda3.E101 Tanda3.G101:Tanda3.G101 Tanda3.I101:Tanda3.I101 Tanda3.K101:Tanda3.K101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89:Tanda1.B89 Tanda1.D89:Tanda1.D89 Tanda1.F89:Tanda1.F89 Tanda1.H89:Tanda1.H89 Tanda1.J89:Tanda1.J89</svg:desc>
                </draw:g>
              </table:table-cell>
              <table:table-cell office:value-type="float" office:value="1.002">
                <text:p>1.002</text:p>
                <draw:g>
                  <svg:desc>Tanda3.B101:Tanda3.B101 Tanda3.D101:Tanda3.D101 Tanda3.F101:Tanda3.F101 Tanda3.H101:Tanda3.H101 Tanda3.J101:Tanda3.J101</svg:desc>
                </draw:g>
              </table:table-cell>
              <table:table-cell office:value-type="float" office:value="0.999">
                <text:p>0.999</text:p>
                <draw:g>
                  <svg:desc>Tanda3.C101:Tanda3.C101 Tanda3.E101:Tanda3.E101 Tanda3.G101:Tanda3.G101 Tanda3.I101:Tanda3.I101 Tanda3.K101:Tanda3.K101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4.925">
                <text:p>4.925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4.844">
                <text:p>4.844</text:p>
              </table:table-cell>
              <table:table-cell office:value-type="float" office:value="4.834">
                <text:p>4.834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4.168">
                <text:p>4.168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11">
                <text:p>4.11</text:p>
              </table:table-cell>
              <table:table-cell office:value-type="float" office:value="4.108">
                <text:p>4.10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826cm" svg:height="7.41cm" xlink:href=".." xlink:type="simple" chart:class="chart:bar" chart:style-name="ch1">
        <chart:title svg:x="4.541cm" svg:y="0.283cm" chart:style-name="ch2">
          <text:p>Tiempos Blanca Tanda3</text:p>
        </chart:title>
        <chart:legend chart:legend-position="end" svg:x="10.293cm" svg:y="3.236cm" style:legend-expansion="high" chart:style-name="ch3"/>
        <chart:plot-area chart:style-name="ch4" table:cell-range-address="Tanda1.B105:Tanda1.B105 Tanda1.D105:Tanda1.D105 Tanda1.F105:Tanda1.F105 Tanda1.H105:Tanda1.H105 Tanda1.J105:Tanda1.J105 Tanda3.B117:Tanda3.K117" chart:data-source-has-labels="both" svg:x="0.256cm" svg:y="0.998cm" svg:width="9.781cm" svg:height="6.264cm">
          <chartooo:coordinate-region svg:x="1.221cm" svg:y="0.998cm" svg:width="8.816cm" svg:height="4.245cm"/>
          <chart:axis chart:dimension="x" chart:name="primary-x" chart:style-name="ch5" chartooo:axis-type="auto">
            <chartooo:date-scale/>
            <chart:categories table:cell-range-address="Tanda1.B105:Tanda1.B105 Tanda1.D105:Tanda1.D105 Tanda1.F105:Tanda1.F105 Tanda1.H105:Tanda1.H105 Tanda1.J105:Tanda1.J105"/>
          </chart:axis>
          <chart:axis chart:dimension="y" chart:name="primary-y" chart:style-name="ch6">
            <chart:grid chart:class="major"/>
          </chart:axis>
          <chart:series chart:style-name="ch7" chart:values-cell-range-address="Tanda3.B117:Tanda3.B117 Tanda3.D117:Tanda3.D117 Tanda3.F117:Tanda3.F117 Tanda3.H117:Tanda3.H117 Tanda3.J117:Tanda3.J117" loext:label-string="&quot;Tiempos EUC&quot;" chart:class="chart:bar">
            <chart:data-point chart:repeated="5"/>
          </chart:series>
          <chart:series chart:style-name="ch8" chart:values-cell-range-address="Tanda3.C117:Tanda3.C117 Tanda3.E117:Tanda3.E117 Tanda3.G117:Tanda3.G117 Tanda3.I117:Tanda3.I117 Tanda3.K117:Tanda3.K117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105:Tanda1.B105 Tanda1.D105:Tanda1.D105 Tanda1.F105:Tanda1.F105 Tanda1.H105:Tanda1.H105 Tanda1.J105:Tanda1.J105</svg:desc>
                </draw:g>
              </table:table-cell>
              <table:table-cell office:value-type="float" office:value="1.033">
                <text:p>1.033</text:p>
                <draw:g>
                  <svg:desc>Tanda3.B117:Tanda3.B117 Tanda3.D117:Tanda3.D117 Tanda3.F117:Tanda3.F117 Tanda3.H117:Tanda3.H117 Tanda3.J117:Tanda3.J117</svg:desc>
                </draw:g>
              </table:table-cell>
              <table:table-cell office:value-type="float" office:value="1.032">
                <text:p>1.032</text:p>
                <draw:g>
                  <svg:desc>Tanda3.C117:Tanda3.C117 Tanda3.E117:Tanda3.E117 Tanda3.G117:Tanda3.G117 Tanda3.I117:Tanda3.I117 Tanda3.K117:Tanda3.K117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288">
                <text:p>5.288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5.179">
                <text:p>5.179</text:p>
              </table:table-cell>
              <table:table-cell office:value-type="float" office:value="5.152">
                <text:p>5.152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4.417">
                <text:p>4.417</text:p>
              </table:table-cell>
              <table:table-cell office:value-type="float" office:value="4.423">
                <text:p>4.423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482">
                <text:p>4.482</text:p>
              </table:table-cell>
              <table:table-cell office:value-type="float" office:value="4.408">
                <text:p>4.40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0.987cm" svg:height="6.165cm" xlink:href=".." xlink:type="simple" chart:class="chart:bar" chart:style-name="ch1">
        <chart:title svg:x="4.039cm" svg:y="0.258cm" chart:style-name="ch2">
          <text:p>Tiempos PC Tanda3</text:p>
        </chart:title>
        <chart:legend chart:legend-position="end" svg:x="8.454cm" svg:y="2.613cm" style:legend-expansion="high" chart:style-name="ch3"/>
        <chart:plot-area chart:style-name="ch4" table:cell-range-address="Tanda1.A57:Tanda1.A57 Tanda1.A73:Tanda1.A73 Tanda1.A89:Tanda1.A89 Tanda1.A105:Tanda1.A105 Tanda3.B69:Tanda3.C69 Tanda3.B85:Tanda3.C85 Tanda3.B101:Tanda3.C101 Tanda3.B117:Tanda3.C117" chart:data-source-has-labels="both" svg:x="0.219cm" svg:y="0.87cm" svg:width="8.016cm" svg:height="5.172cm">
          <chartooo:coordinate-region svg:x="1.184cm" svg:y="0.87cm" svg:width="7.051cm" svg:height="4.444cm"/>
          <chart:axis chart:dimension="x" chart:name="primary-x" chart:style-name="ch5" chartooo:axis-type="auto">
            <chartooo:date-scale/>
            <chart:categories table:cell-range-address="Tanda1.A57:Tanda1.A57 Tanda1.A73:Tanda1.A73 Tanda1.A89:Tanda1.A89 Tanda1.A105:Tanda1.A105"/>
          </chart:axis>
          <chart:axis chart:dimension="y" chart:name="primary-y" chart:style-name="ch6">
            <chart:grid chart:class="major"/>
          </chart:axis>
          <chart:series chart:style-name="ch7" chart:values-cell-range-address="Tanda3.B69:Tanda3.B69 Tanda3.B85:Tanda3.B85 Tanda3.B101:Tanda3.B101 Tanda3.B117:Tanda3.B117" loext:label-string="&quot;Tiempos EUC&quot;" chart:class="chart:bar">
            <chart:data-point chart:repeated="4"/>
          </chart:series>
          <chart:series chart:style-name="ch8" chart:values-cell-range-address="Tanda3.C69:Tanda3.C69 Tanda3.C85:Tanda3.C85 Tanda3.C101:Tanda3.C101 Tanda3.C117:Tanda3.C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1.A57:Tanda1.A57 Tanda1.A73:Tanda1.A73 Tanda1.A89:Tanda1.A89 Tanda1.A105:Tanda1.A105</svg:desc>
                </draw:g>
              </table:table-cell>
              <table:table-cell office:value-type="float" office:value="0.934">
                <text:p>0.934</text:p>
                <draw:g>
                  <svg:desc>Tanda3.B69:Tanda3.B69 Tanda3.B85:Tanda3.B85 Tanda3.B101:Tanda3.B101 Tanda3.B117:Tanda3.B117</svg:desc>
                </draw:g>
              </table:table-cell>
              <table:table-cell office:value-type="float" office:value="0.923">
                <text:p>0.923</text:p>
                <draw:g>
                  <svg:desc>Tanda3.C69:Tanda3.C69 Tanda3.C85:Tanda3.C85 Tanda3.C101:Tanda3.C101 Tanda3.C117:Tanda3.C117</svg:desc>
                </draw:g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1.022">
                <text:p>1.022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1.002">
                <text:p>1.00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1.033">
                <text:p>1.033</text:p>
              </table:table-cell>
              <table:table-cell office:value-type="float" office:value="1.032">
                <text:p>1.03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pt" fo:font-weight="bold" style:font-size-asian="9pt" style:font-weight-asian="bold" style:font-size-complex="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583cm" svg:height="6.087cm" xlink:href=".." xlink:type="simple" chart:class="chart:bar" chart:style-name="ch1">
        <chart:title svg:x="4.607cm" svg:y="0.256cm" chart:style-name="ch2">
          <text:p>Tiempos QPC Tanda3</text:p>
        </chart:title>
        <chart:legend chart:legend-position="end" svg:x="10.05cm" svg:y="2.574cm" style:legend-expansion="high" chart:style-name="ch3"/>
        <chart:plot-area chart:style-name="ch4" table:cell-range-address="Tanda3.D69:Tanda3.E69 Tanda3.D85:Tanda3.E85 Tanda3.D101:Tanda3.E101 Tanda3.D117:Tanda3.E117" chart:data-source-has-labels="row" svg:x="0.251cm" svg:y="0.938cm" svg:width="9.548cm" svg:height="5.028cm">
          <chartooo:coordinate-region svg:x="1.216cm" svg:y="1.098cm" svg:width="8.583cm" svg:height="4.709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3.D69:Tanda3.D69 Tanda3.D85:Tanda3.D85 Tanda3.D101:Tanda3.D101 Tanda3.D117:Tanda3.D117" loext:label-string="&quot;Tiempos EUC&quot;" chart:class="chart:bar">
            <chart:data-point chart:repeated="4"/>
          </chart:series>
          <chart:series chart:style-name="ch8" chart:values-cell-range-address="Tanda3.E69:Tanda3.E69 Tanda3.E85:Tanda3.E85 Tanda3.E101:Tanda3.E101 Tanda3.E117:Tanda3.E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158">
                <text:p>4.158</text:p>
                <draw:g>
                  <svg:desc>Tanda3.D69:Tanda3.D69 Tanda3.D85:Tanda3.D85 Tanda3.D101:Tanda3.D101 Tanda3.D117:Tanda3.D117</svg:desc>
                </draw:g>
              </table:table-cell>
              <table:table-cell office:value-type="float" office:value="4.141">
                <text:p>4.141</text:p>
                <draw:g>
                  <svg:desc>Tanda3.E69:Tanda3.E69 Tanda3.E85:Tanda3.E85 Tanda3.E101:Tanda3.E101 Tanda3.E117:Tanda3.E117</svg:desc>
                </draw:g>
              </table:table-cell>
            </table:table-row>
            <table:table-row>
              <table:table-cell office:value-type="string"/>
              <table:table-cell office:value-type="float" office:value="5.06">
                <text:p>5.06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/>
              <table:table-cell office:value-type="float" office:value="4.925">
                <text:p>4.925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string"/>
              <table:table-cell office:value-type="float" office:value="5.288">
                <text:p>5.288</text:p>
              </table:table-cell>
              <table:table-cell office:value-type="float" office:value="5.282">
                <text:p>5.28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75pt" fo:font-weight="bold" style:font-size-asian="8.75pt" style:font-weight-asian="bold" style:font-size-complex="8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73cm" svg:height="6.033cm" xlink:href=".." xlink:type="simple" chart:class="chart:bar" chart:style-name="ch1">
        <chart:title svg:x="4.345cm" svg:y="0.255cm" chart:style-name="ch2">
          <text:p>Tiempos QPC+PCI Tanda3</text:p>
        </chart:title>
        <chart:legend chart:legend-position="end" svg:x="10.24cm" svg:y="2.547cm" style:legend-expansion="high" chart:style-name="ch3"/>
        <chart:plot-area chart:style-name="ch4" table:cell-range-address="Tanda3.F69:Tanda3.G69 Tanda3.F85:Tanda3.G85 Tanda3.F101:Tanda3.G101 Tanda3.F117:Tanda3.G117" chart:data-source-has-labels="row" svg:x="0.255cm" svg:y="0.932cm" svg:width="9.73cm" svg:height="4.981cm">
          <chartooo:coordinate-region svg:x="1.22cm" svg:y="1.092cm" svg:width="8.765cm" svg:height="4.662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3.F69:Tanda3.F69 Tanda3.F85:Tanda3.F85 Tanda3.F101:Tanda3.F101 Tanda3.F117:Tanda3.F117" loext:label-string="&quot;Tiempos EUC&quot;" chart:class="chart:bar">
            <chart:data-point chart:repeated="4"/>
          </chart:series>
          <chart:series chart:style-name="ch8" chart:values-cell-range-address="Tanda3.G69:Tanda3.G69 Tanda3.G85:Tanda3.G85 Tanda3.G101:Tanda3.G101 Tanda3.G117:Tanda3.G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17">
                <text:p>4.17</text:p>
                <draw:g>
                  <svg:desc>Tanda3.F69:Tanda3.F69 Tanda3.F85:Tanda3.F85 Tanda3.F101:Tanda3.F101 Tanda3.F117:Tanda3.F117</svg:desc>
                </draw:g>
              </table:table-cell>
              <table:table-cell office:value-type="float" office:value="4.164">
                <text:p>4.164</text:p>
                <draw:g>
                  <svg:desc>Tanda3.G69:Tanda3.G69 Tanda3.G85:Tanda3.G85 Tanda3.G101:Tanda3.G101 Tanda3.G117:Tanda3.G117</svg:desc>
                </draw:g>
              </table:table-cell>
            </table:table-row>
            <table:table-row>
              <table:table-cell office:value-type="string"/>
              <table:table-cell office:value-type="float" office:value="4.949">
                <text:p>4.949</text:p>
              </table:table-cell>
              <table:table-cell office:value-type="float" office:value="4.963">
                <text:p>4.963</text:p>
              </table:table-cell>
            </table:table-row>
            <table:table-row>
              <table:table-cell office:value-type="string"/>
              <table:table-cell office:value-type="float" office:value="4.844">
                <text:p>4.844</text:p>
              </table:table-cell>
              <table:table-cell office:value-type="float" office:value="4.834">
                <text:p>4.834</text:p>
              </table:table-cell>
            </table:table-row>
            <table:table-row>
              <table:table-cell office:value-type="string"/>
              <table:table-cell office:value-type="float" office:value="5.179">
                <text:p>5.179</text:p>
              </table:table-cell>
              <table:table-cell office:value-type="float" office:value="5.152">
                <text:p>5.15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0.959cm" svg:height="6.404cm" xlink:href=".." xlink:type="simple" chart:class="chart:bar" chart:style-name="ch1">
        <chart:title svg:x="3.655cm" svg:y="0.263cm" chart:style-name="ch2">
          <text:p>Tiempos PCI Sec. Tanda3</text:p>
        </chart:title>
        <chart:legend chart:legend-position="end" svg:x="8.426cm" svg:y="2.733cm" style:legend-expansion="high" chart:style-name="ch3"/>
        <chart:plot-area chart:style-name="ch4" table:cell-range-address="Tanda3.H69:Tanda3.I69 Tanda3.H85:Tanda3.I85 Tanda3.H101:Tanda3.I101 Tanda3.H117:Tanda3.I117" chart:data-source-has-labels="row" svg:x="0.219cm" svg:y="0.88cm" svg:width="7.988cm" svg:height="5.396cm">
          <chartooo:coordinate-region svg:x="1.184cm" svg:y="1.04cm" svg:width="7.023cm" svg:height="5.077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3.H69:Tanda3.H69 Tanda3.H85:Tanda3.H85 Tanda3.H101:Tanda3.H101 Tanda3.H117:Tanda3.H117" loext:label-string="&quot;Tiempos EUC&quot;" chart:class="chart:bar">
            <chart:data-point chart:repeated="4"/>
          </chart:series>
          <chart:series chart:style-name="ch8" chart:values-cell-range-address="Tanda3.I69:Tanda3.I69 Tanda3.I85:Tanda3.I85 Tanda3.I101:Tanda3.I101 Tanda3.I117:Tanda3.I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">
                <text:p>3.58</text:p>
                <draw:g>
                  <svg:desc>Tanda3.H69:Tanda3.H69 Tanda3.H85:Tanda3.H85 Tanda3.H101:Tanda3.H101 Tanda3.H117:Tanda3.H117</svg:desc>
                </draw:g>
              </table:table-cell>
              <table:table-cell office:value-type="float" office:value="3.558">
                <text:p>3.558</text:p>
                <draw:g>
                  <svg:desc>Tanda3.I69:Tanda3.I69 Tanda3.I85:Tanda3.I85 Tanda3.I101:Tanda3.I101 Tanda3.I117:Tanda3.I117</svg:desc>
                </draw:g>
              </table:table-cell>
            </table:table-row>
            <table:table-row>
              <table:table-cell office:value-type="string"/>
              <table:table-cell office:value-type="float" office:value="4.246">
                <text:p>4.24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/>
              <table:table-cell office:value-type="float" office:value="4.168">
                <text:p>4.168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/>
              <table:table-cell office:value-type="float" office:value="4.417">
                <text:p>4.417</text:p>
              </table:table-cell>
              <table:table-cell office:value-type="float" office:value="4.423">
                <text:p>4.42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75pt" fo:font-weight="bold" style:font-size-asian="9.75pt" style:font-weight-asian="bold" style:font-size-complex="9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3.287cm" svg:height="6.746cm" xlink:href=".." xlink:type="simple" chart:class="chart:bar" chart:style-name="ch1">
        <chart:title svg:x="4.649cm" svg:y="0.27cm" chart:style-name="ch2">
          <text:p>Tiempos Vileda Tanda1</text:p>
        </chart:title>
        <chart:legend chart:legend-position="end" svg:x="10.754cm" svg:y="2.904cm" style:legend-expansion="high" chart:style-name="ch3"/>
        <chart:plot-area chart:style-name="ch4" table:cell-range-address="Tanda1.B73:Tanda1.B73 Tanda1.D73:Tanda1.D73 Tanda1.F73:Tanda1.F73 Tanda1.H73:Tanda1.H73 Tanda1.J73:Tanda1.J73 Tanda1.B85:Tanda1.K85" chart:data-source-has-labels="both" svg:x="0.265cm" svg:y="1.009cm" svg:width="10.224cm" svg:height="5.603cm">
          <chartooo:coordinate-region svg:x="1.23cm" svg:y="1.009cm" svg:width="9.259cm" svg:height="4.557cm"/>
          <chart:axis chart:dimension="x" chart:name="primary-x" chart:style-name="ch5" chartooo:axis-type="auto">
            <chartooo:date-scale/>
            <chart:categories table:cell-range-address="Tanda1.B73:Tanda1.B73 Tanda1.D73:Tanda1.D73 Tanda1.F73:Tanda1.F73 Tanda1.H73:Tanda1.H73 Tanda1.J73:Tanda1.J73"/>
          </chart:axis>
          <chart:axis chart:dimension="y" chart:name="primary-y" chart:style-name="ch6">
            <chart:grid chart:class="major"/>
          </chart:axis>
          <chart:series chart:style-name="ch7" chart:values-cell-range-address="Tanda1.B85:Tanda1.B85 Tanda1.D85:Tanda1.D85 Tanda1.F85:Tanda1.F85 Tanda1.H85:Tanda1.H85 Tanda1.J85:Tanda1.J85" loext:label-string="&quot;Tiempos EUC&quot;" chart:class="chart:bar">
            <chart:data-point chart:repeated="5"/>
          </chart:series>
          <chart:series chart:style-name="ch8" chart:values-cell-range-address="Tanda1.C85:Tanda1.C85 Tanda1.E85:Tanda1.E85 Tanda1.G85:Tanda1.G85 Tanda1.I85:Tanda1.I85 Tanda1.K85:Tanda1.K85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73:Tanda1.B73 Tanda1.D73:Tanda1.D73 Tanda1.F73:Tanda1.F73 Tanda1.H73:Tanda1.H73 Tanda1.J73:Tanda1.J73</svg:desc>
                </draw:g>
              </table:table-cell>
              <table:table-cell office:value-type="float" office:value="1.092">
                <text:p>1.092</text:p>
                <draw:g>
                  <svg:desc>Tanda1.B85:Tanda1.B85 Tanda1.D85:Tanda1.D85 Tanda1.F85:Tanda1.F85 Tanda1.H85:Tanda1.H85 Tanda1.J85:Tanda1.J85</svg:desc>
                </draw:g>
              </table:table-cell>
              <table:table-cell office:value-type="float" office:value="1.09">
                <text:p>1.09</text:p>
                <draw:g>
                  <svg:desc>Tanda1.C85:Tanda1.C85 Tanda1.E85:Tanda1.E85 Tanda1.G85:Tanda1.G85 Tanda1.I85:Tanda1.I85 Tanda1.K85:Tanda1.K85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838">
                <text:p>5.838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5.7">
                <text:p>5.7</text:p>
              </table:table-cell>
              <table:table-cell office:value-type="float" office:value="5.696">
                <text:p>5.696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5.841">
                <text:p>5.841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965">
                <text:p>4.965</text:p>
              </table:table-cell>
              <table:table-cell office:value-type="float" office:value="4.831">
                <text:p>4.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609cm" svg:height="6.669cm" xlink:href=".." xlink:type="simple" chart:class="chart:bar" chart:style-name="ch1">
        <chart:title svg:x="4.003cm" svg:y="0.268cm" chart:style-name="ch2">
          <text:p>Tiempos PCI Par. Tanda3</text:p>
        </chart:title>
        <chart:legend chart:legend-position="end" svg:x="9.076cm" svg:y="2.865cm" style:legend-expansion="high" chart:style-name="ch3"/>
        <chart:plot-area chart:style-name="ch4" table:cell-range-address="Tanda3.J69:Tanda3.K69 Tanda3.J85:Tanda3.K85 Tanda3.J101:Tanda3.K101 Tanda3.J117:Tanda3.K117" chart:data-source-has-labels="row" svg:x="0.232cm" svg:y="0.9cm" svg:width="8.612cm" svg:height="5.636cm">
          <chartooo:coordinate-region svg:x="1.197cm" svg:y="1.06cm" svg:width="7.647cm" svg:height="5.317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3.J69:Tanda3.J69 Tanda3.J85:Tanda3.J85 Tanda3.J101:Tanda3.J101 Tanda3.J117:Tanda3.J117" loext:label-string="&quot;Tiempos EUC&quot;" chart:class="chart:bar">
            <chart:data-point chart:repeated="4"/>
          </chart:series>
          <chart:series chart:style-name="ch8" chart:values-cell-range-address="Tanda3.K69:Tanda3.K69 Tanda3.K85:Tanda3.K85 Tanda3.K101:Tanda3.K101 Tanda3.K117:Tanda3.K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49">
                <text:p>3.549</text:p>
                <draw:g>
                  <svg:desc>Tanda3.J69:Tanda3.J69 Tanda3.J85:Tanda3.J85 Tanda3.J101:Tanda3.J101 Tanda3.J117:Tanda3.J117</svg:desc>
                </draw:g>
              </table:table-cell>
              <table:table-cell office:value-type="float" office:value="3.557">
                <text:p>3.557</text:p>
                <draw:g>
                  <svg:desc>Tanda3.K69:Tanda3.K69 Tanda3.K85:Tanda3.K85 Tanda3.K101:Tanda3.K101 Tanda3.K117:Tanda3.K117</svg:desc>
                </draw:g>
              </table:table-cell>
            </table:table-row>
            <table:table-row>
              <table:table-cell office:value-type="string"/>
              <table:table-cell office:value-type="float" office:value="4.222">
                <text:p>4.222</text:p>
              </table:table-cell>
              <table:table-cell office:value-type="float" office:value="4.218">
                <text:p>4.218</text:p>
              </table:table-cell>
            </table:table-row>
            <table:table-row>
              <table:table-cell office:value-type="string"/>
              <table:table-cell office:value-type="float" office:value="4.11">
                <text:p>4.11</text:p>
              </table:table-cell>
              <table:table-cell office:value-type="float" office:value="4.108">
                <text:p>4.108</text:p>
              </table:table-cell>
            </table:table-row>
            <table:table-row>
              <table:table-cell office:value-type="string"/>
              <table:table-cell office:value-type="float" office:value="4.482">
                <text:p>4.482</text:p>
              </table:table-cell>
              <table:table-cell office:value-type="float" office:value="4.408">
                <text:p>4.40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4.75pt" fo:font-weight="bold" style:font-size-asian="14.75pt" style:font-weight-asian="bold" style:font-size-complex="14.75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5.75pt" style:font-size-asian="15.75pt" style:font-size-complex="15.75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5.75pt" style:font-size-asian="15.75pt" style:font-size-complex="15.75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128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0" style:family="chart" style:data-style-name="N128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6" style:family="chart" style:data-style-name="N128">
      <style:chart-properties chart:link-data-style-to-source="true"/>
      <style:graphic-properties svg:stroke-width="0.035cm" draw:fill-color="#ff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0.076cm" svg:height="12.595cm" xlink:href=".." xlink:type="simple" chart:class="chart:bar" chart:style-name="ch1">
        <chart:title svg:x="6.412cm" svg:y="0.386cm" chart:style-name="ch2">
          <text:p>Tiempos Programas Tanda3</text:p>
        </chart:title>
        <chart:legend svg:x="15.036cm" svg:y="4.251cm" style:legend-expansion="custom" chartooo:width="4.409cm" chartooo:height="5.785cm" style:legend-expansion-aspect-ratio="0.762143474503025" chart:style-name="ch3"/>
        <chart:plot-area chart:style-name="ch4" table:cell-range-address="Tanda3.B69:Tanda3.K69 Tanda3.B85:Tanda3.K85 Tanda3.B101:Tanda3.K101 Tanda3.B117:Tanda3.K117" chart:data-source-has-labels="row" svg:x="0.72cm" svg:y="2.574cm" svg:width="13.565cm" svg:height="9.476cm">
          <chartooo:coordinate-region svg:x="2.4cm" svg:y="2.879cm" svg:width="11.885cm" svg:height="8.866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3.B69:Tanda3.B69 Tanda3.B85:Tanda3.B85 Tanda3.B101:Tanda3.B101 Tanda3.B117:Tanda3.B117" loext:label-string="&quot;Tiempos PC EUC&quot;" chart:class="chart:bar">
            <chart:data-point chart:repeated="4"/>
          </chart:series>
          <chart:series chart:style-name="ch8" chart:values-cell-range-address="Tanda3.C69:Tanda3.C69 Tanda3.C85:Tanda3.C85 Tanda3.C101:Tanda3.C101 Tanda3.C117:Tanda3.C117" loext:label-string="&quot;Tiempos PC MAO&quot;" chart:class="chart:bar">
            <chart:data-point chart:repeated="4"/>
          </chart:series>
          <chart:series chart:style-name="ch9" chart:values-cell-range-address="Tanda3.D69:Tanda3.D69 Tanda3.D85:Tanda3.D85 Tanda3.D101:Tanda3.D101 Tanda3.D117:Tanda3.D117" loext:label-string="&quot;Tiempos QPC EUC&quot;" chart:class="chart:bar">
            <chart:data-point chart:repeated="4"/>
          </chart:series>
          <chart:series chart:style-name="ch10" chart:values-cell-range-address="Tanda3.E69:Tanda3.E69 Tanda3.E85:Tanda3.E85 Tanda3.E101:Tanda3.E101 Tanda3.E117:Tanda3.E117" loext:label-string="&quot;Tiempos QPC MAO&quot;" chart:class="chart:bar">
            <chart:data-point chart:repeated="4"/>
          </chart:series>
          <chart:series chart:style-name="ch11" chart:values-cell-range-address="Tanda3.F69:Tanda3.F69 Tanda3.F85:Tanda3.F85 Tanda3.F101:Tanda3.F101 Tanda3.F117:Tanda3.F117" loext:label-string="&quot;Tiempos QPC+PCI EUC&quot;" chart:class="chart:bar">
            <chart:data-point chart:repeated="4"/>
          </chart:series>
          <chart:series chart:style-name="ch12" chart:values-cell-range-address="Tanda3.G69:Tanda3.G69 Tanda3.G85:Tanda3.G85 Tanda3.G101:Tanda3.G101 Tanda3.G117:Tanda3.G117" loext:label-string="&quot;Tiempos QPC+PCI MAO&quot;" chart:class="chart:bar">
            <chart:data-point chart:repeated="4"/>
          </chart:series>
          <chart:series chart:style-name="ch13" chart:values-cell-range-address="Tanda3.H69:Tanda3.H69 Tanda3.H85:Tanda3.H85 Tanda3.H101:Tanda3.H101 Tanda3.H117:Tanda3.H117" loext:label-string="&quot;Tiempos PCI Sec. EUC&quot;" chart:class="chart:bar">
            <chart:data-point chart:repeated="4"/>
          </chart:series>
          <chart:series chart:style-name="ch14" chart:values-cell-range-address="Tanda3.I69:Tanda3.I69 Tanda3.I85:Tanda3.I85 Tanda3.I101:Tanda3.I101 Tanda3.I117:Tanda3.I117" loext:label-string="&quot;Tiempos PCI Sec. MAO&quot;" chart:class="chart:bar">
            <chart:data-point chart:repeated="4"/>
          </chart:series>
          <chart:series chart:style-name="ch15" chart:values-cell-range-address="Tanda3.J69:Tanda3.J69 Tanda3.J85:Tanda3.J85 Tanda3.J101:Tanda3.J101 Tanda3.J117:Tanda3.J117" loext:label-string="&quot;Tiempos PCI Par. EUC&quot;" chart:class="chart:bar">
            <chart:data-point chart:repeated="4"/>
          </chart:series>
          <chart:series chart:style-name="ch16" chart:values-cell-range-address="Tanda3.K69:Tanda3.K69 Tanda3.K85:Tanda3.K85 Tanda3.K101:Tanda3.K101 Tanda3.K117:Tanda3.K117" loext:label-string="&quot;Tiempos PCI Par. MAO&quot;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PC EUC</text:p>
              </table:table-cell>
              <table:table-cell office:value-type="string">
                <text:p>Tiempos PC MAO</text:p>
              </table:table-cell>
              <table:table-cell office:value-type="string">
                <text:p>Tiempos QPC EUC</text:p>
              </table:table-cell>
              <table:table-cell office:value-type="string">
                <text:p>Tiempos QPC MAO</text:p>
              </table:table-cell>
              <table:table-cell office:value-type="string">
                <text:p>Tiempos QPC+PCI EUC</text:p>
              </table:table-cell>
              <table:table-cell office:value-type="string">
                <text:p>Tiempos QPC+PCI MAO</text:p>
              </table:table-cell>
              <table:table-cell office:value-type="string">
                <text:p>Tiempos PCI Sec. EUC</text:p>
              </table:table-cell>
              <table:table-cell office:value-type="string">
                <text:p>Tiempos PCI Sec. MAO</text:p>
              </table:table-cell>
              <table:table-cell office:value-type="string">
                <text:p>Tiempos PCI Par. EUC</text:p>
              </table:table-cell>
              <table:table-cell office:value-type="string">
                <text:p>Tiempos PCI Par.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34">
                <text:p>0.934</text:p>
                <draw:g>
                  <svg:desc>Tanda3.B69:Tanda3.B69 Tanda3.B85:Tanda3.B85 Tanda3.B101:Tanda3.B101 Tanda3.B117:Tanda3.B117</svg:desc>
                </draw:g>
              </table:table-cell>
              <table:table-cell office:value-type="float" office:value="0.923">
                <text:p>0.923</text:p>
                <draw:g>
                  <svg:desc>Tanda3.C69:Tanda3.C69 Tanda3.C85:Tanda3.C85 Tanda3.C101:Tanda3.C101 Tanda3.C117:Tanda3.C117</svg:desc>
                </draw:g>
              </table:table-cell>
              <table:table-cell office:value-type="float" office:value="4.158">
                <text:p>4.158</text:p>
                <draw:g>
                  <svg:desc>Tanda3.D69:Tanda3.D69 Tanda3.D85:Tanda3.D85 Tanda3.D101:Tanda3.D101 Tanda3.D117:Tanda3.D117</svg:desc>
                </draw:g>
              </table:table-cell>
              <table:table-cell office:value-type="float" office:value="4.141">
                <text:p>4.141</text:p>
                <draw:g>
                  <svg:desc>Tanda3.E69:Tanda3.E69 Tanda3.E85:Tanda3.E85 Tanda3.E101:Tanda3.E101 Tanda3.E117:Tanda3.E117</svg:desc>
                </draw:g>
              </table:table-cell>
              <table:table-cell office:value-type="float" office:value="4.17">
                <text:p>4.17</text:p>
                <draw:g>
                  <svg:desc>Tanda3.F69:Tanda3.F69 Tanda3.F85:Tanda3.F85 Tanda3.F101:Tanda3.F101 Tanda3.F117:Tanda3.F117</svg:desc>
                </draw:g>
              </table:table-cell>
              <table:table-cell office:value-type="float" office:value="4.164">
                <text:p>4.164</text:p>
                <draw:g>
                  <svg:desc>Tanda3.G69:Tanda3.G69 Tanda3.G85:Tanda3.G85 Tanda3.G101:Tanda3.G101 Tanda3.G117:Tanda3.G117</svg:desc>
                </draw:g>
              </table:table-cell>
              <table:table-cell office:value-type="float" office:value="3.58">
                <text:p>3.58</text:p>
                <draw:g>
                  <svg:desc>Tanda3.H69:Tanda3.H69 Tanda3.H85:Tanda3.H85 Tanda3.H101:Tanda3.H101 Tanda3.H117:Tanda3.H117</svg:desc>
                </draw:g>
              </table:table-cell>
              <table:table-cell office:value-type="float" office:value="3.558">
                <text:p>3.558</text:p>
                <draw:g>
                  <svg:desc>Tanda3.I69:Tanda3.I69 Tanda3.I85:Tanda3.I85 Tanda3.I101:Tanda3.I101 Tanda3.I117:Tanda3.I117</svg:desc>
                </draw:g>
              </table:table-cell>
              <table:table-cell office:value-type="float" office:value="3.549">
                <text:p>3.549</text:p>
                <draw:g>
                  <svg:desc>Tanda3.J69:Tanda3.J69 Tanda3.J85:Tanda3.J85 Tanda3.J101:Tanda3.J101 Tanda3.J117:Tanda3.J117</svg:desc>
                </draw:g>
              </table:table-cell>
              <table:table-cell office:value-type="float" office:value="3.557">
                <text:p>3.557</text:p>
                <draw:g>
                  <svg:desc>Tanda3.K69:Tanda3.K69 Tanda3.K85:Tanda3.K85 Tanda3.K101:Tanda3.K101 Tanda3.K117:Tanda3.K117</svg:desc>
                </draw:g>
              </table:table-cell>
            </table:table-row>
            <table:table-row>
              <table:table-cell office:value-type="string"/>
              <table:table-cell office:value-type="float" office:value="1.022">
                <text:p>1.022</text:p>
              </table:table-cell>
              <table:table-cell office:value-type="float" office:value="1.016">
                <text:p>1.016</text:p>
              </table:table-cell>
              <table:table-cell office:value-type="float" office:value="5.06">
                <text:p>5.06</text:p>
              </table:table-cell>
              <table:table-cell office:value-type="float" office:value="5.052">
                <text:p>5.052</text:p>
              </table:table-cell>
              <table:table-cell office:value-type="float" office:value="4.949">
                <text:p>4.949</text:p>
              </table:table-cell>
              <table:table-cell office:value-type="float" office:value="4.963">
                <text:p>4.963</text:p>
              </table:table-cell>
              <table:table-cell office:value-type="float" office:value="4.246">
                <text:p>4.246</text:p>
              </table:table-cell>
              <table:table-cell office:value-type="float" office:value="4.26">
                <text:p>4.26</text:p>
              </table:table-cell>
              <table:table-cell office:value-type="float" office:value="4.222">
                <text:p>4.222</text:p>
              </table:table-cell>
              <table:table-cell office:value-type="float" office:value="4.218">
                <text:p>4.218</text:p>
              </table:table-cell>
            </table:table-row>
            <table:table-row>
              <table:table-cell office:value-type="string"/>
              <table:table-cell office:value-type="float" office:value="1.002">
                <text:p>1.002</text:p>
              </table:table-cell>
              <table:table-cell office:value-type="float" office:value="0.999">
                <text:p>0.999</text:p>
              </table:table-cell>
              <table:table-cell office:value-type="float" office:value="4.925">
                <text:p>4.925</text:p>
              </table:table-cell>
              <table:table-cell office:value-type="float" office:value="4.912">
                <text:p>4.912</text:p>
              </table:table-cell>
              <table:table-cell office:value-type="float" office:value="4.844">
                <text:p>4.844</text:p>
              </table:table-cell>
              <table:table-cell office:value-type="float" office:value="4.834">
                <text:p>4.834</text:p>
              </table:table-cell>
              <table:table-cell office:value-type="float" office:value="4.168">
                <text:p>4.168</text:p>
              </table:table-cell>
              <table:table-cell office:value-type="float" office:value="4.138">
                <text:p>4.138</text:p>
              </table:table-cell>
              <table:table-cell office:value-type="float" office:value="4.11">
                <text:p>4.11</text:p>
              </table:table-cell>
              <table:table-cell office:value-type="float" office:value="4.108">
                <text:p>4.108</text:p>
              </table:table-cell>
            </table:table-row>
            <table:table-row>
              <table:table-cell office:value-type="string"/>
              <table:table-cell office:value-type="float" office:value="1.033">
                <text:p>1.033</text:p>
              </table:table-cell>
              <table:table-cell office:value-type="float" office:value="1.032">
                <text:p>1.032</text:p>
              </table:table-cell>
              <table:table-cell office:value-type="float" office:value="5.288">
                <text:p>5.288</text:p>
              </table:table-cell>
              <table:table-cell office:value-type="float" office:value="5.282">
                <text:p>5.282</text:p>
              </table:table-cell>
              <table:table-cell office:value-type="float" office:value="5.179">
                <text:p>5.179</text:p>
              </table:table-cell>
              <table:table-cell office:value-type="float" office:value="5.152">
                <text:p>5.152</text:p>
              </table:table-cell>
              <table:table-cell office:value-type="float" office:value="4.417">
                <text:p>4.417</text:p>
              </table:table-cell>
              <table:table-cell office:value-type="float" office:value="4.423">
                <text:p>4.423</text:p>
              </table:table-cell>
              <table:table-cell office:value-type="float" office:value="4.482">
                <text:p>4.482</text:p>
              </table:table-cell>
              <table:table-cell office:value-type="float" office:value="4.408">
                <text:p>4.40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581cm" svg:height="7.542cm" xlink:href=".." xlink:type="simple" chart:class="chart:bar" chart:style-name="ch1">
        <chart:title svg:x="3.95cm" svg:y="0.285cm" chart:style-name="ch2">
          <text:p>Tiempos Vaquero Tanda3</text:p>
        </chart:title>
        <chart:legend chart:legend-position="end" svg:x="9.048cm" svg:y="3.302cm" style:legend-expansion="high" chart:style-name="ch3"/>
        <chart:plot-area chart:style-name="ch4" table:cell-range-address="Tanda1.B57:Tanda1.B57 Tanda1.D57:Tanda1.D57 Tanda1.F57:Tanda1.F57 Tanda1.H57:Tanda1.H57 Tanda1.J57:Tanda1.J57 Tanda3.B69:Tanda3.K69" chart:data-source-has-labels="both" svg:x="0.231cm" svg:y="0.934cm" svg:width="8.586cm" svg:height="6.458cm">
          <chartooo:coordinate-region svg:x="1.196cm" svg:y="0.934cm" svg:width="7.621cm" svg:height="4.439cm"/>
          <chart:axis chart:dimension="x" chart:name="primary-x" chart:style-name="ch5" chartooo:axis-type="auto">
            <chartooo:date-scale/>
            <chart:categories table:cell-range-address="Tanda1.B57:Tanda1.B57 Tanda1.D57:Tanda1.D57 Tanda1.F57:Tanda1.F57 Tanda1.H57:Tanda1.H57 Tanda1.J57:Tanda1.J57"/>
          </chart:axis>
          <chart:axis chart:dimension="y" chart:name="primary-y" chart:style-name="ch6">
            <chart:grid chart:class="major"/>
          </chart:axis>
          <chart:series chart:style-name="ch7" chart:values-cell-range-address="Tanda3.B69:Tanda3.B69 Tanda3.D69:Tanda3.D69 Tanda3.F69:Tanda3.F69 Tanda3.H69:Tanda3.H69 Tanda3.J69:Tanda3.J69" loext:label-string="&quot;Tiempos EUC&quot;" chart:class="chart:bar">
            <chart:data-point chart:repeated="5"/>
          </chart:series>
          <chart:series chart:style-name="ch8" chart:values-cell-range-address="Tanda3.C69:Tanda3.C69 Tanda3.E69:Tanda3.E69 Tanda3.G69:Tanda3.G69 Tanda3.I69:Tanda3.I69 Tanda3.K69:Tanda3.K69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57:Tanda1.B57 Tanda1.D57:Tanda1.D57 Tanda1.F57:Tanda1.F57 Tanda1.H57:Tanda1.H57 Tanda1.J57:Tanda1.J57</svg:desc>
                </draw:g>
              </table:table-cell>
              <table:table-cell office:value-type="float" office:value="0.934">
                <text:p>0.934</text:p>
                <draw:g>
                  <svg:desc>Tanda3.B69:Tanda3.B69 Tanda3.D69:Tanda3.D69 Tanda3.F69:Tanda3.F69 Tanda3.H69:Tanda3.H69 Tanda3.J69:Tanda3.J69</svg:desc>
                </draw:g>
              </table:table-cell>
              <table:table-cell office:value-type="float" office:value="0.923">
                <text:p>0.923</text:p>
                <draw:g>
                  <svg:desc>Tanda3.C69:Tanda3.C69 Tanda3.E69:Tanda3.E69 Tanda3.G69:Tanda3.G69 Tanda3.I69:Tanda3.I69 Tanda3.K69:Tanda3.K69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4.158">
                <text:p>4.158</text:p>
              </table:table-cell>
              <table:table-cell office:value-type="float" office:value="4.141">
                <text:p>4.141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4.17">
                <text:p>4.17</text:p>
              </table:table-cell>
              <table:table-cell office:value-type="float" office:value="4.164">
                <text:p>4.164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3.58">
                <text:p>3.58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3.549">
                <text:p>3.549</text:p>
              </table:table-cell>
              <table:table-cell office:value-type="float" office:value="3.557">
                <text:p>3.55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5pt" fo:font-weight="bold" style:font-size-asian="8.5pt" style:font-weight-asian="bold" style:font-size-complex="8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851cm" svg:height="6.588cm" xlink:href=".." xlink:type="simple" chart:class="chart:bar" chart:style-name="ch1">
        <chart:title svg:x="4.244cm" svg:y="0.266cm" chart:style-name="ch2">
          <text:p>Tiempos Vileda Tanda3</text:p>
        </chart:title>
        <chart:legend chart:legend-position="end" svg:x="9.318cm" svg:y="2.825cm" style:legend-expansion="high" chart:style-name="ch3"/>
        <chart:plot-area chart:style-name="ch4" table:cell-range-address="Tanda1.B73:Tanda1.B73 Tanda1.D73:Tanda1.D73 Tanda1.F73:Tanda1.F73 Tanda1.H73:Tanda1.H73 Tanda1.J73:Tanda1.J73 Tanda3.B85:Tanda3.K85" chart:data-source-has-labels="both" svg:x="0.237cm" svg:y="0.896cm" svg:width="8.844cm" svg:height="5.561cm">
          <chartooo:coordinate-region svg:x="1.202cm" svg:y="0.896cm" svg:width="7.879cm" svg:height="3.542cm"/>
          <chart:axis chart:dimension="x" chart:name="primary-x" chart:style-name="ch5" chartooo:axis-type="auto">
            <chartooo:date-scale/>
            <chart:categories table:cell-range-address="Tanda1.B73:Tanda1.B73 Tanda1.D73:Tanda1.D73 Tanda1.F73:Tanda1.F73 Tanda1.H73:Tanda1.H73 Tanda1.J73:Tanda1.J73"/>
          </chart:axis>
          <chart:axis chart:dimension="y" chart:name="primary-y" chart:style-name="ch6">
            <chart:grid chart:class="major"/>
          </chart:axis>
          <chart:series chart:style-name="ch7" chart:values-cell-range-address="Tanda3.B85:Tanda3.B85 Tanda3.D85:Tanda3.D85 Tanda3.F85:Tanda3.F85 Tanda3.H85:Tanda3.H85 Tanda3.J85:Tanda3.J85" loext:label-string="&quot;Tiempos EUC&quot;" chart:class="chart:bar">
            <chart:data-point chart:repeated="5"/>
          </chart:series>
          <chart:series chart:style-name="ch8" chart:values-cell-range-address="Tanda3.C85:Tanda3.C85 Tanda3.E85:Tanda3.E85 Tanda3.G85:Tanda3.G85 Tanda3.I85:Tanda3.I85 Tanda3.K85:Tanda3.K85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73:Tanda1.B73 Tanda1.D73:Tanda1.D73 Tanda1.F73:Tanda1.F73 Tanda1.H73:Tanda1.H73 Tanda1.J73:Tanda1.J73</svg:desc>
                </draw:g>
              </table:table-cell>
              <table:table-cell office:value-type="float" office:value="1.022">
                <text:p>1.022</text:p>
                <draw:g>
                  <svg:desc>Tanda3.B85:Tanda3.B85 Tanda3.D85:Tanda3.D85 Tanda3.F85:Tanda3.F85 Tanda3.H85:Tanda3.H85 Tanda3.J85:Tanda3.J85</svg:desc>
                </draw:g>
              </table:table-cell>
              <table:table-cell office:value-type="float" office:value="1.016">
                <text:p>1.016</text:p>
                <draw:g>
                  <svg:desc>Tanda3.C85:Tanda3.C85 Tanda3.E85:Tanda3.E85 Tanda3.G85:Tanda3.G85 Tanda3.I85:Tanda3.I85 Tanda3.K85:Tanda3.K85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06">
                <text:p>5.06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4.949">
                <text:p>4.949</text:p>
              </table:table-cell>
              <table:table-cell office:value-type="float" office:value="4.963">
                <text:p>4.963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4.246">
                <text:p>4.24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222">
                <text:p>4.222</text:p>
              </table:table-cell>
              <table:table-cell office:value-type="float" office:value="4.218">
                <text:p>4.21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draw:stroke="none"/>
      <style:text-properties fo:color="#000000" fo:font-family="Arial" fo:font-size="8pt" style:font-size-asian="8pt" style:font-size-complex="8pt"/>
    </style:style>
    <style:style style:name="ch5" style:family="chart" style:data-style-name="N11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9" style:family="chart">
      <style:graphic-properties draw:fill="none" draw:fill-color="#000000"/>
    </style:style>
    <style:style style:name="ch10" style:family="chart">
      <style:graphic-properties draw:stroke="solid" draw:fill-color="#808080"/>
    </style:style>
  </office:automatic-styles>
  <office:body>
    <office:chart>
      <chart:chart svg:width="10.905cm" svg:height="7.303cm" xlink:href=".." xlink:type="simple" chart:class="chart:bar" chart:style-name="ch1">
        <chart:legend chart:legend-position="end" svg:x="8.081cm" svg:y="3.182cm" style:legend-expansion="high" chart:style-name="ch2"/>
        <chart:plot-area chart:style-name="ch3" table:cell-range-address="Tanda4.G18:Tanda4.G18 Tanda4.D30:Tanda4.D30 Tanda4.G30:Tanda4.G30" chart:data-source-has-labels="both" svg:x="0.218cm" svg:y="0.146cm" svg:width="7.645cm" svg:height="7.011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369cm" svg:y="0.217cm" svg:width="6.494cm" svg:height="6.30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anda4.G18:Tanda4.G18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Tanda4.D30:Tanda4.D30" loext:label-string="&quot;Tasa Error EUC&quot;" chart:class="chart:bar">
            <chart:data-point/>
          </chart:series>
          <chart:series chart:style-name="ch8" chart:values-cell-range-address="Tanda4.G30:Tanda4.G30" loext:label-string="&quot;Tasa Error MAO&quot;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Error EUC</text:p>
              </table:table-cell>
              <table:table-cell office:value-type="string">
                <text:p>Tasa Error MAO</text:p>
              </table:table-cell>
            </table:table-row>
          </table:table-header-rows>
          <table:table-rows>
            <table:table-row>
              <table:table-cell office:value-type="string">
                <text:p>Blanca</text:p>
                <draw:g>
                  <svg:desc>Tanda4.G18:Tanda4.G18</svg:desc>
                </draw:g>
              </table:table-cell>
              <table:table-cell office:value-type="float" office:value="0.003125">
                <text:p>0.003125</text:p>
                <draw:g>
                  <svg:desc>Tanda4.D30:Tanda4.D30</svg:desc>
                </draw:g>
              </table:table-cell>
              <table:table-cell office:value-type="float" office:value="0.0046875">
                <text:p>0.0046875</text:p>
                <draw:g>
                  <svg:desc>Tanda4.G30:Tanda4.G30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826cm" svg:height="7.41cm" xlink:href=".." xlink:type="simple" chart:class="chart:bar" chart:style-name="ch1">
        <chart:title svg:x="4.541cm" svg:y="0.283cm" chart:style-name="ch2">
          <text:p>Tiempos Blanca Tanda4</text:p>
        </chart:title>
        <chart:legend chart:legend-position="end" svg:x="10.293cm" svg:y="3.236cm" style:legend-expansion="high" chart:style-name="ch3"/>
        <chart:plot-area chart:style-name="ch4" table:cell-range-address="Tanda1.B105:Tanda1.B105 Tanda1.D105:Tanda1.D105 Tanda1.F105:Tanda1.F105 Tanda1.H105:Tanda1.H105 Tanda1.J105:Tanda1.J105 Tanda4.B51:Tanda4.K51" chart:data-source-has-labels="both" svg:x="0.256cm" svg:y="0.998cm" svg:width="9.781cm" svg:height="6.264cm">
          <chartooo:coordinate-region svg:x="1.221cm" svg:y="0.998cm" svg:width="8.816cm" svg:height="4.245cm"/>
          <chart:axis chart:dimension="x" chart:name="primary-x" chart:style-name="ch5" chartooo:axis-type="auto">
            <chartooo:date-scale/>
            <chart:categories table:cell-range-address="Tanda1.B105:Tanda1.B105 Tanda1.D105:Tanda1.D105 Tanda1.F105:Tanda1.F105 Tanda1.H105:Tanda1.H105 Tanda1.J105:Tanda1.J105"/>
          </chart:axis>
          <chart:axis chart:dimension="y" chart:name="primary-y" chart:style-name="ch6">
            <chart:grid chart:class="major"/>
          </chart:axis>
          <chart:series chart:style-name="ch7" chart:values-cell-range-address="Tanda4.B51:Tanda4.B51 Tanda4.D51:Tanda4.D51 Tanda4.F51:Tanda4.F51 Tanda4.H51:Tanda4.H51 Tanda4.J51:Tanda4.J51" loext:label-string="&quot;Tiempos EUC&quot;" chart:class="chart:bar">
            <chart:data-point chart:repeated="5"/>
          </chart:series>
          <chart:series chart:style-name="ch8" chart:values-cell-range-address="Tanda4.C51:Tanda4.C51 Tanda4.E51:Tanda4.E51 Tanda4.G51:Tanda4.G51 Tanda4.I51:Tanda4.I51 Tanda4.K51:Tanda4.K51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105:Tanda1.B105 Tanda1.D105:Tanda1.D105 Tanda1.F105:Tanda1.F105 Tanda1.H105:Tanda1.H105 Tanda1.J105:Tanda1.J105</svg:desc>
                </draw:g>
              </table:table-cell>
              <table:table-cell office:value-type="float" office:value="0.878">
                <text:p>0.878</text:p>
                <draw:g>
                  <svg:desc>Tanda4.B51:Tanda4.B51 Tanda4.D51:Tanda4.D51 Tanda4.F51:Tanda4.F51 Tanda4.H51:Tanda4.H51 Tanda4.J51:Tanda4.J51</svg:desc>
                </draw:g>
              </table:table-cell>
              <table:table-cell office:value-type="float" office:value="0.747">
                <text:p>0.747</text:p>
                <draw:g>
                  <svg:desc>Tanda4.C51:Tanda4.C51 Tanda4.E51:Tanda4.E51 Tanda4.G51:Tanda4.G51 Tanda4.I51:Tanda4.I51 Tanda4.K51:Tanda4.K51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2.629">
                <text:p>2.62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2.802">
                <text:p>2.80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2.55">
                <text:p>2.55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2.417">
                <text:p>2.417</text:p>
              </table:table-cell>
              <table:table-cell office:value-type="float" office:value="2.416">
                <text:p>2.41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1.75pt" fo:font-weight="bold" style:font-size-asian="11.75pt" style:font-weight-asian="bold" style:font-size-complex="11.75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9.75pt" style:font-size-asian="9.75pt" style:font-size-complex="9.75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9.75pt" style:font-size-asian="9.75pt" style:font-size-complex="9.75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128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0" style:family="chart" style:data-style-name="N128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6" style:family="chart" style:data-style-name="N128">
      <style:chart-properties chart:link-data-style-to-source="true"/>
      <style:graphic-properties svg:stroke-width="0.035cm" draw:fill-color="#ff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6.018cm" svg:height="9.289cm" xlink:href=".." xlink:type="simple" chart:class="chart:bar" chart:style-name="ch1">
        <chart:title svg:x="5.089cm" svg:y="0.32cm" chart:style-name="ch2">
          <text:p>Tiempos Programas Tanda4</text:p>
        </chart:title>
        <chart:legend svg:x="7.95cm" svg:y="1.055cm" style:legend-expansion="custom" chartooo:width="4.409cm" chartooo:height="5.785cm" style:legend-expansion-aspect-ratio="0.762143474503025" chart:style-name="ch3"/>
        <chart:plot-area chart:style-name="ch4" table:cell-range-address="Tanda4.A39:Tanda4.A39 Tanda4.B51:Tanda4.K51" chart:data-source-has-labels="both" svg:x="0.538cm" svg:y="1.966cm" svg:width="8.356cm" svg:height="6.928cm">
          <chartooo:coordinate-region svg:x="1.636cm" svg:y="2.165cm" svg:width="7.258cm" svg:height="6.082cm"/>
          <chart:axis chart:dimension="x" chart:name="primary-x" chart:style-name="ch5" chartooo:axis-type="auto">
            <chartooo:date-scale/>
            <chart:categories table:cell-range-address="Tanda4.A39:Tanda4.A39"/>
          </chart:axis>
          <chart:axis chart:dimension="y" chart:name="primary-y" chart:style-name="ch6">
            <chart:grid chart:class="major"/>
          </chart:axis>
          <chart:series chart:style-name="ch7" chart:values-cell-range-address="Tanda4.B51:Tanda4.B51" loext:label-string="&quot;Tiempos PC EUC&quot;" chart:class="chart:bar">
            <chart:data-point/>
          </chart:series>
          <chart:series chart:style-name="ch8" chart:values-cell-range-address="Tanda4.C51:Tanda4.C51" loext:label-string="&quot;Tiempos PC MAO&quot;" chart:class="chart:bar">
            <chart:data-point/>
          </chart:series>
          <chart:series chart:style-name="ch9" chart:values-cell-range-address="Tanda4.D51:Tanda4.D51" loext:label-string="&quot;Tiempos QPC EUC&quot;" chart:class="chart:bar">
            <chart:data-point/>
          </chart:series>
          <chart:series chart:style-name="ch10" chart:values-cell-range-address="Tanda4.E51:Tanda4.E51" loext:label-string="&quot;Tiempos QPC MAO&quot;" chart:class="chart:bar">
            <chart:data-point/>
          </chart:series>
          <chart:series chart:style-name="ch11" chart:values-cell-range-address="Tanda4.F51:Tanda4.F51" loext:label-string="&quot;Tiempos QPC+PCI EUC&quot;" chart:class="chart:bar">
            <chart:data-point/>
          </chart:series>
          <chart:series chart:style-name="ch12" chart:values-cell-range-address="Tanda4.G51:Tanda4.G51" loext:label-string="&quot;Tiempos QPC+PCI MAO&quot;" chart:class="chart:bar">
            <chart:data-point/>
          </chart:series>
          <chart:series chart:style-name="ch13" chart:values-cell-range-address="Tanda4.H51:Tanda4.H51" loext:label-string="&quot;Tiempos PCI Sec. EUC&quot;" chart:class="chart:bar">
            <chart:data-point/>
          </chart:series>
          <chart:series chart:style-name="ch14" chart:values-cell-range-address="Tanda4.I51:Tanda4.I51" loext:label-string="&quot;Tiempos PCI Sec. MAO&quot;" chart:class="chart:bar">
            <chart:data-point/>
          </chart:series>
          <chart:series chart:style-name="ch15" chart:values-cell-range-address="Tanda4.J51:Tanda4.J51" loext:label-string="&quot;Tiempos PCI Par. EUC&quot;" chart:class="chart:bar">
            <chart:data-point/>
          </chart:series>
          <chart:series chart:style-name="ch16" chart:values-cell-range-address="Tanda4.K51:Tanda4.K51" loext:label-string="&quot;Tiempos PCI Par. MAO&quot;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PC EUC</text:p>
              </table:table-cell>
              <table:table-cell office:value-type="string">
                <text:p>Tiempos PC MAO</text:p>
              </table:table-cell>
              <table:table-cell office:value-type="string">
                <text:p>Tiempos QPC EUC</text:p>
              </table:table-cell>
              <table:table-cell office:value-type="string">
                <text:p>Tiempos QPC MAO</text:p>
              </table:table-cell>
              <table:table-cell office:value-type="string">
                <text:p>Tiempos QPC+PCI EUC</text:p>
              </table:table-cell>
              <table:table-cell office:value-type="string">
                <text:p>Tiempos QPC+PCI MAO</text:p>
              </table:table-cell>
              <table:table-cell office:value-type="string">
                <text:p>Tiempos PCI Sec. EUC</text:p>
              </table:table-cell>
              <table:table-cell office:value-type="string">
                <text:p>Tiempos PCI Sec. MAO</text:p>
              </table:table-cell>
              <table:table-cell office:value-type="string">
                <text:p>Tiempos PCI Par. EUC</text:p>
              </table:table-cell>
              <table:table-cell office:value-type="string">
                <text:p>Tiempos PCI Par. MAO</text:p>
              </table:table-cell>
            </table:table-row>
          </table:table-header-rows>
          <table:table-rows>
            <table:table-row>
              <table:table-cell office:value-type="string">
                <text:p>Blanca</text:p>
                <draw:g>
                  <svg:desc>Tanda4.A39:Tanda4.A39</svg:desc>
                </draw:g>
              </table:table-cell>
              <table:table-cell office:value-type="float" office:value="0.878">
                <text:p>0.878</text:p>
                <draw:g>
                  <svg:desc>Tanda4.B51:Tanda4.B51</svg:desc>
                </draw:g>
              </table:table-cell>
              <table:table-cell office:value-type="float" office:value="0.747">
                <text:p>0.747</text:p>
                <draw:g>
                  <svg:desc>Tanda4.C51:Tanda4.C51</svg:desc>
                </draw:g>
              </table:table-cell>
              <table:table-cell office:value-type="float" office:value="2.629">
                <text:p>2.629</text:p>
                <draw:g>
                  <svg:desc>Tanda4.D51:Tanda4.D51</svg:desc>
                </draw:g>
              </table:table-cell>
              <table:table-cell office:value-type="float" office:value="2.62">
                <text:p>2.62</text:p>
                <draw:g>
                  <svg:desc>Tanda4.E51:Tanda4.E51</svg:desc>
                </draw:g>
              </table:table-cell>
              <table:table-cell office:value-type="float" office:value="2.802">
                <text:p>2.802</text:p>
                <draw:g>
                  <svg:desc>Tanda4.F51:Tanda4.F51</svg:desc>
                </draw:g>
              </table:table-cell>
              <table:table-cell office:value-type="float" office:value="2.79">
                <text:p>2.79</text:p>
                <draw:g>
                  <svg:desc>Tanda4.G51:Tanda4.G51</svg:desc>
                </draw:g>
              </table:table-cell>
              <table:table-cell office:value-type="float" office:value="2.55">
                <text:p>2.55</text:p>
                <draw:g>
                  <svg:desc>Tanda4.H51:Tanda4.H51</svg:desc>
                </draw:g>
              </table:table-cell>
              <table:table-cell office:value-type="float" office:value="2.424">
                <text:p>2.424</text:p>
                <draw:g>
                  <svg:desc>Tanda4.I51:Tanda4.I51</svg:desc>
                </draw:g>
              </table:table-cell>
              <table:table-cell office:value-type="float" office:value="2.417">
                <text:p>2.417</text:p>
                <draw:g>
                  <svg:desc>Tanda4.J51:Tanda4.J51</svg:desc>
                </draw:g>
              </table:table-cell>
              <table:table-cell office:value-type="float" office:value="2.416">
                <text:p>2.416</text:p>
                <draw:g>
                  <svg:desc>Tanda4.K51:Tanda4.K51</svg:desc>
                </draw:g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12pt" style:font-size-asian="12pt" style:font-size-complex="12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12pt" style:font-size-asian="12pt" style:font-size-complex="12pt"/>
    </style:style>
    <style:style style:name="ch6" style:family="chart" style:data-style-name="N11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size-complex="12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-color="#ffffcc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fill-color="#ccffff"/>
      <style:text-properties fo:font-size="10pt" style:font-size-asian="10pt" style:font-size-complex="10pt"/>
    </style:style>
    <style:style style:name="ch12" style:family="chart">
      <style:graphic-properties draw:fill="none" draw:fill-color="#000000"/>
    </style:style>
    <style:style style:name="ch13" style:family="chart">
      <style:graphic-properties draw:stroke="solid" draw:fill-color="#808080"/>
    </style:style>
  </office:automatic-styles>
  <office:body>
    <office:chart>
      <chart:chart svg:width="11.04cm" svg:height="7.567cm" xlink:href=".." xlink:type="simple" chart:class="chart:bar" chart:style-name="ch1">
        <chart:title svg:x="2.362cm" svg:y="0.287cm" chart:style-name="ch2">
          <text:p>Tasa Error Tela Blanca</text:p>
        </chart:title>
        <chart:legend chart:legend-position="end" svg:x="8.635cm" svg:y="2.631cm" style:legend-expansion="high" chart:style-name="ch3"/>
        <chart:plot-area chart:style-name="ch4" table:cell-range-address="Tanda4.C15:Tanda4.C15 Tanda4.F15:Tanda4.F15 Tanda1.D30:Tanda1.D30 Tanda1.D49:Tanda1.D49 Tanda2.D30:Tanda2.D30 Tanda2.D49:Tanda2.D49 Tanda3.D30:Tanda3.D30 Tanda3.D49:Tanda3.D49 Tanda4.D30:Tanda4.D30 Tanda4.G30:Tanda4.G30" chart:data-source-has-labels="both" svg:x="0.22cm" svg:y="1.385cm" svg:width="8.195cm" svg:height="6.031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006cm" svg:y="1.385cm" svg:width="6.405cm" svg:height="2.0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nda4.C15:Tanda4.C15 Tanda4.F15:Tanda4.F15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Tanda1.D30:Tanda1.D30 Tanda1.D49:Tanda1.D49" loext:label-string="&quot;Tanda1&quot;" chart:class="chart:bar">
            <chart:data-point chart:repeated="2"/>
          </chart:series>
          <chart:series chart:style-name="ch9" chart:values-cell-range-address="Tanda2.D30:Tanda2.D30 Tanda2.D49:Tanda2.D49" loext:label-string="&quot;Tanda 2&quot;" chart:class="chart:bar">
            <chart:data-point chart:repeated="2"/>
          </chart:series>
          <chart:series chart:style-name="ch10" chart:values-cell-range-address="Tanda3.D30:Tanda3.D30 Tanda3.D49:Tanda3.D49" loext:label-string="&quot;Tanda3&quot;" chart:class="chart:bar">
            <chart:data-point chart:repeated="2"/>
          </chart:series>
          <chart:series chart:style-name="ch11" chart:values-cell-range-address="Tanda4.D30:Tanda4.D30 Tanda4.G30:Tanda4.G30" loext:label-string="&quot;Tanda 4&quot;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nda1</text:p>
              </table:table-cell>
              <table:table-cell office:value-type="string">
                <text:p>Tanda 2</text:p>
              </table:table-cell>
              <table:table-cell office:value-type="string">
                <text:p>Tanda3</text:p>
              </table:table-cell>
              <table:table-cell office:value-type="string">
                <text:p>Tanda 4</text:p>
              </table:table-cell>
            </table:table-row>
          </table:table-header-rows>
          <table:table-rows>
            <table:table-row>
              <table:table-cell office:value-type="string">
                <text:p>Clasificador Euclideo</text:p>
                <draw:g>
                  <svg:desc>Tanda4.C15:Tanda4.C15 Tanda4.F15:Tanda4.F15</svg:desc>
                </draw:g>
              </table:table-cell>
              <table:table-cell office:value-type="float" office:value="0.0078125">
                <text:p>0.0078125</text:p>
                <draw:g>
                  <svg:desc>Tanda1.D30:Tanda1.D30 Tanda1.D49:Tanda1.D49</svg:desc>
                </draw:g>
              </table:table-cell>
              <table:table-cell office:value-type="float" office:value="0.00625">
                <text:p>0.00625</text:p>
                <draw:g>
                  <svg:desc>Tanda2.D30:Tanda2.D30 Tanda2.D49:Tanda2.D49</svg:desc>
                </draw:g>
              </table:table-cell>
              <table:table-cell office:value-type="float" office:value="0.0609375">
                <text:p>0.0609375</text:p>
                <draw:g>
                  <svg:desc>Tanda3.D30:Tanda3.D30 Tanda3.D49:Tanda3.D49</svg:desc>
                </draw:g>
              </table:table-cell>
              <table:table-cell office:value-type="float" office:value="0.003125">
                <text:p>0.003125</text:p>
                <draw:g>
                  <svg:desc>Tanda4.D30:Tanda4.D30 Tanda4.G30:Tanda4.G30</svg:desc>
                </draw:g>
              </table:table-cell>
            </table:table-row>
            <table:table-row>
              <table:table-cell office:value-type="string">
                <text:p>Clasificador Mao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625">
                <text:p>0.00625</text:p>
              </table:table-cell>
              <table:table-cell office:value-type="float" office:value="0.0609375">
                <text:p>0.0609375</text:p>
              </table:table-cell>
              <table:table-cell office:value-type="float" office:value="0.0046875">
                <text:p>0.00468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75pt" fo:font-weight="bold" style:font-size-asian="9.75pt" style:font-weight-asian="bold" style:font-size-complex="9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73cm" svg:height="7.779cm" xlink:href=".." xlink:type="simple" chart:class="chart:bar" chart:style-name="ch1">
        <chart:title svg:x="4.419cm" svg:y="0.291cm" chart:style-name="ch2">
          <text:p>Tiempos Rayas Tanda1</text:p>
        </chart:title>
        <chart:legend chart:legend-position="end" svg:x="10.24cm" svg:y="3.42cm" style:legend-expansion="high" chart:style-name="ch3"/>
        <chart:plot-area chart:style-name="ch4" table:cell-range-address="Tanda1.B89:Tanda1.B89 Tanda1.D89:Tanda1.D89 Tanda1.F89:Tanda1.F89 Tanda1.H89:Tanda1.H89 Tanda1.J89:Tanda1.J89 Tanda1.B101:Tanda1.K101" chart:data-source-has-labels="both" svg:x="0.255cm" svg:y="1.051cm" svg:width="9.73cm" svg:height="6.573cm">
          <chartooo:coordinate-region svg:x="1.22cm" svg:y="1.051cm" svg:width="8.765cm" svg:height="4.554cm"/>
          <chart:axis chart:dimension="x" chart:name="primary-x" chart:style-name="ch5" chartooo:axis-type="auto">
            <chartooo:date-scale/>
            <chart:categories table:cell-range-address="Tanda1.B89:Tanda1.B89 Tanda1.D89:Tanda1.D89 Tanda1.F89:Tanda1.F89 Tanda1.H89:Tanda1.H89 Tanda1.J89:Tanda1.J89"/>
          </chart:axis>
          <chart:axis chart:dimension="y" chart:name="primary-y" chart:style-name="ch6">
            <chart:grid chart:class="major"/>
          </chart:axis>
          <chart:series chart:style-name="ch7" chart:values-cell-range-address="Tanda1.B101:Tanda1.B101 Tanda1.D101:Tanda1.D101 Tanda1.F101:Tanda1.F101 Tanda1.H101:Tanda1.H101 Tanda1.J101:Tanda1.J101" loext:label-string="&quot;Tiempos EUC&quot;" chart:class="chart:bar">
            <chart:data-point chart:repeated="5"/>
          </chart:series>
          <chart:series chart:style-name="ch8" chart:values-cell-range-address="Tanda1.C101:Tanda1.C101 Tanda1.E101:Tanda1.E101 Tanda1.G101:Tanda1.G101 Tanda1.I101:Tanda1.I101 Tanda1.K101:Tanda1.K101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89:Tanda1.B89 Tanda1.D89:Tanda1.D89 Tanda1.F89:Tanda1.F89 Tanda1.H89:Tanda1.H89 Tanda1.J89:Tanda1.J89</svg:desc>
                </draw:g>
              </table:table-cell>
              <table:table-cell office:value-type="float" office:value="1.087">
                <text:p>1.087</text:p>
                <draw:g>
                  <svg:desc>Tanda1.B101:Tanda1.B101 Tanda1.D101:Tanda1.D101 Tanda1.F101:Tanda1.F101 Tanda1.H101:Tanda1.H101 Tanda1.J101:Tanda1.J101</svg:desc>
                </draw:g>
              </table:table-cell>
              <table:table-cell office:value-type="float" office:value="1.088">
                <text:p>1.088</text:p>
                <draw:g>
                  <svg:desc>Tanda1.C101:Tanda1.C101 Tanda1.E101:Tanda1.E101 Tanda1.G101:Tanda1.G101 Tanda1.I101:Tanda1.I101 Tanda1.K101:Tanda1.K101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722">
                <text:p>5.722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5.576">
                <text:p>5.576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5.725">
                <text:p>5.72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829">
                <text:p>4.829</text:p>
              </table:table-cell>
              <table:table-cell office:value-type="float" office:value="4.725">
                <text:p>4.7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829cm" svg:height="7.409cm" xlink:href=".." xlink:type="simple" chart:class="chart:bar" chart:style-name="ch1">
        <chart:title svg:x="4.542cm" svg:y="0.283cm" chart:style-name="ch2">
          <text:p>Tiempos Blanca Tanda1</text:p>
        </chart:title>
        <chart:legend chart:legend-position="end" svg:x="10.296cm" svg:y="3.235cm" style:legend-expansion="high" chart:style-name="ch3"/>
        <chart:plot-area chart:style-name="ch4" table:cell-range-address="Tanda1.B105:Tanda1.B105 Tanda1.D105:Tanda1.D105 Tanda1.F105:Tanda1.F105 Tanda1.H105:Tanda1.H105 Tanda1.J105:Tanda1.J105 Tanda1.B117:Tanda1.K117" chart:data-source-has-labels="both" svg:x="0.256cm" svg:y="0.998cm" svg:width="9.784cm" svg:height="6.263cm">
          <chartooo:coordinate-region svg:x="1.221cm" svg:y="0.998cm" svg:width="8.819cm" svg:height="4.244cm"/>
          <chart:axis chart:dimension="x" chart:name="primary-x" chart:style-name="ch5" chartooo:axis-type="auto">
            <chartooo:date-scale/>
            <chart:categories table:cell-range-address="Tanda1.B105:Tanda1.B105 Tanda1.D105:Tanda1.D105 Tanda1.F105:Tanda1.F105 Tanda1.H105:Tanda1.H105 Tanda1.J105:Tanda1.J105"/>
          </chart:axis>
          <chart:axis chart:dimension="y" chart:name="primary-y" chart:style-name="ch6">
            <chart:grid chart:class="major"/>
          </chart:axis>
          <chart:series chart:style-name="ch7" chart:values-cell-range-address="Tanda1.B117:Tanda1.B117 Tanda1.D117:Tanda1.D117 Tanda1.F117:Tanda1.F117 Tanda1.H117:Tanda1.H117 Tanda1.J117:Tanda1.J117" loext:label-string="&quot;Tiempos EUC&quot;" chart:class="chart:bar">
            <chart:data-point chart:repeated="5"/>
          </chart:series>
          <chart:series chart:style-name="ch8" chart:values-cell-range-address="Tanda1.C117:Tanda1.C117 Tanda1.E117:Tanda1.E117 Tanda1.G117:Tanda1.G117 Tanda1.I117:Tanda1.I117 Tanda1.K117:Tanda1.K117" loext:label-string="&quot;Tiempos MAO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Tanda1.B105:Tanda1.B105 Tanda1.D105:Tanda1.D105 Tanda1.F105:Tanda1.F105 Tanda1.H105:Tanda1.H105 Tanda1.J105:Tanda1.J105</svg:desc>
                </draw:g>
              </table:table-cell>
              <table:table-cell office:value-type="float" office:value="1.098">
                <text:p>1.098</text:p>
                <draw:g>
                  <svg:desc>Tanda1.B117:Tanda1.B117 Tanda1.D117:Tanda1.D117 Tanda1.F117:Tanda1.F117 Tanda1.H117:Tanda1.H117 Tanda1.J117:Tanda1.J117</svg:desc>
                </draw:g>
              </table:table-cell>
              <table:table-cell office:value-type="float" office:value="1.097">
                <text:p>1.097</text:p>
                <draw:g>
                  <svg:desc>Tanda1.C117:Tanda1.C117 Tanda1.E117:Tanda1.E117 Tanda1.G117:Tanda1.G117 Tanda1.I117:Tanda1.I117 Tanda1.K117:Tanda1.K117</svg:desc>
                </draw:g>
              </table:table-cell>
            </table:table-row>
            <table:table-row>
              <table:table-cell office:value-type="string">
                <text:p>QPC</text:p>
              </table:table-cell>
              <table:table-cell office:value-type="float" office:value="5.86">
                <text:p>5.86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QPC+PCI</text:p>
              </table:table-cell>
              <table:table-cell office:value-type="float" office:value="5.696">
                <text:p>5.696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PCI Secuencial</text:p>
              </table:table-cell>
              <table:table-cell office:value-type="float" office:value="5.849">
                <text:p>5.849</text:p>
              </table:table-cell>
              <table:table-cell office:value-type="float" office:value="5.769">
                <text:p>5.769</text:p>
              </table:table-cell>
            </table:table-row>
            <table:table-row>
              <table:table-cell office:value-type="string">
                <text:p>PCI Paralelo</text:p>
              </table:table-cell>
              <table:table-cell office:value-type="float" office:value="4.959">
                <text:p>4.959</text:p>
              </table:table-cell>
              <table:table-cell office:value-type="float" office:value="4.833">
                <text:p>4.8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061cm" svg:height="6.166cm" xlink:href=".." xlink:type="simple" chart:class="chart:bar" chart:style-name="ch1">
        <chart:title svg:x="4.076cm" svg:y="0.258cm" chart:style-name="ch2">
          <text:p>Tiempos PC Tanda1</text:p>
        </chart:title>
        <chart:legend chart:legend-position="end" svg:x="8.528cm" svg:y="2.614cm" style:legend-expansion="high" chart:style-name="ch3"/>
        <chart:plot-area chart:style-name="ch4" table:cell-range-address="Tanda1.A57:Tanda1.A57 Tanda1.A73:Tanda1.A73 Tanda1.A89:Tanda1.A89 Tanda1.A105:Tanda1.A105 Tanda1.B69:Tanda1.C69 Tanda1.B85:Tanda1.C85 Tanda1.B101:Tanda1.C101 Tanda1.B117:Tanda1.C117" chart:data-source-has-labels="both" svg:x="0.221cm" svg:y="0.87cm" svg:width="8.086cm" svg:height="5.173cm">
          <chartooo:coordinate-region svg:x="1.186cm" svg:y="1.03cm" svg:width="7.121cm" svg:height="4.445cm"/>
          <chart:axis chart:dimension="x" chart:name="primary-x" chart:style-name="ch5" chartooo:axis-type="auto">
            <chartooo:date-scale/>
            <chart:categories table:cell-range-address="Tanda1.A57:Tanda1.A57 Tanda1.A73:Tanda1.A73 Tanda1.A89:Tanda1.A89 Tanda1.A105:Tanda1.A105"/>
          </chart:axis>
          <chart:axis chart:dimension="y" chart:name="primary-y" chart:style-name="ch6">
            <chart:grid chart:class="major"/>
          </chart:axis>
          <chart:series chart:style-name="ch7" chart:values-cell-range-address="Tanda1.B69:Tanda1.B69 Tanda1.B85:Tanda1.B85 Tanda1.B101:Tanda1.B101 Tanda1.B117:Tanda1.B117" loext:label-string="&quot;Tiempos EUC&quot;" chart:class="chart:bar">
            <chart:data-point chart:repeated="4"/>
          </chart:series>
          <chart:series chart:style-name="ch8" chart:values-cell-range-address="Tanda1.C69:Tanda1.C69 Tanda1.C85:Tanda1.C85 Tanda1.C101:Tanda1.C101 Tanda1.C117:Tanda1.C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>
                <text:p>Vaquero</text:p>
                <draw:g>
                  <svg:desc>Tanda1.A57:Tanda1.A57 Tanda1.A73:Tanda1.A73 Tanda1.A89:Tanda1.A89 Tanda1.A105:Tanda1.A105</svg:desc>
                </draw:g>
              </table:table-cell>
              <table:table-cell office:value-type="float" office:value="1.1">
                <text:p>1.1</text:p>
                <draw:g>
                  <svg:desc>Tanda1.B69:Tanda1.B69 Tanda1.B85:Tanda1.B85 Tanda1.B101:Tanda1.B101 Tanda1.B117:Tanda1.B117</svg:desc>
                </draw:g>
              </table:table-cell>
              <table:table-cell office:value-type="float" office:value="1.087">
                <text:p>1.087</text:p>
                <draw:g>
                  <svg:desc>Tanda1.C69:Tanda1.C69 Tanda1.C85:Tanda1.C85 Tanda1.C101:Tanda1.C101 Tanda1.C117:Tanda1.C117</svg:desc>
                </draw:g>
              </table:table-cell>
            </table:table-row>
            <table:table-row>
              <table:table-cell office:value-type="string">
                <text:p>Vileda</text:p>
              </table:table-cell>
              <table:table-cell office:value-type="float" office:value="1.092">
                <text:p>1.09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Rayas</text:p>
              </table:table-cell>
              <table:table-cell office:value-type="float" office:value="1.087">
                <text:p>1.087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Blanca</text:p>
              </table:table-cell>
              <table:table-cell office:value-type="float" office:value="1.098">
                <text:p>1.098</text:p>
              </table:table-cell>
              <table:table-cell office:value-type="float" office:value="1.097">
                <text:p>1.0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9pt" fo:font-weight="bold" style:font-size-asian="9pt" style:font-weight-asian="bold" style:font-size-complex="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583cm" svg:height="6.087cm" xlink:href=".." xlink:type="simple" chart:class="chart:bar" chart:style-name="ch1">
        <chart:title svg:x="4.607cm" svg:y="0.256cm" chart:style-name="ch2">
          <text:p>Tiempos QPC Tanda1</text:p>
        </chart:title>
        <chart:legend chart:legend-position="end" svg:x="10.05cm" svg:y="2.574cm" style:legend-expansion="high" chart:style-name="ch3"/>
        <chart:plot-area chart:style-name="ch4" table:cell-range-address="Tanda1.D69:Tanda1.E69 Tanda1.D85:Tanda1.E85 Tanda1.D101:Tanda1.E101 Tanda1.D117:Tanda1.E117" chart:data-source-has-labels="row" svg:x="0.251cm" svg:y="0.938cm" svg:width="9.548cm" svg:height="5.028cm">
          <chartooo:coordinate-region svg:x="1.216cm" svg:y="0.938cm" svg:width="8.583cm" svg:height="4.709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1.D69:Tanda1.D69 Tanda1.D85:Tanda1.D85 Tanda1.D101:Tanda1.D101 Tanda1.D117:Tanda1.D117" loext:label-string="&quot;Tiempos EUC&quot;" chart:class="chart:bar">
            <chart:data-point chart:repeated="4"/>
          </chart:series>
          <chart:series chart:style-name="ch8" chart:values-cell-range-address="Tanda1.E69:Tanda1.E69 Tanda1.E85:Tanda1.E85 Tanda1.E101:Tanda1.E101 Tanda1.E117:Tanda1.E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829">
                <text:p>5.829</text:p>
                <draw:g>
                  <svg:desc>Tanda1.D69:Tanda1.D69 Tanda1.D85:Tanda1.D85 Tanda1.D101:Tanda1.D101 Tanda1.D117:Tanda1.D117</svg:desc>
                </draw:g>
              </table:table-cell>
              <table:table-cell office:value-type="float" office:value="5.822">
                <text:p>5.822</text:p>
                <draw:g>
                  <svg:desc>Tanda1.E69:Tanda1.E69 Tanda1.E85:Tanda1.E85 Tanda1.E101:Tanda1.E101 Tanda1.E117:Tanda1.E117</svg:desc>
                </draw:g>
              </table:table-cell>
            </table:table-row>
            <table:table-row>
              <table:table-cell office:value-type="string"/>
              <table:table-cell office:value-type="float" office:value="5.838">
                <text:p>5.838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string"/>
              <table:table-cell office:value-type="float" office:value="5.722">
                <text:p>5.722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/>
              <table:table-cell office:value-type="float" office:value="5.86">
                <text:p>5.86</text:p>
              </table:table-cell>
              <table:table-cell office:value-type="float" office:value="5.838">
                <text:p>5.8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.75pt" fo:font-weight="bold" style:font-size-asian="8.75pt" style:font-weight-asian="bold" style:font-size-complex="8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73cm" svg:height="6.034cm" xlink:href=".." xlink:type="simple" chart:class="chart:bar" chart:style-name="ch1">
        <chart:title svg:x="4.345cm" svg:y="0.255cm" chart:style-name="ch2">
          <text:p>Tiempos QPC+PCI Tanda1</text:p>
        </chart:title>
        <chart:legend chart:legend-position="end" svg:x="10.24cm" svg:y="2.548cm" style:legend-expansion="high" chart:style-name="ch3"/>
        <chart:plot-area chart:style-name="ch4" table:cell-range-address="Tanda1.F69:Tanda1.G69 Tanda1.F85:Tanda1.G85 Tanda1.F101:Tanda1.G101 Tanda1.F117:Tanda1.G117" chart:data-source-has-labels="row" svg:x="0.255cm" svg:y="0.932cm" svg:width="9.73cm" svg:height="4.982cm">
          <chartooo:coordinate-region svg:x="1.22cm" svg:y="1.092cm" svg:width="8.765cm" svg:height="4.663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1.F69:Tanda1.F69 Tanda1.F85:Tanda1.F85 Tanda1.F101:Tanda1.F101 Tanda1.F117:Tanda1.F117" loext:label-string="&quot;Tiempos EUC&quot;" chart:class="chart:bar">
            <chart:data-point chart:repeated="4"/>
          </chart:series>
          <chart:series chart:style-name="ch8" chart:values-cell-range-address="Tanda1.G69:Tanda1.G69 Tanda1.G85:Tanda1.G85 Tanda1.G101:Tanda1.G101 Tanda1.G117:Tanda1.G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653">
                <text:p>5.653</text:p>
                <draw:g>
                  <svg:desc>Tanda1.F69:Tanda1.F69 Tanda1.F85:Tanda1.F85 Tanda1.F101:Tanda1.F101 Tanda1.F117:Tanda1.F117</svg:desc>
                </draw:g>
              </table:table-cell>
              <table:table-cell office:value-type="float" office:value="5.673">
                <text:p>5.673</text:p>
                <draw:g>
                  <svg:desc>Tanda1.G69:Tanda1.G69 Tanda1.G85:Tanda1.G85 Tanda1.G101:Tanda1.G101 Tanda1.G117:Tanda1.G117</svg:desc>
                </draw:g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5.696">
                <text:p>5.696</text:p>
              </table:table-cell>
            </table:table-row>
            <table:table-row>
              <table:table-cell office:value-type="string"/>
              <table:table-cell office:value-type="float" office:value="5.576">
                <text:p>5.576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/>
              <table:table-cell office:value-type="float" office:value="5.696">
                <text:p>5.696</text:p>
              </table:table-cell>
              <table:table-cell office:value-type="float" office:value="5.69">
                <text:p>5.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 style:data-style-name="N128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 style:data-style-name="N12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128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036cm" svg:height="6.403cm" xlink:href=".." xlink:type="simple" chart:class="chart:bar" chart:style-name="ch1">
        <chart:title svg:x="3.694cm" svg:y="0.263cm" chart:style-name="ch2">
          <text:p>Tiempos PCI Sec. Tanda1</text:p>
        </chart:title>
        <chart:legend chart:legend-position="end" svg:x="8.503cm" svg:y="2.732cm" style:legend-expansion="high" chart:style-name="ch3"/>
        <chart:plot-area chart:style-name="ch4" table:cell-range-address="Tanda1.H69:Tanda1.I69 Tanda1.H85:Tanda1.I85 Tanda1.H101:Tanda1.I101 Tanda1.H117:Tanda1.I117" chart:data-source-has-labels="row" svg:x="0.22cm" svg:y="0.88cm" svg:width="8.063cm" svg:height="5.395cm">
          <chartooo:coordinate-region svg:x="1.185cm" svg:y="1.041cm" svg:width="7.098cm" svg:height="5.075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nda1.H69:Tanda1.H69 Tanda1.H85:Tanda1.H85 Tanda1.H101:Tanda1.H101 Tanda1.H117:Tanda1.H117" loext:label-string="&quot;Tiempos EUC&quot;" chart:class="chart:bar">
            <chart:data-point chart:repeated="4"/>
          </chart:series>
          <chart:series chart:style-name="ch8" chart:values-cell-range-address="Tanda1.I69:Tanda1.I69 Tanda1.I85:Tanda1.I85 Tanda1.I101:Tanda1.I101 Tanda1.I117:Tanda1.I117" loext:label-string="&quot;Tiempos MAO&quot;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 EUC</text:p>
              </table:table-cell>
              <table:table-cell office:value-type="string">
                <text:p>Tiempos MA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822">
                <text:p>5.822</text:p>
                <draw:g>
                  <svg:desc>Tanda1.H69:Tanda1.H69 Tanda1.H85:Tanda1.H85 Tanda1.H101:Tanda1.H101 Tanda1.H117:Tanda1.H117</svg:desc>
                </draw:g>
              </table:table-cell>
              <table:table-cell office:value-type="float" office:value="5.822">
                <text:p>5.822</text:p>
                <draw:g>
                  <svg:desc>Tanda1.I69:Tanda1.I69 Tanda1.I85:Tanda1.I85 Tanda1.I101:Tanda1.I101 Tanda1.I117:Tanda1.I117</svg:desc>
                </draw:g>
              </table:table-cell>
            </table:table-row>
            <table:table-row>
              <table:table-cell office:value-type="string"/>
              <table:table-cell office:value-type="float" office:value="5.841">
                <text:p>5.841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/>
              <table:table-cell office:value-type="float" office:value="5.725">
                <text:p>5.72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/>
              <table:table-cell office:value-type="float" office:value="5.849">
                <text:p>5.849</text:p>
              </table:table-cell>
              <table:table-cell office:value-type="float" office:value="5.769">
                <text:p>5.7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 LibreOffice_project/5896ab1714085361c45cf540f76f60673dd96a7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